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7fff"/>
      <style:text-properties fo:color="#800000"/>
    </style:style>
    <style:style style:name="ce4" style:family="table-cell" style:parent-style-name="Default">
      <style:table-cell-properties fo:background-color="#007fff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A1" table:style-name="ta1">
        <table:shapes>
          <draw:frame draw:z-index="0" draw:style-name="gr1" draw:text-style-name="P1" svg:width="453.51pt" svg:height="255.09pt" svg:x="225.47pt" svg:y="17.46pt">
            <loext:p draw:notify-on-update-of-ranges="'Test A1'.A1:'Test A1'.A1 'Test A1'.A2:'Test A1'.A171 'Test A1'.C1:'Test A1'.C1 'Test A1'.C2:'Test A1'.C1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ange</text:p>
          </table:table-cell>
          <table:table-cell table:style-name="ce2"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.82478940478" calcext:value-type="float">
            <text:p>1354.82478940478</text:p>
          </table:table-cell>
          <table:table-cell table:formula="of:=ABS(5000-[.B2])" office:value-type="float" office:value="3645.17521059522" calcext:value-type="float">
            <text:p>3645.1752105952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88.11731655894" calcext:value-type="float">
            <text:p>1488.11731655894</text:p>
          </table:table-cell>
          <table:table-cell table:formula="of:=ABS(5000-[.B3])" office:value-type="float" office:value="3511.88268344106" calcext:value-type="float">
            <text:p>3511.88268344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1.07068945029" calcext:value-type="float">
            <text:p>1621.07068945029</text:p>
          </table:table-cell>
          <table:table-cell table:formula="of:=ABS(5000-[.B4])" office:value-type="float" office:value="3378.92931054971" calcext:value-type="float">
            <text:p>3378.9293105497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753.65432526918" calcext:value-type="float">
            <text:p>1753.65432526918</text:p>
          </table:table-cell>
          <table:table-cell table:formula="of:=ABS(5000-[.B5])" office:value-type="float" office:value="3246.34567473082" calcext:value-type="float">
            <text:p>3246.34567473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5.83768811851" calcext:value-type="float">
            <text:p>1885.83768811851</text:p>
          </table:table-cell>
          <table:table-cell table:formula="of:=ABS(5000-[.B6])" office:value-type="float" office:value="3114.16231188149" calcext:value-type="float">
            <text:p>3114.162311881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17.59029289569" calcext:value-type="float">
            <text:p>2017.59029289569</text:p>
          </table:table-cell>
          <table:table-cell table:formula="of:=ABS(5000-[.B7])" office:value-type="float" office:value="2982.40970710431" calcext:value-type="float">
            <text:p>2982.40970710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8.88170916922" calcext:value-type="float">
            <text:p>2148.88170916922</text:p>
          </table:table-cell>
          <table:table-cell table:formula="of:=ABS(5000-[.B8])" office:value-type="float" office:value="2851.11829083078" calcext:value-type="float">
            <text:p>2851.1182908307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279.68156504921" calcext:value-type="float">
            <text:p>2279.68156504921</text:p>
          </table:table-cell>
          <table:table-cell table:formula="of:=ABS(5000-[.B9])" office:value-type="float" office:value="2720.31843495079" calcext:value-type="float">
            <text:p>2720.31843495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5.02110934916" calcext:value-type="float">
            <text:p>2405.02110934916</text:p>
          </table:table-cell>
          <table:table-cell table:formula="of:=ABS(5000-[.B10])" office:value-type="float" office:value="2594.97889065084" calcext:value-type="float">
            <text:p>2594.9788906508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534.75399595068" calcext:value-type="float">
            <text:p>2534.75399595068</text:p>
          </table:table-cell>
          <table:table-cell table:formula="of:=ABS(5000-[.B11])" office:value-type="float" office:value="2465.24600404932" calcext:value-type="float">
            <text:p>2465.24600404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63.90497189805" calcext:value-type="float">
            <text:p>2663.90497189805</text:p>
          </table:table-cell>
          <table:table-cell table:formula="of:=ABS(5000-[.B12])" office:value-type="float" office:value="2336.09502810195" calcext:value-type="float">
            <text:p>2336.0950281019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787.52766294383" calcext:value-type="float">
            <text:p>2787.52766294383</text:p>
          </table:table-cell>
          <table:table-cell table:formula="of:=ABS(5000-[.B13])" office:value-type="float" office:value="2212.47233705617" calcext:value-type="float">
            <text:p>2212.47233705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15.43273483954" calcext:value-type="float">
            <text:p>2915.43273483954</text:p>
          </table:table-cell>
          <table:table-cell table:formula="of:=ABS(5000-[.B14])" office:value-type="float" office:value="2084.56726516046" calcext:value-type="float">
            <text:p>2084.5672651604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42.6662078477" calcext:value-type="float">
            <text:p>3042.6662078477</text:p>
          </table:table-cell>
          <table:table-cell table:formula="of:=ABS(5000-[.B15])" office:value-type="float" office:value="1957.3337921523" calcext:value-type="float">
            <text:p>1957.33379215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4.30748837383" calcext:value-type="float">
            <text:p>3164.30748837383</text:p>
          </table:table-cell>
          <table:table-cell table:formula="of:=ABS(5000-[.B16])" office:value-type="float" office:value="1835.69251162617" calcext:value-type="float">
            <text:p>1835.6925116261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290.11754399413" calcext:value-type="float">
            <text:p>3290.11754399413</text:p>
          </table:table-cell>
          <table:table-cell table:formula="of:=ABS(5000-[.B17])" office:value-type="float" office:value="1709.88245600587" calcext:value-type="float">
            <text:p>1709.88245600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0.29522674828" calcext:value-type="float">
            <text:p>3410.29522674828</text:p>
          </table:table-cell>
          <table:table-cell table:formula="of:=ABS(5000-[.B18])" office:value-type="float" office:value="1589.70477325172" calcext:value-type="float">
            <text:p>1589.7047732517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529.7028110436" calcext:value-type="float">
            <text:p>3529.7028110436</text:p>
          </table:table-cell>
          <table:table-cell table:formula="of:=ABS(5000-[.B19])" office:value-type="float" office:value="1470.2971889564" calcext:value-type="float">
            <text:p>1470.2971889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3.16340942909" calcext:value-type="float">
            <text:p>3653.16340942909</text:p>
          </table:table-cell>
          <table:table-cell table:formula="of:=ABS(5000-[.B20])" office:value-type="float" office:value="1346.83659057091" calcext:value-type="float">
            <text:p>1346.8365905709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770.93505927271" calcext:value-type="float">
            <text:p>3770.93505927271</text:p>
          </table:table-cell>
          <table:table-cell table:formula="of:=ABS(5000-[.B21])" office:value-type="float" office:value="1229.06494072729" calcext:value-type="float">
            <text:p>1229.064940727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87.85145081353" calcext:value-type="float">
            <text:p>3887.85145081353</text:p>
          </table:table-cell>
          <table:table-cell table:formula="of:=ABS(5000-[.B22])" office:value-type="float" office:value="1112.14854918647" calcext:value-type="float">
            <text:p>1112.1485491864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003.88453308178" calcext:value-type="float">
            <text:p>4003.88453308178</text:p>
          </table:table-cell>
          <table:table-cell table:formula="of:=ABS(5000-[.B23])" office:value-type="float" office:value="996.115466918223" calcext:value-type="float">
            <text:p>996.115466918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23.81267557545" calcext:value-type="float">
            <text:p>4123.81267557545</text:p>
          </table:table-cell>
          <table:table-cell table:formula="of:=ABS(5000-[.B24])" office:value-type="float" office:value="876.187324424547" calcext:value-type="float">
            <text:p>876.18732442454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237.98322811746" calcext:value-type="float">
            <text:p>4237.98322811746</text:p>
          </table:table-cell>
          <table:table-cell table:formula="of:=ABS(5000-[.B25])" office:value-type="float" office:value="762.016771882541" calcext:value-type="float">
            <text:p>762.0167718825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46.4051158519" calcext:value-type="float">
            <text:p>4346.4051158519</text:p>
          </table:table-cell>
          <table:table-cell table:formula="of:=ABS(5000-[.B26])" office:value-type="float" office:value="653.594884148103" calcext:value-type="float">
            <text:p>653.59488414810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458.6267447479" calcext:value-type="float">
            <text:p>4458.6267447479</text:p>
          </table:table-cell>
          <table:table-cell table:formula="of:=ABS(5000-[.B27])" office:value-type="float" office:value="541.373255252104" calcext:value-type="float">
            <text:p>541.373255252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9.82656079826" calcext:value-type="float">
            <text:p>4569.82656079826</text:p>
          </table:table-cell>
          <table:table-cell table:formula="of:=ABS(5000-[.B28])" office:value-type="float" office:value="430.173439201737" calcext:value-type="float">
            <text:p>430.17343920173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679.97723844265" calcext:value-type="float">
            <text:p>4679.97723844265</text:p>
          </table:table-cell>
          <table:table-cell table:formula="of:=ABS(5000-[.B29])" office:value-type="float" office:value="320.022761557355" calcext:value-type="float">
            <text:p>320.0227615573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9.05158541041" calcext:value-type="float">
            <text:p>4789.05158541041</text:p>
          </table:table-cell>
          <table:table-cell table:formula="of:=ABS(5000-[.B30])" office:value-type="float" office:value="210.948414589591" calcext:value-type="float">
            <text:p>210.94841458959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892.30933876851" calcext:value-type="float">
            <text:p>4892.30933876851</text:p>
          </table:table-cell>
          <table:table-cell table:formula="of:=ABS(5000-[.B31])" office:value-type="float" office:value="107.690661231485" calcext:value-type="float">
            <text:p>107.690661231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9.16474258099" calcext:value-type="float">
            <text:p>4999.16474258099</text:p>
          </table:table-cell>
          <table:table-cell table:style-name="ce3" table:formula="of:=ABS(5000-[.B32])" office:value-type="float" office:value="0.835257419007576" calcext:value-type="float">
            <text:p>0.83525741900757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100.18007045747" calcext:value-type="float">
            <text:p>5100.18007045747</text:p>
          </table:table-cell>
          <table:table-cell table:formula="of:=ABS(5000-[.B33])" office:value-type="float" office:value="100.180070457469" calcext:value-type="float">
            <text:p>100.180070457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00.04297558956" calcext:value-type="float">
            <text:p>5200.04297558956</text:p>
          </table:table-cell>
          <table:table-cell table:formula="of:=ABS(5000-[.B34])" office:value-type="float" office:value="200.042975589564" calcext:value-type="float">
            <text:p>200.04297558956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303.38013749764" calcext:value-type="float">
            <text:p>5303.38013749764</text:p>
          </table:table-cell>
          <table:table-cell table:formula="of:=ABS(5000-[.B35])" office:value-type="float" office:value="303.380137497643" calcext:value-type="float">
            <text:p>303.3801374976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00.84595285168" calcext:value-type="float">
            <text:p>5400.84595285168</text:p>
          </table:table-cell>
          <table:table-cell table:formula="of:=ABS(5000-[.B36])" office:value-type="float" office:value="400.845952851679" calcext:value-type="float">
            <text:p>400.84595285167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497.0832184421" calcext:value-type="float">
            <text:p>5497.0832184421</text:p>
          </table:table-cell>
          <table:table-cell table:formula="of:=ABS(5000-[.B37])" office:value-type="float" office:value="497.083218442096" calcext:value-type="float">
            <text:p>497.083218442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92.06698472357" calcext:value-type="float">
            <text:p>5592.06698472357</text:p>
          </table:table-cell>
          <table:table-cell table:formula="of:=ABS(5000-[.B38])" office:value-type="float" office:value="592.06698472357" calcext:value-type="float">
            <text:p>592.0669847235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685.77246118787" calcext:value-type="float">
            <text:p>5685.77246118787</text:p>
          </table:table-cell>
          <table:table-cell table:formula="of:=ABS(5000-[.B39])" office:value-type="float" office:value="685.772461187872" calcext:value-type="float">
            <text:p>685.7724611878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78.17501958951" calcext:value-type="float">
            <text:p>5778.17501958951</text:p>
          </table:table-cell>
          <table:table-cell table:formula="of:=ABS(5000-[.B40])" office:value-type="float" office:value="778.175019589507" calcext:value-type="float">
            <text:p>778.17501958950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5864.70039079939" calcext:value-type="float">
            <text:p>5864.70039079939</text:p>
          </table:table-cell>
          <table:table-cell table:formula="of:=ABS(5000-[.B41])" office:value-type="float" office:value="864.700390799385" calcext:value-type="float">
            <text:p>864.700390799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54.44216083087" calcext:value-type="float">
            <text:p>5954.44216083087</text:p>
          </table:table-cell>
          <table:table-cell table:formula="of:=ABS(5000-[.B42])" office:value-type="float" office:value="954.442160830871" calcext:value-type="float">
            <text:p>954.44216083087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038.29555230067" calcext:value-type="float">
            <text:p>6038.29555230067</text:p>
          </table:table-cell>
          <table:table-cell table:formula="of:=ABS(5000-[.B43])" office:value-type="float" office:value="1038.29555230067" calcext:value-type="float">
            <text:p>1038.295552300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25.2814255289" calcext:value-type="float">
            <text:p>6125.2814255289</text:p>
          </table:table-cell>
          <table:table-cell table:formula="of:=ABS(5000-[.B44])" office:value-type="float" office:value="1125.2814255289" calcext:value-type="float">
            <text:p>1125.281425528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206.36979771017" calcext:value-type="float">
            <text:p>6206.36979771017</text:p>
          </table:table-cell>
          <table:table-cell table:formula="of:=ABS(5000-[.B45])" office:value-type="float" office:value="1206.36979771017" calcext:value-type="float">
            <text:p>1206.36979771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86.051028149" calcext:value-type="float">
            <text:p>6286.051028149</text:p>
          </table:table-cell>
          <table:table-cell table:formula="of:=ABS(5000-[.B46])" office:value-type="float" office:value="1286.051028149" calcext:value-type="float">
            <text:p>1286.05102814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6368.73778221974" calcext:value-type="float">
            <text:p>6368.73778221974</text:p>
          </table:table-cell>
          <table:table-cell table:formula="of:=ABS(5000-[.B47])" office:value-type="float" office:value="1368.73778221974" calcext:value-type="float">
            <text:p>1368.737782219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41.10268990577" calcext:value-type="float">
            <text:p>6441.10268990577</text:p>
          </table:table-cell>
          <table:table-cell table:formula="of:=ABS(5000-[.B48])" office:value-type="float" office:value="1441.10268990577" calcext:value-type="float">
            <text:p>1441.1026899057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6516.42889038863" calcext:value-type="float">
            <text:p>6516.42889038863</text:p>
          </table:table-cell>
          <table:table-cell table:formula="of:=ABS(5000-[.B49])" office:value-type="float" office:value="1516.42889038863" calcext:value-type="float">
            <text:p>1516.428890388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90.25949329531" calcext:value-type="float">
            <text:p>6590.25949329531</text:p>
          </table:table-cell>
          <table:table-cell table:formula="of:=ABS(5000-[.B50])" office:value-type="float" office:value="1590.25949329531" calcext:value-type="float">
            <text:p>1590.2594932953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6662.57285241998" calcext:value-type="float">
            <text:p>6662.57285241998</text:p>
          </table:table-cell>
          <table:table-cell table:formula="of:=ABS(5000-[.B51])" office:value-type="float" office:value="1662.57285241998" calcext:value-type="float">
            <text:p>1662.57285241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9.01738740512" calcext:value-type="float">
            <text:p>6729.01738740512</text:p>
          </table:table-cell>
          <table:table-cell table:formula="of:=ABS(5000-[.B52])" office:value-type="float" office:value="1729.01738740512" calcext:value-type="float">
            <text:p>1729.0173874051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798.25407588379" calcext:value-type="float">
            <text:p>6798.25407588379</text:p>
          </table:table-cell>
          <table:table-cell table:formula="of:=ABS(5000-[.B53])" office:value-type="float" office:value="1798.25407588379" calcext:value-type="float">
            <text:p>1798.25407588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61.62424212052" calcext:value-type="float">
            <text:p>6861.62424212052</text:p>
          </table:table-cell>
          <table:table-cell table:formula="of:=ABS(5000-[.B54])" office:value-type="float" office:value="1861.62424212052" calcext:value-type="float">
            <text:p>1861.6242421205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6923.43813455541" calcext:value-type="float">
            <text:p>6923.43813455541</text:p>
          </table:table-cell>
          <table:table-cell table:formula="of:=ABS(5000-[.B55])" office:value-type="float" office:value="1923.4381345554" calcext:value-type="float">
            <text:p>1923.43813455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83.67607184793" calcext:value-type="float">
            <text:p>6983.67607184793</text:p>
          </table:table-cell>
          <table:table-cell table:formula="of:=ABS(5000-[.B56])" office:value-type="float" office:value="1983.67607184793" calcext:value-type="float">
            <text:p>1983.6760718479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042.3185725374" calcext:value-type="float">
            <text:p>7042.3185725374</text:p>
          </table:table-cell>
          <table:table-cell table:formula="of:=ABS(5000-[.B57])" office:value-type="float" office:value="2042.3185725374" calcext:value-type="float">
            <text:p>2042.3185725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9.34635765772" calcext:value-type="float">
            <text:p>7099.34635765772</text:p>
          </table:table-cell>
          <table:table-cell table:formula="of:=ABS(5000-[.B58])" office:value-type="float" office:value="2099.34635765772" calcext:value-type="float">
            <text:p>2099.3463576577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7154.7403533363" calcext:value-type="float">
            <text:p>7154.7403533363</text:p>
          </table:table-cell>
          <table:table-cell table:formula="of:=ABS(5000-[.B59])" office:value-type="float" office:value="2154.7403533363" calcext:value-type="float">
            <text:p>2154.74035333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04.3365055032" calcext:value-type="float">
            <text:p>7204.3365055032</text:p>
          </table:table-cell>
          <table:table-cell table:formula="of:=ABS(5000-[.B60])" office:value-type="float" office:value="2204.3365055032" calcext:value-type="float">
            <text:p>2204.336505503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7256.43109081669" calcext:value-type="float">
            <text:p>7256.43109081669</text:p>
          </table:table-cell>
          <table:table-cell table:formula="of:=ABS(5000-[.B61])" office:value-type="float" office:value="2256.43109081669" calcext:value-type="float">
            <text:p>2256.431090816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02.74047483623" calcext:value-type="float">
            <text:p>7302.74047483623</text:p>
          </table:table-cell>
          <table:table-cell table:formula="of:=ABS(5000-[.B62])" office:value-type="float" office:value="2302.74047483623" calcext:value-type="float">
            <text:p>2302.7404748362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7347.39255316565" calcext:value-type="float">
            <text:p>7347.39255316565</text:p>
          </table:table-cell>
          <table:table-cell table:formula="of:=ABS(5000-[.B63])" office:value-type="float" office:value="2347.39255316565" calcext:value-type="float">
            <text:p>2347.392553165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90.37024361488" calcext:value-type="float">
            <text:p>7390.37024361488</text:p>
          </table:table-cell>
          <table:table-cell table:formula="of:=ABS(5000-[.B64])" office:value-type="float" office:value="2390.37024361488" calcext:value-type="float">
            <text:p>2390.3702436148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7431.65667640631" calcext:value-type="float">
            <text:p>7431.65667640631</text:p>
          </table:table-cell>
          <table:table-cell table:formula="of:=ABS(5000-[.B65])" office:value-type="float" office:value="2431.65667640631" calcext:value-type="float">
            <text:p>2431.656676406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67.24201894208" calcext:value-type="float">
            <text:p>7467.24201894208</text:p>
          </table:table-cell>
          <table:table-cell table:formula="of:=ABS(5000-[.B66])" office:value-type="float" office:value="2467.24201894208" calcext:value-type="float">
            <text:p>2467.2420189420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7505.12259915522" calcext:value-type="float">
            <text:p>7505.12259915522</text:p>
          </table:table-cell>
          <table:table-cell table:formula="of:=ABS(5000-[.B67])" office:value-type="float" office:value="2505.12259915522" calcext:value-type="float">
            <text:p>2505.122599155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37.32285824855" calcext:value-type="float">
            <text:p>7537.32285824855</text:p>
          </table:table-cell>
          <table:table-cell table:formula="of:=ABS(5000-[.B68])" office:value-type="float" office:value="2537.32285824855" calcext:value-type="float">
            <text:p>2537.32285824855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7571.73391754725" calcext:value-type="float">
            <text:p>7571.73391754725</text:p>
          </table:table-cell>
          <table:table-cell table:formula="of:=ABS(5000-[.B69])" office:value-type="float" office:value="2571.73391754725" calcext:value-type="float">
            <text:p>2571.733917547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00.48750304878" calcext:value-type="float">
            <text:p>7600.48750304878</text:p>
          </table:table-cell>
          <table:table-cell table:formula="of:=ABS(5000-[.B70])" office:value-type="float" office:value="2600.48750304878" calcext:value-type="float">
            <text:p>2600.48750304878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7627.50900678753" calcext:value-type="float">
            <text:p>7627.50900678753</text:p>
          </table:table-cell>
          <table:table-cell table:formula="of:=ABS(5000-[.B71])" office:value-type="float" office:value="2627.50900678753" calcext:value-type="float">
            <text:p>2627.509006787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52.78398675896" calcext:value-type="float">
            <text:p>7652.78398675896</text:p>
          </table:table-cell>
          <table:table-cell table:formula="of:=ABS(5000-[.B72])" office:value-type="float" office:value="2652.78398675896" calcext:value-type="float">
            <text:p>2652.7839867589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7672.49619290406" calcext:value-type="float">
            <text:p>7672.49619290406</text:p>
          </table:table-cell>
          <table:table-cell table:formula="of:=ABS(5000-[.B73])" office:value-type="float" office:value="2672.49619290406" calcext:value-type="float">
            <text:p>2672.496192904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94.26417037087" calcext:value-type="float">
            <text:p>7694.26417037087</text:p>
          </table:table-cell>
          <table:table-cell table:formula="of:=ABS(5000-[.B74])" office:value-type="float" office:value="2694.26417037087" calcext:value-type="float">
            <text:p>2694.2641703708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7710.49914552258" calcext:value-type="float">
            <text:p>7710.49914552258</text:p>
          </table:table-cell>
          <table:table-cell table:formula="of:=ABS(5000-[.B75])" office:value-type="float" office:value="2710.49914552258" calcext:value-type="float">
            <text:p>2710.499145522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28.70618496515" calcext:value-type="float">
            <text:p>7728.70618496515</text:p>
          </table:table-cell>
          <table:table-cell table:formula="of:=ABS(5000-[.B76])" office:value-type="float" office:value="2728.70618496515" calcext:value-type="float">
            <text:p>2728.7061849651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7741.41203650617" calcext:value-type="float">
            <text:p>7741.41203650617</text:p>
          </table:table-cell>
          <table:table-cell table:formula="of:=ABS(5000-[.B77])" office:value-type="float" office:value="2741.41203650617" calcext:value-type="float">
            <text:p>2741.412036506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52.34923716278" calcext:value-type="float">
            <text:p>7752.34923716278</text:p>
          </table:table-cell>
          <table:table-cell table:formula="of:=ABS(5000-[.B78])" office:value-type="float" office:value="2752.34923716278" calcext:value-type="float">
            <text:p>2752.3492371627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7757.87889797676" calcext:value-type="float">
            <text:p>7757.87889797676</text:p>
          </table:table-cell>
          <table:table-cell table:formula="of:=ABS(5000-[.B79])" office:value-type="float" office:value="2757.87889797676" calcext:value-type="float">
            <text:p>2757.878897976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65.27314465564" calcext:value-type="float">
            <text:p>7765.27314465564</text:p>
          </table:table-cell>
          <table:table-cell table:formula="of:=ABS(5000-[.B80])" office:value-type="float" office:value="2765.27314465563" calcext:value-type="float">
            <text:p>2765.2731446556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7767.29739128876" calcext:value-type="float">
            <text:p>7767.29739128876</text:p>
          </table:table-cell>
          <table:table-cell table:formula="of:=ABS(5000-[.B81])" office:value-type="float" office:value="2767.29739128876" calcext:value-type="float">
            <text:p>2767.297391288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67.56799133396" calcext:value-type="float">
            <text:p>7767.56799133396</text:p>
          </table:table-cell>
          <table:table-cell table:formula="of:=ABS(5000-[.B82])" office:value-type="float" office:value="2767.56799133396" calcext:value-type="float">
            <text:p>2767.5679913339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769.57919476378" calcext:value-type="float">
            <text:p>7769.57919476378</text:p>
          </table:table-cell>
          <table:table-cell table:formula="of:=ABS(5000-[.B83])" office:value-type="float" office:value="2769.57919476378" calcext:value-type="float">
            <text:p>2769.57919476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62.80728987934" calcext:value-type="float">
            <text:p>7762.80728987934</text:p>
          </table:table-cell>
          <table:table-cell table:formula="of:=ABS(5000-[.B84])" office:value-type="float" office:value="2762.80728987934" calcext:value-type="float">
            <text:p>2762.80728987934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757.75606806815" calcext:value-type="float">
            <text:p>7757.75606806815</text:p>
          </table:table-cell>
          <table:table-cell table:formula="of:=ABS(5000-[.B85])" office:value-type="float" office:value="2757.75606806815" calcext:value-type="float">
            <text:p>2757.756068068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50.91136210998" calcext:value-type="float">
            <text:p>7750.91136210998</text:p>
          </table:table-cell>
          <table:table-cell table:formula="of:=ABS(5000-[.B86])" office:value-type="float" office:value="2750.91136210998" calcext:value-type="float">
            <text:p>2750.9113621099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7738.88582823721" calcext:value-type="float">
            <text:p>7738.88582823721</text:p>
          </table:table-cell>
          <table:table-cell table:formula="of:=ABS(5000-[.B87])" office:value-type="float" office:value="2738.88582823721" calcext:value-type="float">
            <text:p>2738.885828237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25.11285041323" calcext:value-type="float">
            <text:p>7725.11285041323</text:p>
          </table:table-cell>
          <table:table-cell table:formula="of:=ABS(5000-[.B88])" office:value-type="float" office:value="2725.11285041323" calcext:value-type="float">
            <text:p>2725.11285041323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7709.58426098964" calcext:value-type="float">
            <text:p>7709.58426098964</text:p>
          </table:table-cell>
          <table:table-cell table:formula="of:=ABS(5000-[.B89])" office:value-type="float" office:value="2709.58426098964" calcext:value-type="float">
            <text:p>2709.584260989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92.29211491325" calcext:value-type="float">
            <text:p>7692.29211491325</text:p>
          </table:table-cell>
          <table:table-cell table:formula="of:=ABS(5000-[.B90])" office:value-type="float" office:value="2692.29211491325" calcext:value-type="float">
            <text:p>2692.2921149132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7673.22869102086" calcext:value-type="float">
            <text:p>7673.22869102086</text:p>
          </table:table-cell>
          <table:table-cell table:formula="of:=ABS(5000-[.B91])" office:value-type="float" office:value="2673.22869102086" calcext:value-type="float">
            <text:p>2673.228691020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52.38649331784" calcext:value-type="float">
            <text:p>7652.38649331784</text:p>
          </table:table-cell>
          <table:table-cell table:formula="of:=ABS(5000-[.B92])" office:value-type="float" office:value="2652.38649331784" calcext:value-type="float">
            <text:p>2652.3864933178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626.57786113015" calcext:value-type="float">
            <text:p>7626.57786113015</text:p>
          </table:table-cell>
          <table:table-cell table:formula="of:=ABS(5000-[.B93])" office:value-type="float" office:value="2626.57786113014" calcext:value-type="float">
            <text:p>2626.577861130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99.04372192652" calcext:value-type="float">
            <text:p>7599.04372192652</text:p>
          </table:table-cell>
          <table:table-cell table:formula="of:=ABS(5000-[.B94])" office:value-type="float" office:value="2599.04372192652" calcext:value-type="float">
            <text:p>2599.0437219265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7569.77798151333" calcext:value-type="float">
            <text:p>7569.77798151333</text:p>
          </table:table-cell>
          <table:table-cell table:formula="of:=ABS(5000-[.B95])" office:value-type="float" office:value="2569.77798151333" calcext:value-type="float">
            <text:p>2569.77798151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38.7747653623" calcext:value-type="float">
            <text:p>7538.7747653623</text:p>
          </table:table-cell>
          <table:table-cell table:formula="of:=ABS(5000-[.B96])" office:value-type="float" office:value="2538.7747653623" calcext:value-type="float">
            <text:p>2538.774765362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7502.98461253227" calcext:value-type="float">
            <text:p>7502.98461253227</text:p>
          </table:table-cell>
          <table:table-cell table:formula="of:=ABS(5000-[.B97])" office:value-type="float" office:value="2502.98461253227" calcext:value-type="float">
            <text:p>2502.984612532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68.52443731723" calcext:value-type="float">
            <text:p>7468.52443731723</text:p>
          </table:table-cell>
          <table:table-cell table:formula="of:=ABS(5000-[.B98])" office:value-type="float" office:value="2468.52443731723" calcext:value-type="float">
            <text:p>2468.5244373172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7429.33660652402" calcext:value-type="float">
            <text:p>7429.33660652402</text:p>
          </table:table-cell>
          <table:table-cell table:formula="of:=ABS(5000-[.B99])" office:value-type="float" office:value="2429.33660652402" calcext:value-type="float">
            <text:p>2429.336606524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88.46062131615" calcext:value-type="float">
            <text:p>7388.46062131615</text:p>
          </table:table-cell>
          <table:table-cell table:formula="of:=ABS(5000-[.B100])" office:value-type="float" office:value="2388.46062131615" calcext:value-type="float">
            <text:p>2388.4606213161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7345.8923897431" calcext:value-type="float">
            <text:p>7345.8923897431</text:p>
          </table:table-cell>
          <table:table-cell table:formula="of:=ABS(5000-[.B101])" office:value-type="float" office:value="2345.8923897431" calcext:value-type="float">
            <text:p>2345.89238974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98.7601525666" calcext:value-type="float">
            <text:p>7298.7601525666</text:p>
          </table:table-cell>
          <table:table-cell table:formula="of:=ABS(5000-[.B102])" office:value-type="float" office:value="2298.7601525666" calcext:value-type="float">
            <text:p>2298.7601525666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7252.83186382297" calcext:value-type="float">
            <text:p>7252.83186382297</text:p>
          </table:table-cell>
          <table:table-cell table:formula="of:=ABS(5000-[.B103])" office:value-type="float" office:value="2252.83186382297" calcext:value-type="float">
            <text:p>2252.831863822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02.40459670363" calcext:value-type="float">
            <text:p>7202.40459670363</text:p>
          </table:table-cell>
          <table:table-cell table:formula="of:=ABS(5000-[.B104])" office:value-type="float" office:value="2202.40459670363" calcext:value-type="float">
            <text:p>2202.4045967036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7150.34364471741" calcext:value-type="float">
            <text:p>7150.34364471741</text:p>
          </table:table-cell>
          <table:table-cell table:formula="of:=ABS(5000-[.B105])" office:value-type="float" office:value="2150.34364471741" calcext:value-type="float">
            <text:p>2150.343644717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96.64662624608" calcext:value-type="float">
            <text:p>7096.64662624608</text:p>
          </table:table-cell>
          <table:table-cell table:formula="of:=ABS(5000-[.B106])" office:value-type="float" office:value="2096.64662624608" calcext:value-type="float">
            <text:p>2096.6466262460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7041.31136738489" calcext:value-type="float">
            <text:p>7041.31136738489</text:p>
          </table:table-cell>
          <table:table-cell table:formula="of:=ABS(5000-[.B107])" office:value-type="float" office:value="2041.31136738489" calcext:value-type="float">
            <text:p>2041.311367384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81.68630627284" calcext:value-type="float">
            <text:p>6981.68630627284</text:p>
          </table:table-cell>
          <table:table-cell table:formula="of:=ABS(5000-[.B108])" office:value-type="float" office:value="1981.68630627284" calcext:value-type="float">
            <text:p>1981.6863062728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920.4934896626" calcext:value-type="float">
            <text:p>6920.4934896626</text:p>
          </table:table-cell>
          <table:table-cell table:formula="of:=ABS(5000-[.B109])" office:value-type="float" office:value="1920.4934896626" calcext:value-type="float">
            <text:p>1920.49348966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60.30715780213" calcext:value-type="float">
            <text:p>6860.30715780213</text:p>
          </table:table-cell>
          <table:table-cell table:formula="of:=ABS(5000-[.B110])" office:value-type="float" office:value="1860.30715780213" calcext:value-type="float">
            <text:p>1860.30715780213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793.40098822865" calcext:value-type="float">
            <text:p>6793.40098822865</text:p>
          </table:table-cell>
          <table:table-cell table:formula="of:=ABS(5000-[.B111])" office:value-type="float" office:value="1793.40098822865" calcext:value-type="float">
            <text:p>1793.400988228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27.5" calcext:value-type="float">
            <text:p>6727.5</text:p>
          </table:table-cell>
          <table:table-cell table:formula="of:=ABS(5000-[.B112])" office:value-type="float" office:value="1727.5" calcext:value-type="float">
            <text:p>1727.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657.56653259872" calcext:value-type="float">
            <text:p>6657.56653259872</text:p>
          </table:table-cell>
          <table:table-cell table:formula="of:=ABS(5000-[.B113])" office:value-type="float" office:value="1657.56653259872" calcext:value-type="float">
            <text:p>1657.56653259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88.56273914805" calcext:value-type="float">
            <text:p>6588.56273914805</text:p>
          </table:table-cell>
          <table:table-cell table:formula="of:=ABS(5000-[.B114])" office:value-type="float" office:value="1588.56273914805" calcext:value-type="float">
            <text:p>1588.5627391480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515.60287134475" calcext:value-type="float">
            <text:p>6515.60287134475</text:p>
          </table:table-cell>
          <table:table-cell table:formula="of:=ABS(5000-[.B115])" office:value-type="float" office:value="1515.60287134475" calcext:value-type="float">
            <text:p>1515.602871344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41.14984142231" calcext:value-type="float">
            <text:p>6441.14984142231</text:p>
          </table:table-cell>
          <table:table-cell table:formula="of:=ABS(5000-[.B116])" office:value-type="float" office:value="1441.14984142231" calcext:value-type="float">
            <text:p>1441.14984142231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62.89589037907" calcext:value-type="float">
            <text:p>6362.89589037907</text:p>
          </table:table-cell>
          <table:table-cell table:formula="of:=ABS(5000-[.B117])" office:value-type="float" office:value="1362.89589037907" calcext:value-type="float">
            <text:p>1362.895890379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85.49846889382" calcext:value-type="float">
            <text:p>6285.49846889382</text:p>
          </table:table-cell>
          <table:table-cell table:formula="of:=ABS(5000-[.B118])" office:value-type="float" office:value="1285.49846889382" calcext:value-type="float">
            <text:p>1285.49846889382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204.3805912918" calcext:value-type="float">
            <text:p>6204.3805912918</text:p>
          </table:table-cell>
          <table:table-cell table:formula="of:=ABS(5000-[.B119])" office:value-type="float" office:value="1204.3805912918" calcext:value-type="float">
            <text:p>1204.38059129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21.85306490916" calcext:value-type="float">
            <text:p>6121.85306490916</text:p>
          </table:table-cell>
          <table:table-cell table:formula="of:=ABS(5000-[.B120])" office:value-type="float" office:value="1121.85306490916" calcext:value-type="float">
            <text:p>1121.85306490916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037.91813273655" calcext:value-type="float">
            <text:p>6037.91813273655</text:p>
          </table:table-cell>
          <table:table-cell table:formula="of:=ABS(5000-[.B121])" office:value-type="float" office:value="1037.91813273655" calcext:value-type="float">
            <text:p>1037.918132736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0.46512530925" calcext:value-type="float">
            <text:p>5950.46512530925</text:p>
          </table:table-cell>
          <table:table-cell table:formula="of:=ABS(5000-[.B122])" office:value-type="float" office:value="950.465125309252" calcext:value-type="float">
            <text:p>950.465125309252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861.68898494578" calcext:value-type="float">
            <text:p>5861.68898494578</text:p>
          </table:table-cell>
          <table:table-cell table:formula="of:=ABS(5000-[.B123])" office:value-type="float" office:value="861.688984945777" calcext:value-type="float">
            <text:p>861.6889849457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73.62664846079" calcext:value-type="float">
            <text:p>5773.62664846079</text:p>
          </table:table-cell>
          <table:table-cell table:formula="of:=ABS(5000-[.B124])" office:value-type="float" office:value="773.626648460792" calcext:value-type="float">
            <text:p>773.626648460792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682.17423218503" calcext:value-type="float">
            <text:p>5682.17423218503</text:p>
          </table:table-cell>
          <table:table-cell table:formula="of:=ABS(5000-[.B125])" office:value-type="float" office:value="682.174232185033" calcext:value-type="float">
            <text:p>682.174232185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87.45513739668" calcext:value-type="float">
            <text:p>5587.45513739668</text:p>
          </table:table-cell>
          <table:table-cell table:formula="of:=ABS(5000-[.B126])" office:value-type="float" office:value="587.455137396679" calcext:value-type="float">
            <text:p>587.45513739667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493.4206716005" calcext:value-type="float">
            <text:p>5493.4206716005</text:p>
          </table:table-cell>
          <table:table-cell table:formula="of:=ABS(5000-[.B127])" office:value-type="float" office:value="493.420671600496" calcext:value-type="float">
            <text:p>493.4206716004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96.2079781566" calcext:value-type="float">
            <text:p>5396.2079781566</text:p>
          </table:table-cell>
          <table:table-cell table:formula="of:=ABS(5000-[.B128])" office:value-type="float" office:value="396.207978156598" calcext:value-type="float">
            <text:p>396.207978156598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297.77523229979" calcext:value-type="float">
            <text:p>5297.77523229979</text:p>
          </table:table-cell>
          <table:table-cell table:formula="of:=ABS(5000-[.B129])" office:value-type="float" office:value="297.775232299786" calcext:value-type="float">
            <text:p>297.7752322997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98.12710815485" calcext:value-type="float">
            <text:p>5198.12710815485</text:p>
          </table:table-cell>
          <table:table-cell table:formula="of:=ABS(5000-[.B130])" office:value-type="float" office:value="198.127108154854" calcext:value-type="float">
            <text:p>198.127108154854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095.51739732547" calcext:value-type="float">
            <text:p>5095.51739732547</text:p>
          </table:table-cell>
          <table:table-cell table:formula="of:=ABS(5000-[.B131])" office:value-type="float" office:value="95.5173973254714" calcext:value-type="float">
            <text:p>95.5173973254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93.49409255489" calcext:value-type="float">
            <text:p>4993.49409255489</text:p>
          </table:table-cell>
          <table:table-cell table:style-name="ce4" table:formula="of:=ABS(5000-[.B132])" office:value-type="float" office:value="6.50590744511374" calcext:value-type="float">
            <text:p>6.50590744511374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888.60145347861" calcext:value-type="float">
            <text:p>4888.60145347861</text:p>
          </table:table-cell>
          <table:table-cell table:formula="of:=ABS(5000-[.B133])" office:value-type="float" office:value="111.398546521386" calcext:value-type="float">
            <text:p>111.3985465213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82.59618897547" calcext:value-type="float">
            <text:p>4782.59618897547</text:p>
          </table:table-cell>
          <table:table-cell table:formula="of:=ABS(5000-[.B134])" office:value-type="float" office:value="217.403811024532" calcext:value-type="float">
            <text:p>217.40381102453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675.48411212907" calcext:value-type="float">
            <text:p>4675.48411212907</text:p>
          </table:table-cell>
          <table:table-cell table:formula="of:=ABS(5000-[.B135])" office:value-type="float" office:value="324.515887870929" calcext:value-type="float">
            <text:p>324.5158878709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65.72609188954" calcext:value-type="float">
            <text:p>4565.72609188954</text:p>
          </table:table-cell>
          <table:table-cell table:formula="of:=ABS(5000-[.B136])" office:value-type="float" office:value="434.273908110466" calcext:value-type="float">
            <text:p>434.273908110466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454.95641965568" calcext:value-type="float">
            <text:p>4454.95641965568</text:p>
          </table:table-cell>
          <table:table-cell table:formula="of:=ABS(5000-[.B137])" office:value-type="float" office:value="545.043580344322" calcext:value-type="float">
            <text:p>545.0435803443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43.18167365609" calcext:value-type="float">
            <text:p>4343.18167365609</text:p>
          </table:table-cell>
          <table:table-cell table:formula="of:=ABS(5000-[.B138])" office:value-type="float" office:value="656.818326343913" calcext:value-type="float">
            <text:p>656.81832634391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230.40855936506" calcext:value-type="float">
            <text:p>4230.40855936506</text:p>
          </table:table-cell>
          <table:table-cell table:formula="of:=ABS(5000-[.B139])" office:value-type="float" office:value="769.591440634937" calcext:value-type="float">
            <text:p>769.5914406349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16.64390912668" calcext:value-type="float">
            <text:p>4116.64390912668</text:p>
          </table:table-cell>
          <table:table-cell table:formula="of:=ABS(5000-[.B140])" office:value-type="float" office:value="883.356090873325" calcext:value-type="float">
            <text:p>883.35609087332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4000.55848989133" calcext:value-type="float">
            <text:p>4000.55848989133</text:p>
          </table:table-cell>
          <table:table-cell table:formula="of:=ABS(5000-[.B141])" office:value-type="float" office:value="999.441510108673" calcext:value-type="float">
            <text:p>999.4415101086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83.57977176329" calcext:value-type="float">
            <text:p>3883.57977176329</text:p>
          </table:table-cell>
          <table:table-cell table:formula="of:=ABS(5000-[.B142])" office:value-type="float" office:value="1116.42022823671" calcext:value-type="float">
            <text:p>1116.42022823671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765.71526097899" calcext:value-type="float">
            <text:p>3765.71526097899</text:p>
          </table:table-cell>
          <table:table-cell table:formula="of:=ABS(5000-[.B143])" office:value-type="float" office:value="1234.28473902101" calcext:value-type="float">
            <text:p>1234.28473902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46.97257616474" calcext:value-type="float">
            <text:p>3646.97257616474</text:p>
          </table:table-cell>
          <table:table-cell table:formula="of:=ABS(5000-[.B144])" office:value-type="float" office:value="1353.02742383526" calcext:value-type="float">
            <text:p>1353.02742383526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526.19222104358" calcext:value-type="float">
            <text:p>3526.19222104358</text:p>
          </table:table-cell>
          <table:table-cell table:formula="of:=ABS(5000-[.B145])" office:value-type="float" office:value="1473.80777895642" calcext:value-type="float">
            <text:p>1473.807778956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04.63420749467" calcext:value-type="float">
            <text:p>3404.63420749467</text:p>
          </table:table-cell>
          <table:table-cell table:formula="of:=ABS(5000-[.B146])" office:value-type="float" office:value="1595.36579250533" calcext:value-type="float">
            <text:p>1595.3657925053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282.30674537141" calcext:value-type="float">
            <text:p>3282.30674537141</text:p>
          </table:table-cell>
          <table:table-cell table:formula="of:=ABS(5000-[.B147])" office:value-type="float" office:value="1717.69325462859" calcext:value-type="float">
            <text:p>1717.693254628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59.21814197592" calcext:value-type="float">
            <text:p>3159.21814197592</text:p>
          </table:table-cell>
          <table:table-cell table:formula="of:=ABS(5000-[.B148])" office:value-type="float" office:value="1840.78185802408" calcext:value-type="float">
            <text:p>1840.7818580240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035.37680150192" calcext:value-type="float">
            <text:p>3035.37680150192</text:p>
          </table:table-cell>
          <table:table-cell table:formula="of:=ABS(5000-[.B149])" office:value-type="float" office:value="1964.62319849808" calcext:value-type="float">
            <text:p>1964.623198498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09.83717949236" calcext:value-type="float">
            <text:p>2909.83717949236</text:p>
          </table:table-cell>
          <table:table-cell table:formula="of:=ABS(5000-[.B150])" office:value-type="float" office:value="2090.16282050764" calcext:value-type="float">
            <text:p>2090.16282050764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783.64765189265" calcext:value-type="float">
            <text:p>2783.64765189265</text:p>
          </table:table-cell>
          <table:table-cell table:formula="of:=ABS(5000-[.B151])" office:value-type="float" office:value="2216.35234810735" calcext:value-type="float">
            <text:p>2216.35234810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6.817118304" calcext:value-type="float">
            <text:p>2656.817118304</text:p>
          </table:table-cell>
          <table:table-cell table:formula="of:=ABS(5000-[.B152])" office:value-type="float" office:value="2343.182881696" calcext:value-type="float">
            <text:p>2343.182881696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528.52932178552" calcext:value-type="float">
            <text:p>2528.52932178552</text:p>
          </table:table-cell>
          <table:table-cell table:formula="of:=ABS(5000-[.B153])" office:value-type="float" office:value="2471.47067821448" calcext:value-type="float">
            <text:p>2471.470678214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.48686604242" calcext:value-type="float">
            <text:p>2400.48686604242</text:p>
          </table:table-cell>
          <table:table-cell table:formula="of:=ABS(5000-[.B154])" office:value-type="float" office:value="2599.51313395758" calcext:value-type="float">
            <text:p>2599.51313395758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271.09160200653" calcext:value-type="float">
            <text:p>2271.09160200653</text:p>
          </table:table-cell>
          <table:table-cell table:formula="of:=ABS(5000-[.B155])" office:value-type="float" office:value="2728.90839799347" calcext:value-type="float">
            <text:p>2728.908397993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41.17815827066" calcext:value-type="float">
            <text:p>2141.17815827066</text:p>
          </table:table-cell>
          <table:table-cell table:formula="of:=ABS(5000-[.B156])" office:value-type="float" office:value="2858.82184172934" calcext:value-type="float">
            <text:p>2858.82184172934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010.75599114976" calcext:value-type="float">
            <text:p>2010.75599114976</text:p>
          </table:table-cell>
          <table:table-cell table:formula="of:=ABS(5000-[.B157])" office:value-type="float" office:value="2989.24400885024" calcext:value-type="float">
            <text:p>2989.244008850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79.22527530743" calcext:value-type="float">
            <text:p>1879.22527530743</text:p>
          </table:table-cell>
          <table:table-cell table:formula="of:=ABS(5000-[.B158])" office:value-type="float" office:value="3120.77472469257" calcext:value-type="float">
            <text:p>3120.7747246925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747.29160450778" calcext:value-type="float">
            <text:p>1747.29160450778</text:p>
          </table:table-cell>
          <table:table-cell table:formula="of:=ABS(5000-[.B159])" office:value-type="float" office:value="3252.70839549222" calcext:value-type="float">
            <text:p>3252.708395492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4.96475748532" calcext:value-type="float">
            <text:p>1614.96475748532</text:p>
          </table:table-cell>
          <table:table-cell table:formula="of:=ABS(5000-[.B160])" office:value-type="float" office:value="3385.03524251468" calcext:value-type="float">
            <text:p>3385.0352425146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482.25456272535" calcext:value-type="float">
            <text:p>1482.25456272535</text:p>
          </table:table-cell>
          <table:table-cell table:formula="of:=ABS(5000-[.B161])" office:value-type="float" office:value="3517.74543727465" calcext:value-type="float">
            <text:p>3517.745437274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8.73511901997" calcext:value-type="float">
            <text:p>1348.73511901997</text:p>
          </table:table-cell>
          <table:table-cell table:formula="of:=ABS(5000-[.B162])" office:value-type="float" office:value="3651.26488098003" calcext:value-type="float">
            <text:p>3651.26488098003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215.33139282426" calcext:value-type="float">
            <text:p>1215.33139282426</text:p>
          </table:table-cell>
          <table:table-cell table:formula="of:=ABS(5000-[.B163])" office:value-type="float" office:value="3784.66860717574" calcext:value-type="float">
            <text:p>3784.668607175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1.22534303397" calcext:value-type="float">
            <text:p>1081.22534303397</text:p>
          </table:table-cell>
          <table:table-cell table:formula="of:=ABS(5000-[.B164])" office:value-type="float" office:value="3918.77465696603" calcext:value-type="float">
            <text:p>3918.77465696603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46.557605487983" calcext:value-type="float">
            <text:p>946.557605487983</text:p>
          </table:table-cell>
          <table:table-cell table:formula="of:=ABS(5000-[.B165])" office:value-type="float" office:value="4053.44239451202" calcext:value-type="float">
            <text:p>4053.442394512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1.992361109292" calcext:value-type="float">
            <text:p>811.992361109292</text:p>
          </table:table-cell>
          <table:table-cell table:formula="of:=ABS(5000-[.B166])" office:value-type="float" office:value="4188.00763889071" calcext:value-type="float">
            <text:p>4188.0076388907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76.972891909988" calcext:value-type="float">
            <text:p>676.972891909988</text:p>
          </table:table-cell>
          <table:table-cell table:formula="of:=ABS(5000-[.B167])" office:value-type="float" office:value="4323.02710809001" calcext:value-type="float">
            <text:p>4323.02710809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1.814686306297" calcext:value-type="float">
            <text:p>541.814686306297</text:p>
          </table:table-cell>
          <table:table-cell table:formula="of:=ABS(5000-[.B168])" office:value-type="float" office:value="4458.1853136937" calcext:value-type="float">
            <text:p>4458.185313693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06.52800722129" calcext:value-type="float">
            <text:p>406.52800722129</text:p>
          </table:table-cell>
          <table:table-cell table:formula="of:=ABS(5000-[.B169])" office:value-type="float" office:value="4593.47199277871" calcext:value-type="float">
            <text:p>4593.471992778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1.123134003214" calcext:value-type="float">
            <text:p>271.123134003214</text:p>
          </table:table-cell>
          <table:table-cell table:formula="of:=ABS(5000-[.B170])" office:value-type="float" office:value="4728.87686599679" calcext:value-type="float">
            <text:p>4728.87686599679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35.566728967243" calcext:value-type="float">
            <text:p>135.566728967243</text:p>
          </table:table-cell>
          <table:table-cell table:formula="of:=ABS(5000-[.B171])" office:value-type="float" office:value="4864.43327103276" calcext:value-type="float">
            <text:p>4864.43327103276</text:p>
          </table:table-cell>
        </table:table-row>
        <table:table-row table:style-name="ro1" table:number-rows-repeated="68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table table:name="Test A2" table:style-name="ta1">
        <table:shapes>
          <draw:frame draw:z-index="0" draw:style-name="gr1" draw:text-style-name="P1" svg:width="453.51pt" svg:height="255.09pt" svg:x="212.8pt" svg:y="12.64pt">
            <loext:p draw:notify-on-update-of-ranges="'Test A2'.A1:'Test A2'.A1 'Test A2'.A2:'Test A2'.A171 'Test A2'.C1:'Test A2'.C1 'Test A2'.C2:'Test A2'.C1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ror (ft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62.1911870694" calcext:value-type="float">
            <text:p>4662.1911870694</text:p>
          </table:table-cell>
          <table:table-cell table:formula="of:=ABS(5000-[.B2])" office:value-type="float" office:value="337.808812930603" calcext:value-type="float">
            <text:p>337.8088129306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738.08590422775" calcext:value-type="float">
            <text:p>4738.08590422775</text:p>
          </table:table-cell>
          <table:table-cell table:formula="of:=ABS(5000-[.B3])" office:value-type="float" office:value="261.914095772251" calcext:value-type="float">
            <text:p>261.914095772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13.48597358234" calcext:value-type="float">
            <text:p>4813.48597358234</text:p>
          </table:table-cell>
          <table:table-cell table:formula="of:=ABS(5000-[.B4])" office:value-type="float" office:value="186.514026417657" calcext:value-type="float">
            <text:p>186.5140264176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88.37352992886" calcext:value-type="float">
            <text:p>4888.37352992886</text:p>
          </table:table-cell>
          <table:table-cell table:formula="of:=ABS(5000-[.B5])" office:value-type="float" office:value="111.626470071144" calcext:value-type="float">
            <text:p>111.626470071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7.69348896493" calcext:value-type="float">
            <text:p>4967.69348896493</text:p>
          </table:table-cell>
          <table:table-cell table:style-name="ce4" table:formula="of:=ABS(5000-[.B6])" office:value-type="float" office:value="32.306511035069" calcext:value-type="float">
            <text:p>32.30651103506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46.45434439268" calcext:value-type="float">
            <text:p>5046.45434439268</text:p>
          </table:table-cell>
          <table:table-cell table:formula="of:=ABS(5000-[.B7])" office:value-type="float" office:value="46.4543443926796" calcext:value-type="float">
            <text:p>46.4543443926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19.68591539382" calcext:value-type="float">
            <text:p>5119.68591539382</text:p>
          </table:table-cell>
          <table:table-cell table:formula="of:=ABS(5000-[.B8])" office:value-type="float" office:value="119.685915393819" calcext:value-type="float">
            <text:p>119.68591539381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202.22344128365" calcext:value-type="float">
            <text:p>5202.22344128365</text:p>
          </table:table-cell>
          <table:table-cell table:formula="of:=ABS(5000-[.B9])" office:value-type="float" office:value="202.223441283652" calcext:value-type="float">
            <text:p>202.223441283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79.19418048102" calcext:value-type="float">
            <text:p>5279.19418048102</text:p>
          </table:table-cell>
          <table:table-cell table:formula="of:=ABS(5000-[.B10])" office:value-type="float" office:value="279.19418048102" calcext:value-type="float">
            <text:p>279.1941804810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355.53081634708" calcext:value-type="float">
            <text:p>5355.53081634708</text:p>
          </table:table-cell>
          <table:table-cell table:formula="of:=ABS(5000-[.B11])" office:value-type="float" office:value="355.530816347081" calcext:value-type="float">
            <text:p>355.530816347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36.13879662735" calcext:value-type="float">
            <text:p>5436.13879662735</text:p>
          </table:table-cell>
          <table:table-cell table:formula="of:=ABS(5000-[.B12])" office:value-type="float" office:value="436.138796627352" calcext:value-type="float">
            <text:p>436.13879662735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516.06003143385" calcext:value-type="float">
            <text:p>5516.06003143385</text:p>
          </table:table-cell>
          <table:table-cell table:formula="of:=ABS(5000-[.B13])" office:value-type="float" office:value="516.060031433847" calcext:value-type="float">
            <text:p>516.060031433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90.36680973453" calcext:value-type="float">
            <text:p>5590.36680973453</text:p>
          </table:table-cell>
          <table:table-cell table:formula="of:=ABS(5000-[.B14])" office:value-type="float" office:value="590.366809734533" calcext:value-type="float">
            <text:p>590.36680973453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68.86441623161" calcext:value-type="float">
            <text:p>5668.86441623161</text:p>
          </table:table-cell>
          <table:table-cell table:formula="of:=ABS(5000-[.B15])" office:value-type="float" office:value="668.86441623161" calcext:value-type="float">
            <text:p>668.86441623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51.50789231471" calcext:value-type="float">
            <text:p>5751.50789231471</text:p>
          </table:table-cell>
          <table:table-cell table:formula="of:=ABS(5000-[.B16])" office:value-type="float" office:value="751.507892314712" calcext:value-type="float">
            <text:p>751.5078923147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28.48716250584" calcext:value-type="float">
            <text:p>5828.48716250584</text:p>
          </table:table-cell>
          <table:table-cell table:formula="of:=ABS(5000-[.B17])" office:value-type="float" office:value="828.487162505841" calcext:value-type="float">
            <text:p>828.487162505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09.55444292236" calcext:value-type="float">
            <text:p>5909.55444292236</text:p>
          </table:table-cell>
          <table:table-cell table:formula="of:=ABS(5000-[.B18])" office:value-type="float" office:value="909.554442922361" calcext:value-type="float">
            <text:p>909.55444292236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984.93686004762" calcext:value-type="float">
            <text:p>5984.93686004762</text:p>
          </table:table-cell>
          <table:table-cell table:formula="of:=ABS(5000-[.B19])" office:value-type="float" office:value="984.936860047624" calcext:value-type="float">
            <text:p>984.936860047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64.3482892249" calcext:value-type="float">
            <text:p>6064.3482892249</text:p>
          </table:table-cell>
          <table:table-cell table:formula="of:=ABS(5000-[.B20])" office:value-type="float" office:value="1064.3482892249" calcext:value-type="float">
            <text:p>1064.34828922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142.89677819901" calcext:value-type="float">
            <text:p>6142.89677819901</text:p>
          </table:table-cell>
          <table:table-cell table:formula="of:=ABS(5000-[.B21])" office:value-type="float" office:value="1142.89677819901" calcext:value-type="float">
            <text:p>1142.89677819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0.56232130169" calcext:value-type="float">
            <text:p>6220.56232130169</text:p>
          </table:table-cell>
          <table:table-cell table:formula="of:=ABS(5000-[.B22])" office:value-type="float" office:value="1220.56232130169" calcext:value-type="float">
            <text:p>1220.5623213016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297.32501171843" calcext:value-type="float">
            <text:p>6297.32501171843</text:p>
          </table:table-cell>
          <table:table-cell table:formula="of:=ABS(5000-[.B23])" office:value-type="float" office:value="1297.32501171843" calcext:value-type="float">
            <text:p>1297.32501171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73.16504407099" calcext:value-type="float">
            <text:p>6373.16504407099</text:p>
          </table:table-cell>
          <table:table-cell table:formula="of:=ABS(5000-[.B24])" office:value-type="float" office:value="1373.16504407099" calcext:value-type="float">
            <text:p>1373.1650440709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448.06271698848" calcext:value-type="float">
            <text:p>6448.06271698848</text:p>
          </table:table-cell>
          <table:table-cell table:formula="of:=ABS(5000-[.B25])" office:value-type="float" office:value="1448.06271698848" calcext:value-type="float">
            <text:p>1448.06271698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26.77995944752" calcext:value-type="float">
            <text:p>6526.77995944752</text:p>
          </table:table-cell>
          <table:table-cell table:formula="of:=ABS(5000-[.B26])" office:value-type="float" office:value="1526.77995944752" calcext:value-type="float">
            <text:p>1526.7799594475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599.72129917778" calcext:value-type="float">
            <text:p>6599.72129917778</text:p>
          </table:table-cell>
          <table:table-cell table:formula="of:=ABS(5000-[.B27])" office:value-type="float" office:value="1599.72129917778" calcext:value-type="float">
            <text:p>1599.7212991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6.41674439192" calcext:value-type="float">
            <text:p>6676.41674439192</text:p>
          </table:table-cell>
          <table:table-cell table:formula="of:=ABS(5000-[.B28])" office:value-type="float" office:value="1676.41674439192" calcext:value-type="float">
            <text:p>1676.4167443919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747.32280679205" calcext:value-type="float">
            <text:p>6747.32280679205</text:p>
          </table:table-cell>
          <table:table-cell table:formula="of:=ABS(5000-[.B29])" office:value-type="float" office:value="1747.32280679205" calcext:value-type="float">
            <text:p>1747.32280679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21.91652294884" calcext:value-type="float">
            <text:p>6821.91652294884</text:p>
          </table:table-cell>
          <table:table-cell table:formula="of:=ABS(5000-[.B30])" office:value-type="float" office:value="1821.91652294884" calcext:value-type="float">
            <text:p>1821.9165229488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6895.42250733948" calcext:value-type="float">
            <text:p>6895.42250733948</text:p>
          </table:table-cell>
          <table:table-cell table:formula="of:=ABS(5000-[.B31])" office:value-type="float" office:value="1895.42250733948" calcext:value-type="float">
            <text:p>1895.42250733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67.82078312745" calcext:value-type="float">
            <text:p>6967.82078312745</text:p>
          </table:table-cell>
          <table:table-cell table:formula="of:=ABS(5000-[.B32])" office:value-type="float" office:value="1967.82078312745" calcext:value-type="float">
            <text:p>1967.8207831274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039.09150220162" calcext:value-type="float">
            <text:p>7039.09150220162</text:p>
          </table:table-cell>
          <table:table-cell table:formula="of:=ABS(5000-[.B33])" office:value-type="float" office:value="2039.09150220162" calcext:value-type="float">
            <text:p>2039.09150220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09.21494777643" calcext:value-type="float">
            <text:p>7109.21494777643</text:p>
          </table:table-cell>
          <table:table-cell table:formula="of:=ABS(5000-[.B34])" office:value-type="float" office:value="2109.21494777643" calcext:value-type="float">
            <text:p>2109.2149477764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7178.1715369816" calcext:value-type="float">
            <text:p>7178.1715369816</text:p>
          </table:table-cell>
          <table:table-cell table:formula="of:=ABS(5000-[.B35])" office:value-type="float" office:value="2178.1715369816" calcext:value-type="float">
            <text:p>2178.17153698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45.94182343967" calcext:value-type="float">
            <text:p>7245.94182343967</text:p>
          </table:table-cell>
          <table:table-cell table:formula="of:=ABS(5000-[.B36])" office:value-type="float" office:value="2245.94182343967" calcext:value-type="float">
            <text:p>2245.9418234396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312.50649982675" calcext:value-type="float">
            <text:p>7312.50649982675</text:p>
          </table:table-cell>
          <table:table-cell table:formula="of:=ABS(5000-[.B37])" office:value-type="float" office:value="2312.50649982675" calcext:value-type="float">
            <text:p>2312.506499826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77.8464004213" calcext:value-type="float">
            <text:p>7377.8464004213</text:p>
          </table:table-cell>
          <table:table-cell table:formula="of:=ABS(5000-[.B38])" office:value-type="float" office:value="2377.8464004213" calcext:value-type="float">
            <text:p>2377.846400421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7441.94250363544" calcext:value-type="float">
            <text:p>7441.94250363544</text:p>
          </table:table-cell>
          <table:table-cell table:formula="of:=ABS(5000-[.B39])" office:value-type="float" office:value="2441.94250363544" calcext:value-type="float">
            <text:p>2441.942503635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04.77593453404" calcext:value-type="float">
            <text:p>7504.77593453404</text:p>
          </table:table-cell>
          <table:table-cell table:formula="of:=ABS(5000-[.B40])" office:value-type="float" office:value="2504.77593453404" calcext:value-type="float">
            <text:p>2504.7759345340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7566.32796733854" calcext:value-type="float">
            <text:p>7566.32796733854</text:p>
          </table:table-cell>
          <table:table-cell table:formula="of:=ABS(5000-[.B41])" office:value-type="float" office:value="2566.32796733854" calcext:value-type="float">
            <text:p>2566.327967338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26.58002791361" calcext:value-type="float">
            <text:p>7626.58002791361</text:p>
          </table:table-cell>
          <table:table-cell table:formula="of:=ABS(5000-[.B42])" office:value-type="float" office:value="2626.58002791361" calcext:value-type="float">
            <text:p>2626.5800279136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7685.5136962392" calcext:value-type="float">
            <text:p>7685.5136962392</text:p>
          </table:table-cell>
          <table:table-cell table:formula="of:=ABS(5000-[.B43])" office:value-type="float" office:value="2685.5136962392" calcext:value-type="float">
            <text:p>2685.51369623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43.11070886744" calcext:value-type="float">
            <text:p>7743.11070886744</text:p>
          </table:table-cell>
          <table:table-cell table:formula="of:=ABS(5000-[.B44])" office:value-type="float" office:value="2743.11070886744" calcext:value-type="float">
            <text:p>2743.1107088674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7803.82763316992" calcext:value-type="float">
            <text:p>7803.82763316992</text:p>
          </table:table-cell>
          <table:table-cell table:formula="of:=ABS(5000-[.B45])" office:value-type="float" office:value="2803.82763316991" calcext:value-type="float">
            <text:p>2803.82763316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58.67754334149" calcext:value-type="float">
            <text:p>7858.67754334149</text:p>
          </table:table-cell>
          <table:table-cell table:formula="of:=ABS(5000-[.B46])" office:value-type="float" office:value="2858.67754334149" calcext:value-type="float">
            <text:p>2858.6775433414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7912.13663194995" calcext:value-type="float">
            <text:p>7912.13663194995</text:p>
          </table:table-cell>
          <table:table-cell table:formula="of:=ABS(5000-[.B47])" office:value-type="float" office:value="2912.13663194995" calcext:value-type="float">
            <text:p>2912.13663194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64.18728758739" calcext:value-type="float">
            <text:p>7964.18728758739</text:p>
          </table:table-cell>
          <table:table-cell table:formula="of:=ABS(5000-[.B48])" office:value-type="float" office:value="2964.18728758738" calcext:value-type="float">
            <text:p>2964.1872875873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014.81206747734" calcext:value-type="float">
            <text:p>8014.81206747734</text:p>
          </table:table-cell>
          <table:table-cell table:formula="of:=ABS(5000-[.B49])" office:value-type="float" office:value="3014.81206747734" calcext:value-type="float">
            <text:p>3014.81206747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63.99369982518" calcext:value-type="float">
            <text:p>8063.99369982518</text:p>
          </table:table-cell>
          <table:table-cell table:formula="of:=ABS(5000-[.B50])" office:value-type="float" office:value="3063.99369982519" calcext:value-type="float">
            <text:p>3063.9936998251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111.71508615992" calcext:value-type="float">
            <text:p>8111.71508615992</text:p>
          </table:table-cell>
          <table:table-cell table:formula="of:=ABS(5000-[.B51])" office:value-type="float" office:value="3111.71508615992" calcext:value-type="float">
            <text:p>3111.715086159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57.95930364945" calcext:value-type="float">
            <text:p>8157.95930364945</text:p>
          </table:table-cell>
          <table:table-cell table:formula="of:=ABS(5000-[.B52])" office:value-type="float" office:value="3157.95930364945" calcext:value-type="float">
            <text:p>3157.9593036494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8202.70960740358" calcext:value-type="float">
            <text:p>8202.70960740358</text:p>
          </table:table-cell>
          <table:table-cell table:formula="of:=ABS(5000-[.B53])" office:value-type="float" office:value="3202.70960740358" calcext:value-type="float">
            <text:p>3202.709607403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45.94943275451" calcext:value-type="float">
            <text:p>8245.94943275451</text:p>
          </table:table-cell>
          <table:table-cell table:formula="of:=ABS(5000-[.B54])" office:value-type="float" office:value="3245.94943275451" calcext:value-type="float">
            <text:p>3245.9494327545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8287.66239752198" calcext:value-type="float">
            <text:p>8287.66239752198</text:p>
          </table:table-cell>
          <table:table-cell table:formula="of:=ABS(5000-[.B55])" office:value-type="float" office:value="3287.66239752198" calcext:value-type="float">
            <text:p>3287.66239752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27.83230425573" calcext:value-type="float">
            <text:p>8327.83230425573</text:p>
          </table:table-cell>
          <table:table-cell table:formula="of:=ABS(5000-[.B56])" office:value-type="float" office:value="3327.83230425573" calcext:value-type="float">
            <text:p>3327.8323042557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8362.22618523446" calcext:value-type="float">
            <text:p>8362.22618523446</text:p>
          </table:table-cell>
          <table:table-cell table:formula="of:=ABS(5000-[.B57])" office:value-type="float" office:value="3362.22618523446" calcext:value-type="float">
            <text:p>3362.226185234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99.28573797304" calcext:value-type="float">
            <text:p>8399.28573797304</text:p>
          </table:table-cell>
          <table:table-cell table:formula="of:=ABS(5000-[.B58])" office:value-type="float" office:value="3399.28573797304" calcext:value-type="float">
            <text:p>3399.2857379730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8434.75509020941" calcext:value-type="float">
            <text:p>8434.75509020941</text:p>
          </table:table-cell>
          <table:table-cell table:formula="of:=ABS(5000-[.B59])" office:value-type="float" office:value="3434.75509020941" calcext:value-type="float">
            <text:p>3434.75509020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64.47361578684" calcext:value-type="float">
            <text:p>8464.47361578684</text:p>
          </table:table-cell>
          <table:table-cell table:formula="of:=ABS(5000-[.B60])" office:value-type="float" office:value="3464.47361578684" calcext:value-type="float">
            <text:p>3464.4736157868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8496.74100469286" calcext:value-type="float">
            <text:p>8496.74100469286</text:p>
          </table:table-cell>
          <table:table-cell table:formula="of:=ABS(5000-[.B61])" office:value-type="float" office:value="3496.74100469286" calcext:value-type="float">
            <text:p>3496.74100469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23.27702082686" calcext:value-type="float">
            <text:p>8523.27702082686</text:p>
          </table:table-cell>
          <table:table-cell table:formula="of:=ABS(5000-[.B62])" office:value-type="float" office:value="3523.27702082686" calcext:value-type="float">
            <text:p>3523.2770208268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8552.28352033292" calcext:value-type="float">
            <text:p>8552.28352033292</text:p>
          </table:table-cell>
          <table:table-cell table:formula="of:=ABS(5000-[.B63])" office:value-type="float" office:value="3552.28352033292" calcext:value-type="float">
            <text:p>3552.28352033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75.58014037412" calcext:value-type="float">
            <text:p>8575.58014037412</text:p>
          </table:table-cell>
          <table:table-cell table:formula="of:=ABS(5000-[.B64])" office:value-type="float" office:value="3575.58014037412" calcext:value-type="float">
            <text:p>3575.5801403741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8597.24912430126" calcext:value-type="float">
            <text:p>8597.24912430126</text:p>
          </table:table-cell>
          <table:table-cell table:formula="of:=ABS(5000-[.B65])" office:value-type="float" office:value="3597.24912430126" calcext:value-type="float">
            <text:p>3597.249124301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17.27715341026" calcext:value-type="float">
            <text:p>8617.27715341026</text:p>
          </table:table-cell>
          <table:table-cell table:formula="of:=ABS(5000-[.B66])" office:value-type="float" office:value="3617.27715341026" calcext:value-type="float">
            <text:p>3617.2771534102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8635.6511090703" calcext:value-type="float">
            <text:p>8635.6511090703</text:p>
          </table:table-cell>
          <table:table-cell table:formula="of:=ABS(5000-[.B67])" office:value-type="float" office:value="3635.6511090703" calcext:value-type="float">
            <text:p>3635.65110907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52.35807460217" calcext:value-type="float">
            <text:p>8652.35807460217</text:p>
          </table:table-cell>
          <table:table-cell table:formula="of:=ABS(5000-[.B68])" office:value-type="float" office:value="3652.35807460217" calcext:value-type="float">
            <text:p>3652.3580746021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8667.38533714067" calcext:value-type="float">
            <text:p>8667.38533714067</text:p>
          </table:table-cell>
          <table:table-cell table:formula="of:=ABS(5000-[.B69])" office:value-type="float" office:value="3667.38533714067" calcext:value-type="float">
            <text:p>3667.385337140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80.72038947396" calcext:value-type="float">
            <text:p>8680.72038947396</text:p>
          </table:table-cell>
          <table:table-cell table:formula="of:=ABS(5000-[.B70])" office:value-type="float" office:value="3680.72038947396" calcext:value-type="float">
            <text:p>3680.7203894739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8692.35093186269" calcext:value-type="float">
            <text:p>8692.35093186269</text:p>
          </table:table-cell>
          <table:table-cell table:formula="of:=ABS(5000-[.B71])" office:value-type="float" office:value="3692.35093186269" calcext:value-type="float">
            <text:p>3692.350931862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98.43465161635" calcext:value-type="float">
            <text:p>8698.43465161635</text:p>
          </table:table-cell>
          <table:table-cell table:formula="of:=ABS(5000-[.B72])" office:value-type="float" office:value="3698.43465161635" calcext:value-type="float">
            <text:p>3698.4346516163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8706.64830612014" calcext:value-type="float">
            <text:p>8706.64830612014</text:p>
          </table:table-cell>
          <table:table-cell table:formula="of:=ABS(5000-[.B73])" office:value-type="float" office:value="3706.64830612013" calcext:value-type="float">
            <text:p>3706.6483061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09.3485557704" calcext:value-type="float">
            <text:p>8709.3485557704</text:p>
          </table:table-cell>
          <table:table-cell table:formula="of:=ABS(5000-[.B74])" office:value-type="float" office:value="3709.3485557704" calcext:value-type="float">
            <text:p>3709.348555770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8710.35503277582" calcext:value-type="float">
            <text:p>8710.35503277582</text:p>
          </table:table-cell>
          <table:table-cell table:formula="of:=ABS(5000-[.B75])" office:value-type="float" office:value="3710.35503277582" calcext:value-type="float">
            <text:p>3710.355032775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13.37307872274" calcext:value-type="float">
            <text:p>8713.37307872274</text:p>
          </table:table-cell>
          <table:table-cell table:formula="of:=ABS(5000-[.B76])" office:value-type="float" office:value="3713.37307872274" calcext:value-type="float">
            <text:p>3713.3730787227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8710.93173441142" calcext:value-type="float">
            <text:p>8710.93173441142</text:p>
          </table:table-cell>
          <table:table-cell table:formula="of:=ABS(5000-[.B77])" office:value-type="float" office:value="3710.93173441142" calcext:value-type="float">
            <text:p>3710.93173441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03.10904926759" calcext:value-type="float">
            <text:p>8703.10904926759</text:p>
          </table:table-cell>
          <table:table-cell table:formula="of:=ABS(5000-[.B78])" office:value-type="float" office:value="3703.10904926759" calcext:value-type="float">
            <text:p>3703.10904926759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8697.23870843778" calcext:value-type="float">
            <text:p>8697.23870843778</text:p>
          </table:table-cell>
          <table:table-cell table:formula="of:=ABS(5000-[.B79])" office:value-type="float" office:value="3697.23870843778" calcext:value-type="float">
            <text:p>3697.23870843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89.62478809079" calcext:value-type="float">
            <text:p>8689.62478809079</text:p>
          </table:table-cell>
          <table:table-cell table:formula="of:=ABS(5000-[.B80])" office:value-type="float" office:value="3689.62478809079" calcext:value-type="float">
            <text:p>3689.6247880907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8680.25796620615" calcext:value-type="float">
            <text:p>8680.25796620615</text:p>
          </table:table-cell>
          <table:table-cell table:formula="of:=ABS(5000-[.B81])" office:value-type="float" office:value="3680.25796620615" calcext:value-type="float">
            <text:p>3680.25796620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65.59360344092" calcext:value-type="float">
            <text:p>8665.59360344092</text:p>
          </table:table-cell>
          <table:table-cell table:formula="of:=ABS(5000-[.B82])" office:value-type="float" office:value="3665.59360344092" calcext:value-type="float">
            <text:p>3665.59360344092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8649.22032146008" calcext:value-type="float">
            <text:p>8649.22032146008</text:p>
          </table:table-cell>
          <table:table-cell table:formula="of:=ABS(5000-[.B83])" office:value-type="float" office:value="3649.22032146008" calcext:value-type="float">
            <text:p>3649.22032146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31.13025295309" calcext:value-type="float">
            <text:p>8631.13025295309</text:p>
          </table:table-cell>
          <table:table-cell table:formula="of:=ABS(5000-[.B84])" office:value-type="float" office:value="3631.13025295309" calcext:value-type="float">
            <text:p>3631.13025295309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8611.3157419283" calcext:value-type="float">
            <text:p>8611.3157419283</text:p>
          </table:table-cell>
          <table:table-cell table:formula="of:=ABS(5000-[.B85])" office:value-type="float" office:value="3611.3157419283" calcext:value-type="float">
            <text:p>3611.31574192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89.76934498676" calcext:value-type="float">
            <text:p>8589.76934498676</text:p>
          </table:table-cell>
          <table:table-cell table:formula="of:=ABS(5000-[.B86])" office:value-type="float" office:value="3589.76934498676" calcext:value-type="float">
            <text:p>3589.76934498676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8566.48383256647" calcext:value-type="float">
            <text:p>8566.48383256647</text:p>
          </table:table-cell>
          <table:table-cell table:formula="of:=ABS(5000-[.B87])" office:value-type="float" office:value="3566.48383256647" calcext:value-type="float">
            <text:p>3566.483832566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41.45219017106" calcext:value-type="float">
            <text:p>8541.45219017106</text:p>
          </table:table-cell>
          <table:table-cell table:formula="of:=ABS(5000-[.B88])" office:value-type="float" office:value="3541.45219017107" calcext:value-type="float">
            <text:p>3541.4521901710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8511.35451933066" calcext:value-type="float">
            <text:p>8511.35451933066</text:p>
          </table:table-cell>
          <table:table-cell table:formula="of:=ABS(5000-[.B89])" office:value-type="float" office:value="3511.35451933066" calcext:value-type="float">
            <text:p>3511.354519330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482.84324484671" calcext:value-type="float">
            <text:p>8482.84324484671</text:p>
          </table:table-cell>
          <table:table-cell table:formula="of:=ABS(5000-[.B90])" office:value-type="float" office:value="3482.84324484671" calcext:value-type="float">
            <text:p>3482.84324484671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8449.31910877543" calcext:value-type="float">
            <text:p>8449.31910877543</text:p>
          </table:table-cell>
          <table:table-cell table:formula="of:=ABS(5000-[.B91])" office:value-type="float" office:value="3449.31910877543" calcext:value-type="float">
            <text:p>3449.319108775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14.08981079635" calcext:value-type="float">
            <text:p>8414.08981079635</text:p>
          </table:table-cell>
          <table:table-cell table:formula="of:=ABS(5000-[.B92])" office:value-type="float" office:value="3414.08981079635" calcext:value-type="float">
            <text:p>3414.0898107963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8377.15016105784" calcext:value-type="float">
            <text:p>8377.15016105784</text:p>
          </table:table-cell>
          <table:table-cell table:formula="of:=ABS(5000-[.B93])" office:value-type="float" office:value="3377.15016105784" calcext:value-type="float">
            <text:p>3377.15016105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35.34857945483" calcext:value-type="float">
            <text:p>8335.34857945483</text:p>
          </table:table-cell>
          <table:table-cell table:formula="of:=ABS(5000-[.B94])" office:value-type="float" office:value="3335.34857945483" calcext:value-type="float">
            <text:p>3335.3485794548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8295.00753319617" calcext:value-type="float">
            <text:p>8295.00753319617</text:p>
          </table:table-cell>
          <table:table-cell table:formula="of:=ABS(5000-[.B95])" office:value-type="float" office:value="3295.00753319617" calcext:value-type="float">
            <text:p>3295.00753319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49.86376936336" calcext:value-type="float">
            <text:p>8249.86376936336</text:p>
          </table:table-cell>
          <table:table-cell table:formula="of:=ABS(5000-[.B96])" office:value-type="float" office:value="3249.86376936336" calcext:value-type="float">
            <text:p>3249.86376936336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8206.10406303732" calcext:value-type="float">
            <text:p>8206.10406303732</text:p>
          </table:table-cell>
          <table:table-cell table:formula="of:=ABS(5000-[.B97])" office:value-type="float" office:value="3206.10406303732" calcext:value-type="float">
            <text:p>3206.104063037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57.60263882637" calcext:value-type="float">
            <text:p>8157.60263882637</text:p>
          </table:table-cell>
          <table:table-cell table:formula="of:=ABS(5000-[.B98])" office:value-type="float" office:value="3157.60263882637" calcext:value-type="float">
            <text:p>3157.6026388263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8107.43458342053" calcext:value-type="float">
            <text:p>8107.43458342053</text:p>
          </table:table-cell>
          <table:table-cell table:formula="of:=ABS(5000-[.B99])" office:value-type="float" office:value="3107.43458342053" calcext:value-type="float">
            <text:p>3107.434583420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55.59688266809" calcext:value-type="float">
            <text:p>8055.59688266809</text:p>
          </table:table-cell>
          <table:table-cell table:formula="of:=ABS(5000-[.B100])" office:value-type="float" office:value="3055.59688266809" calcext:value-type="float">
            <text:p>3055.59688266809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7999.18321491784" calcext:value-type="float">
            <text:p>7999.18321491784</text:p>
          </table:table-cell>
          <table:table-cell table:formula="of:=ABS(5000-[.B101])" office:value-type="float" office:value="2999.18321491784" calcext:value-type="float">
            <text:p>2999.183214917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44.03364346143" calcext:value-type="float">
            <text:p>7944.03364346143</text:p>
          </table:table-cell>
          <table:table-cell table:formula="of:=ABS(5000-[.B102])" office:value-type="float" office:value="2944.03364346143" calcext:value-type="float">
            <text:p>2944.0336434614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7884.37481799426" calcext:value-type="float">
            <text:p>7884.37481799426</text:p>
          </table:table-cell>
          <table:table-cell table:formula="of:=ABS(5000-[.B103])" office:value-type="float" office:value="2884.37481799426" calcext:value-type="float">
            <text:p>2884.374817994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23.10871955626" calcext:value-type="float">
            <text:p>7823.10871955626</text:p>
          </table:table-cell>
          <table:table-cell table:formula="of:=ABS(5000-[.B104])" office:value-type="float" office:value="2823.10871955625" calcext:value-type="float">
            <text:p>2823.108719556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7760.2340134872" calcext:value-type="float">
            <text:p>7760.2340134872</text:p>
          </table:table-cell>
          <table:table-cell table:formula="of:=ABS(5000-[.B105])" office:value-type="float" office:value="2760.23401348719" calcext:value-type="float">
            <text:p>2760.234013487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95.74956476269" calcext:value-type="float">
            <text:p>7695.74956476269</text:p>
          </table:table-cell>
          <table:table-cell table:formula="of:=ABS(5000-[.B106])" office:value-type="float" office:value="2695.74956476269" calcext:value-type="float">
            <text:p>2695.74956476269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7629.65443852464" calcext:value-type="float">
            <text:p>7629.65443852464</text:p>
          </table:table-cell>
          <table:table-cell table:formula="of:=ABS(5000-[.B107])" office:value-type="float" office:value="2629.65443852464" calcext:value-type="float">
            <text:p>2629.65443852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59.29830428713" calcext:value-type="float">
            <text:p>7559.29830428713</text:p>
          </table:table-cell>
          <table:table-cell table:formula="of:=ABS(5000-[.B108])" office:value-type="float" office:value="2559.29830428713" calcext:value-type="float">
            <text:p>2559.29830428713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7487.40443237935" calcext:value-type="float">
            <text:p>7487.40443237935</text:p>
          </table:table-cell>
          <table:table-cell table:formula="of:=ABS(5000-[.B109])" office:value-type="float" office:value="2487.40443237935" calcext:value-type="float">
            <text:p>2487.404432379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13.97308833047" calcext:value-type="float">
            <text:p>7413.97308833047</text:p>
          </table:table-cell>
          <table:table-cell table:formula="of:=ABS(5000-[.B110])" office:value-type="float" office:value="2413.97308833047" calcext:value-type="float">
            <text:p>2413.9730883304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7339.00472841132" calcext:value-type="float">
            <text:p>7339.00472841132</text:p>
          </table:table-cell>
          <table:table-cell table:formula="of:=ABS(5000-[.B111])" office:value-type="float" office:value="2339.00472841132" calcext:value-type="float">
            <text:p>2339.00472841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62.5" calcext:value-type="float">
            <text:p>7262.5</text:p>
          </table:table-cell>
          <table:table-cell table:formula="of:=ABS(5000-[.B112])" office:value-type="float" office:value="2262.5" calcext:value-type="float">
            <text:p>2262.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7181.99762410889" calcext:value-type="float">
            <text:p>7181.99762410889</text:p>
          </table:table-cell>
          <table:table-cell table:formula="of:=ABS(5000-[.B113])" office:value-type="float" office:value="2181.99762410889" calcext:value-type="float">
            <text:p>2181.997624108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02.46093660925" calcext:value-type="float">
            <text:p>7102.46093660925</text:p>
          </table:table-cell>
          <table:table-cell table:formula="of:=ABS(5000-[.B114])" office:value-type="float" office:value="2102.46093660925" calcext:value-type="float">
            <text:p>2102.4609366092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7019.00536341862" calcext:value-type="float">
            <text:p>7019.00536341862</text:p>
          </table:table-cell>
          <table:table-cell table:formula="of:=ABS(5000-[.B115])" office:value-type="float" office:value="2019.00536341862" calcext:value-type="float">
            <text:p>2019.005363418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34.09498234744" calcext:value-type="float">
            <text:p>6934.09498234744</text:p>
          </table:table-cell>
          <table:table-cell table:formula="of:=ABS(5000-[.B116])" office:value-type="float" office:value="1934.09498234744" calcext:value-type="float">
            <text:p>1934.0949823474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847.73193427589" calcext:value-type="float">
            <text:p>6847.73193427589</text:p>
          </table:table-cell>
          <table:table-cell table:formula="of:=ABS(5000-[.B117])" office:value-type="float" office:value="1847.73193427589" calcext:value-type="float">
            <text:p>1847.731934275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57.64858862289" calcext:value-type="float">
            <text:p>6757.64858862289</text:p>
          </table:table-cell>
          <table:table-cell table:formula="of:=ABS(5000-[.B118])" office:value-type="float" office:value="1757.64858862289" calcext:value-type="float">
            <text:p>1757.64858862289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668.42631692595" calcext:value-type="float">
            <text:p>6668.42631692595</text:p>
          </table:table-cell>
          <table:table-cell table:formula="of:=ABS(5000-[.B119])" office:value-type="float" office:value="1668.42631692595" calcext:value-type="float">
            <text:p>1668.426316925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75.56720183577" calcext:value-type="float">
            <text:p>6575.56720183577</text:p>
          </table:table-cell>
          <table:table-cell table:formula="of:=ABS(5000-[.B120])" office:value-type="float" office:value="1575.56720183577" calcext:value-type="float">
            <text:p>1575.56720183577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481.34456244917" calcext:value-type="float">
            <text:p>6481.34456244917</text:p>
          </table:table-cell>
          <table:table-cell table:formula="of:=ABS(5000-[.B121])" office:value-type="float" office:value="1481.34456244917" calcext:value-type="float">
            <text:p>1481.344562449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85.76193490219" calcext:value-type="float">
            <text:p>6385.76193490219</text:p>
          </table:table-cell>
          <table:table-cell table:formula="of:=ABS(5000-[.B122])" office:value-type="float" office:value="1385.76193490219" calcext:value-type="float">
            <text:p>1385.76193490219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286.74955866836" calcext:value-type="float">
            <text:p>6286.74955866836</text:p>
          </table:table-cell>
          <table:table-cell table:formula="of:=ABS(5000-[.B123])" office:value-type="float" office:value="1286.74955866836" calcext:value-type="float">
            <text:p>1286.749558668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88.49802439809" calcext:value-type="float">
            <text:p>6188.49802439809</text:p>
          </table:table-cell>
          <table:table-cell table:formula="of:=ABS(5000-[.B124])" office:value-type="float" office:value="1188.49802439809" calcext:value-type="float">
            <text:p>1188.49802439809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086.90453714419" calcext:value-type="float">
            <text:p>6086.90453714419</text:p>
          </table:table-cell>
          <table:table-cell table:formula="of:=ABS(5000-[.B125])" office:value-type="float" office:value="1086.90453714419" calcext:value-type="float">
            <text:p>1086.904537144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84.0472328133" calcext:value-type="float">
            <text:p>5984.0472328133</text:p>
          </table:table-cell>
          <table:table-cell table:formula="of:=ABS(5000-[.B126])" office:value-type="float" office:value="984.047232813296" calcext:value-type="float">
            <text:p>984.047232813296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879.93093828919" calcext:value-type="float">
            <text:p>5879.93093828919</text:p>
          </table:table-cell>
          <table:table-cell table:formula="of:=ABS(5000-[.B127])" office:value-type="float" office:value="879.930938289193" calcext:value-type="float">
            <text:p>879.9309382891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72.68760453963" calcext:value-type="float">
            <text:p>5772.68760453963</text:p>
          </table:table-cell>
          <table:table-cell table:formula="of:=ABS(5000-[.B128])" office:value-type="float" office:value="772.687604539634" calcext:value-type="float">
            <text:p>772.68760453963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666.10896515777" calcext:value-type="float">
            <text:p>5666.10896515777</text:p>
          </table:table-cell>
          <table:table-cell table:formula="of:=ABS(5000-[.B129])" office:value-type="float" office:value="666.108965157766" calcext:value-type="float">
            <text:p>666.1089651577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56.49505770024" calcext:value-type="float">
            <text:p>5556.49505770024</text:p>
          </table:table-cell>
          <table:table-cell table:formula="of:=ABS(5000-[.B130])" office:value-type="float" office:value="556.495057700245" calcext:value-type="float">
            <text:p>556.49505770024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445.72477858497" calcext:value-type="float">
            <text:p>5445.72477858497</text:p>
          </table:table-cell>
          <table:table-cell table:formula="of:=ABS(5000-[.B131])" office:value-type="float" office:value="445.724778584969" calcext:value-type="float">
            <text:p>445.7247785849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33.80413516394" calcext:value-type="float">
            <text:p>5333.80413516394</text:p>
          </table:table-cell>
          <table:table-cell table:formula="of:=ABS(5000-[.B132])" office:value-type="float" office:value="333.804135163939" calcext:value-type="float">
            <text:p>333.80413516393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5220.73927841629" calcext:value-type="float">
            <text:p>5220.73927841629</text:p>
          </table:table-cell>
          <table:table-cell table:formula="of:=ABS(5000-[.B133])" office:value-type="float" office:value="220.73927841629" calcext:value-type="float">
            <text:p>220.739278416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04.90866188804" calcext:value-type="float">
            <text:p>5104.90866188804</text:p>
          </table:table-cell>
          <table:table-cell table:formula="of:=ABS(5000-[.B134])" office:value-type="float" office:value="104.908661888038" calcext:value-type="float">
            <text:p>104.908661888038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988.02919868803" calcext:value-type="float">
            <text:p>4988.02919868803</text:p>
          </table:table-cell>
          <table:table-cell table:style-name="ce4" table:formula="of:=ABS(5000-[.B135])" office:value-type="float" office:value="11.9708013119734" calcext:value-type="float">
            <text:p>11.97080131197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70.10783134882" calcext:value-type="float">
            <text:p>4870.10783134882</text:p>
          </table:table-cell>
          <table:table-cell table:formula="of:=ABS(5000-[.B136])" office:value-type="float" office:value="129.892168651183" calcext:value-type="float">
            <text:p>129.892168651183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751.15163216736" calcext:value-type="float">
            <text:p>4751.15163216736</text:p>
          </table:table-cell>
          <table:table-cell table:formula="of:=ABS(5000-[.B137])" office:value-type="float" office:value="248.848367832637" calcext:value-type="float">
            <text:p>248.8483678326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31.16780280804" calcext:value-type="float">
            <text:p>4631.16780280804</text:p>
          </table:table-cell>
          <table:table-cell table:formula="of:=ABS(5000-[.B138])" office:value-type="float" office:value="368.832197191964" calcext:value-type="float">
            <text:p>368.832197191964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508.74359717493" calcext:value-type="float">
            <text:p>4508.74359717493</text:p>
          </table:table-cell>
          <table:table-cell table:formula="of:=ABS(5000-[.B139])" office:value-type="float" office:value="491.256402825067" calcext:value-type="float">
            <text:p>491.2564028250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85.39033104823" calcext:value-type="float">
            <text:p>4385.39033104823</text:p>
          </table:table-cell>
          <table:table-cell table:formula="of:=ABS(5000-[.B140])" office:value-type="float" office:value="614.60966895177" calcext:value-type="float">
            <text:p>614.6096689517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4261.11590656761" calcext:value-type="float">
            <text:p>4261.11590656761</text:p>
          </table:table-cell>
          <table:table-cell table:formula="of:=ABS(5000-[.B141])" office:value-type="float" office:value="738.884093432389" calcext:value-type="float">
            <text:p>738.8840934323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35.92834073826" calcext:value-type="float">
            <text:p>4135.92834073826</text:p>
          </table:table-cell>
          <table:table-cell table:formula="of:=ABS(5000-[.B142])" office:value-type="float" office:value="864.07165926174" calcext:value-type="float">
            <text:p>864.07165926174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4008.58386491183" calcext:value-type="float">
            <text:p>4008.58386491183</text:p>
          </table:table-cell>
          <table:table-cell table:formula="of:=ABS(5000-[.B143])" office:value-type="float" office:value="991.416135088165" calcext:value-type="float">
            <text:p>991.4161350881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80.42720541838" calcext:value-type="float">
            <text:p>3880.42720541838</text:p>
          </table:table-cell>
          <table:table-cell table:formula="of:=ABS(5000-[.B144])" office:value-type="float" office:value="1119.57279458162" calcext:value-type="float">
            <text:p>1119.5727945816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752.63422398384" calcext:value-type="float">
            <text:p>3752.63422398384</text:p>
          </table:table-cell>
          <table:table-cell table:formula="of:=ABS(5000-[.B145])" office:value-type="float" office:value="1247.36577601616" calcext:value-type="float">
            <text:p>1247.36577601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21.71197493654" calcext:value-type="float">
            <text:p>3621.71197493654</text:p>
          </table:table-cell>
          <table:table-cell table:formula="of:=ABS(5000-[.B146])" office:value-type="float" office:value="1378.28802506346" calcext:value-type="float">
            <text:p>1378.2880250634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491.17097282169" calcext:value-type="float">
            <text:p>3491.17097282169</text:p>
          </table:table-cell>
          <table:table-cell table:formula="of:=ABS(5000-[.B147])" office:value-type="float" office:value="1508.82902717831" calcext:value-type="float">
            <text:p>1508.829027178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58.81336516097" calcext:value-type="float">
            <text:p>3358.81336516097</text:p>
          </table:table-cell>
          <table:table-cell table:formula="of:=ABS(5000-[.B148])" office:value-type="float" office:value="1641.18663483903" calcext:value-type="float">
            <text:p>1641.18663483903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226.77001854244" calcext:value-type="float">
            <text:p>3226.77001854244</text:p>
          </table:table-cell>
          <table:table-cell table:formula="of:=ABS(5000-[.B149])" office:value-type="float" office:value="1773.22998145756" calcext:value-type="float">
            <text:p>1773.229981457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93.01381505387" calcext:value-type="float">
            <text:p>3093.01381505387</text:p>
          </table:table-cell>
          <table:table-cell table:formula="of:=ABS(5000-[.B150])" office:value-type="float" office:value="1906.98618494613" calcext:value-type="float">
            <text:p>1906.9861849461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957.68257873767" calcext:value-type="float">
            <text:p>2957.68257873767</text:p>
          </table:table-cell>
          <table:table-cell table:formula="of:=ABS(5000-[.B151])" office:value-type="float" office:value="2042.31742126233" calcext:value-type="float">
            <text:p>2042.31742126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22.65112797592" calcext:value-type="float">
            <text:p>2822.65112797592</text:p>
          </table:table-cell>
          <table:table-cell table:formula="of:=ABS(5000-[.B152])" office:value-type="float" office:value="2177.34887202408" calcext:value-type="float">
            <text:p>2177.3488720240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686.14978538246" calcext:value-type="float">
            <text:p>2686.14978538246</text:p>
          </table:table-cell>
          <table:table-cell table:formula="of:=ABS(5000-[.B153])" office:value-type="float" office:value="2313.85021461754" calcext:value-type="float">
            <text:p>2313.850214617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49.09960783068" calcext:value-type="float">
            <text:p>2549.09960783068</text:p>
          </table:table-cell>
          <table:table-cell table:formula="of:=ABS(5000-[.B154])" office:value-type="float" office:value="2450.90039216932" calcext:value-type="float">
            <text:p>2450.90039216932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411.51054257963" calcext:value-type="float">
            <text:p>2411.51054257963</text:p>
          </table:table-cell>
          <table:table-cell table:formula="of:=ABS(5000-[.B155])" office:value-type="float" office:value="2588.48945742037" calcext:value-type="float">
            <text:p>2588.489457420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73.39260418269" calcext:value-type="float">
            <text:p>2273.39260418269</text:p>
          </table:table-cell>
          <table:table-cell table:formula="of:=ABS(5000-[.B156])" office:value-type="float" office:value="2726.60739581731" calcext:value-type="float">
            <text:p>2726.60739581731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134.10324279772" calcext:value-type="float">
            <text:p>2134.10324279772</text:p>
          </table:table-cell>
          <table:table-cell table:formula="of:=ABS(5000-[.B157])" office:value-type="float" office:value="2865.89675720228" calcext:value-type="float">
            <text:p>2865.896757202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5.00115154233" calcext:value-type="float">
            <text:p>1995.00115154233</text:p>
          </table:table-cell>
          <table:table-cell table:formula="of:=ABS(5000-[.B158])" office:value-type="float" office:value="3004.99884845767" calcext:value-type="float">
            <text:p>3004.9988484576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854.83465758731" calcext:value-type="float">
            <text:p>1854.83465758731</text:p>
          </table:table-cell>
          <table:table-cell table:formula="of:=ABS(5000-[.B159])" office:value-type="float" office:value="3145.16534241269" calcext:value-type="float">
            <text:p>3145.165342412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4.2667975896" calcext:value-type="float">
            <text:p>1714.2667975896</text:p>
          </table:table-cell>
          <table:table-cell table:formula="of:=ABS(5000-[.B160])" office:value-type="float" office:value="3285.7332024104" calcext:value-type="float">
            <text:p>3285.7332024104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572.82879885698" calcext:value-type="float">
            <text:p>1572.82879885698</text:p>
          </table:table-cell>
          <table:table-cell table:formula="of:=ABS(5000-[.B161])" office:value-type="float" office:value="3427.17120114302" calcext:value-type="float">
            <text:p>3427.171201143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31.0972959165" calcext:value-type="float">
            <text:p>1431.0972959165</text:p>
          </table:table-cell>
          <table:table-cell table:formula="of:=ABS(5000-[.B162])" office:value-type="float" office:value="3568.9027040835" calcext:value-type="float">
            <text:p>3568.9027040835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289.47523828706" calcext:value-type="float">
            <text:p>1289.47523828706</text:p>
          </table:table-cell>
          <table:table-cell table:formula="of:=ABS(5000-[.B163])" office:value-type="float" office:value="3710.52476171294" calcext:value-type="float">
            <text:p>3710.524761712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6.79642835343" calcext:value-type="float">
            <text:p>1146.79642835343</text:p>
          </table:table-cell>
          <table:table-cell table:formula="of:=ABS(5000-[.B164])" office:value-type="float" office:value="3853.20357164657" calcext:value-type="float">
            <text:p>3853.2035716465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004.24847534843" calcext:value-type="float">
            <text:p>1004.24847534843</text:p>
          </table:table-cell>
          <table:table-cell table:formula="of:=ABS(5000-[.B165])" office:value-type="float" office:value="3995.75152465157" calcext:value-type="float">
            <text:p>3995.751524651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1.44983975888" calcext:value-type="float">
            <text:p>861.44983975888</text:p>
          </table:table-cell>
          <table:table-cell table:formula="of:=ABS(5000-[.B166])" office:value-type="float" office:value="4138.55016024112" calcext:value-type="float">
            <text:p>4138.5501602411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718.193212970228" calcext:value-type="float">
            <text:p>718.193212970228</text:p>
          </table:table-cell>
          <table:table-cell table:formula="of:=ABS(5000-[.B167])" office:value-type="float" office:value="4281.80678702977" calcext:value-type="float">
            <text:p>4281.80678702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4.794710690156" calcext:value-type="float">
            <text:p>574.794710690156</text:p>
          </table:table-cell>
          <table:table-cell table:formula="of:=ABS(5000-[.B168])" office:value-type="float" office:value="4425.20528930984" calcext:value-type="float">
            <text:p>4425.20528930984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31.265223372232" calcext:value-type="float">
            <text:p>431.265223372232</text:p>
          </table:table-cell>
          <table:table-cell table:formula="of:=ABS(5000-[.B169])" office:value-type="float" office:value="4568.73477662777" calcext:value-type="float">
            <text:p>4568.734776627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7.528396054258" calcext:value-type="float">
            <text:p>287.528396054258</text:p>
          </table:table-cell>
          <table:table-cell table:formula="of:=ABS(5000-[.B170])" office:value-type="float" office:value="4712.47160394574" calcext:value-type="float">
            <text:p>4712.47160394574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43.769672335715" calcext:value-type="float">
            <text:p>143.769672335715</text:p>
          </table:table-cell>
          <table:table-cell table:formula="of:=ABS(5000-[.B171])" office:value-type="float" office:value="4856.23032766429" calcext:value-type="float">
            <text:p>4856.23032766429</text:p>
          </table:table-cell>
        </table:table-row>
      </table:table>
      <table:table table:name="Test A3" table:style-name="ta1">
        <table:shapes>
          <draw:frame draw:z-index="0" draw:style-name="gr1" draw:text-style-name="P1" svg:width="453.51pt" svg:height="255.09pt" svg:x="221.47pt" svg:y="11.51pt">
            <loext:p draw:notify-on-update-of-ranges="'Test A3'.A1:'Test A3'.A1 'Test A3'.A2:'Test A3'.A171 'Test A3'.C1:'Test A3'.C1 'Test A3'.C2:'Test A3'.C1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2.393368192845" calcext:value-type="float">
            <text:p>682.393368192845</text:p>
          </table:table-cell>
          <table:table-cell table:formula="of:=ABS(5000-[.B2])" office:value-type="float" office:value="4317.60663180716" calcext:value-type="float">
            <text:p>4317.6066318071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46.547148775386" calcext:value-type="float">
            <text:p>746.547148775386</text:p>
          </table:table-cell>
          <table:table-cell table:formula="of:=ABS(5000-[.B3])" office:value-type="float" office:value="4253.45285122461" calcext:value-type="float">
            <text:p>4253.452851224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5.507954201985" calcext:value-type="float">
            <text:p>815.507954201985</text:p>
          </table:table-cell>
          <table:table-cell table:formula="of:=ABS(5000-[.B4])" office:value-type="float" office:value="4184.49204579802" calcext:value-type="float">
            <text:p>4184.492045798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79.311092273777" calcext:value-type="float">
            <text:p>879.311092273777</text:p>
          </table:table-cell>
          <table:table-cell table:formula="of:=ABS(5000-[.B5])" office:value-type="float" office:value="4120.68890772622" calcext:value-type="float">
            <text:p>4120.68890772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7.88157481746" calcext:value-type="float">
            <text:p>947.88157481746</text:p>
          </table:table-cell>
          <table:table-cell table:formula="of:=ABS(5000-[.B6])" office:value-type="float" office:value="4052.11842518254" calcext:value-type="float">
            <text:p>4052.1184251825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11.27375860129" calcext:value-type="float">
            <text:p>1011.27375860129</text:p>
          </table:table-cell>
          <table:table-cell table:formula="of:=ABS(5000-[.B7])" office:value-type="float" office:value="3988.72624139871" calcext:value-type="float">
            <text:p>3988.72624139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9.39219492832" calcext:value-type="float">
            <text:p>1079.39219492832</text:p>
          </table:table-cell>
          <table:table-cell table:formula="of:=ABS(5000-[.B8])" office:value-type="float" office:value="3920.60780507168" calcext:value-type="float">
            <text:p>3920.6078050716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142.31332218302" calcext:value-type="float">
            <text:p>1142.31332218302</text:p>
          </table:table-cell>
          <table:table-cell table:formula="of:=ABS(5000-[.B9])" office:value-type="float" office:value="3857.68667781698" calcext:value-type="float">
            <text:p>3857.686677816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4.97977552607" calcext:value-type="float">
            <text:p>1204.97977552607</text:p>
          </table:table-cell>
          <table:table-cell table:formula="of:=ABS(5000-[.B10])" office:value-type="float" office:value="3795.02022447393" calcext:value-type="float">
            <text:p>3795.0202244739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72.30842598303" calcext:value-type="float">
            <text:p>1272.30842598303</text:p>
          </table:table-cell>
          <table:table-cell table:formula="of:=ABS(5000-[.B11])" office:value-type="float" office:value="3727.69157401697" calcext:value-type="float">
            <text:p>3727.69157401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4.41450533155" calcext:value-type="float">
            <text:p>1334.41450533155</text:p>
          </table:table-cell>
          <table:table-cell table:formula="of:=ABS(5000-[.B12])" office:value-type="float" office:value="3665.58549466845" calcext:value-type="float">
            <text:p>3665.5854946684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396.22196874082" calcext:value-type="float">
            <text:p>1396.22196874082</text:p>
          </table:table-cell>
          <table:table-cell table:formula="of:=ABS(5000-[.B13])" office:value-type="float" office:value="3603.77803125918" calcext:value-type="float">
            <text:p>3603.77803125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2.62450333701" calcext:value-type="float">
            <text:p>1462.62450333701</text:p>
          </table:table-cell>
          <table:table-cell table:formula="of:=ABS(5000-[.B14])" office:value-type="float" office:value="3537.37549666299" calcext:value-type="float">
            <text:p>3537.3754966629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523.78291568539" calcext:value-type="float">
            <text:p>1523.78291568539</text:p>
          </table:table-cell>
          <table:table-cell table:formula="of:=ABS(5000-[.B15])" office:value-type="float" office:value="3476.21708431461" calcext:value-type="float">
            <text:p>3476.217084314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4.59911318876" calcext:value-type="float">
            <text:p>1584.59911318876</text:p>
          </table:table-cell>
          <table:table-cell table:formula="of:=ABS(5000-[.B16])" office:value-type="float" office:value="3415.40088681124" calcext:value-type="float">
            <text:p>3415.400886811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49.94025203269" calcext:value-type="float">
            <text:p>1649.94025203269</text:p>
          </table:table-cell>
          <table:table-cell table:formula="of:=ABS(5000-[.B17])" office:value-type="float" office:value="3350.05974796731" calcext:value-type="float">
            <text:p>3350.059747967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0.01946369808" calcext:value-type="float">
            <text:p>1710.01946369808</text:p>
          </table:table-cell>
          <table:table-cell table:formula="of:=ABS(5000-[.B18])" office:value-type="float" office:value="3289.98053630192" calcext:value-type="float">
            <text:p>3289.9805363019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769.71325512376" calcext:value-type="float">
            <text:p>1769.71325512376</text:p>
          </table:table-cell>
          <table:table-cell table:formula="of:=ABS(5000-[.B19])" office:value-type="float" office:value="3230.28674487624" calcext:value-type="float">
            <text:p>3230.28674487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9.00744403024" calcext:value-type="float">
            <text:p>1829.00744403024</text:p>
          </table:table-cell>
          <table:table-cell table:formula="of:=ABS(5000-[.B20])" office:value-type="float" office:value="3170.99255596976" calcext:value-type="float">
            <text:p>3170.9925559697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887.88789873733" calcext:value-type="float">
            <text:p>1887.88789873733</text:p>
          </table:table-cell>
          <table:table-cell table:formula="of:=ABS(5000-[.B21])" office:value-type="float" office:value="3112.11210126267" calcext:value-type="float">
            <text:p>3112.11210126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6.34053997246" calcext:value-type="float">
            <text:p>1946.34053997246</text:p>
          </table:table-cell>
          <table:table-cell table:formula="of:=ABS(5000-[.B22])" office:value-type="float" office:value="3053.65946002754" calcext:value-type="float">
            <text:p>3053.6594600275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004.35134267395" calcext:value-type="float">
            <text:p>2004.35134267395</text:p>
          </table:table-cell>
          <table:table-cell table:formula="of:=ABS(5000-[.B23])" office:value-type="float" office:value="2995.64865732605" calcext:value-type="float">
            <text:p>2995.64865732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66.71264626737" calcext:value-type="float">
            <text:p>2066.71264626737</text:p>
          </table:table-cell>
          <table:table-cell table:formula="of:=ABS(5000-[.B24])" office:value-type="float" office:value="2933.28735373263" calcext:value-type="float">
            <text:p>2933.2873537326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123.78571273307" calcext:value-type="float">
            <text:p>2123.78571273307</text:p>
          </table:table-cell>
          <table:table-cell table:formula="of:=ABS(5000-[.B25])" office:value-type="float" office:value="2876.21428726693" calcext:value-type="float">
            <text:p>2876.214287266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5.5933198159" calcext:value-type="float">
            <text:p>2175.5933198159</text:p>
          </table:table-cell>
          <table:table-cell table:formula="of:=ABS(5000-[.B26])" office:value-type="float" office:value="2824.4066801841" calcext:value-type="float">
            <text:p>2824.406680184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231.69766475085" calcext:value-type="float">
            <text:p>2231.69766475085</text:p>
          </table:table-cell>
          <table:table-cell table:formula="of:=ABS(5000-[.B27])" office:value-type="float" office:value="2768.30233524915" calcext:value-type="float">
            <text:p>2768.302335249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87.29092168984" calcext:value-type="float">
            <text:p>2287.29092168984</text:p>
          </table:table-cell>
          <table:table-cell table:formula="of:=ABS(5000-[.B28])" office:value-type="float" office:value="2712.70907831016" calcext:value-type="float">
            <text:p>2712.7090783101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342.35942835932" calcext:value-type="float">
            <text:p>2342.35942835932</text:p>
          </table:table-cell>
          <table:table-cell table:formula="of:=ABS(5000-[.B29])" office:value-type="float" office:value="2657.64057164068" calcext:value-type="float">
            <text:p>2657.6405716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6.88958914425" calcext:value-type="float">
            <text:p>2396.88958914425</text:p>
          </table:table-cell>
          <table:table-cell table:formula="of:=ABS(5000-[.B30])" office:value-type="float" office:value="2603.11041085575" calcext:value-type="float">
            <text:p>2603.1104108557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450.86787683967" calcext:value-type="float">
            <text:p>2450.86787683967</text:p>
          </table:table-cell>
          <table:table-cell table:formula="of:=ABS(5000-[.B31])" office:value-type="float" office:value="2549.13212316033" calcext:value-type="float">
            <text:p>2549.13212316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4.28083439443" calcext:value-type="float">
            <text:p>2504.28083439443</text:p>
          </table:table-cell>
          <table:table-cell table:formula="of:=ABS(5000-[.B32])" office:value-type="float" office:value="2495.71916560557" calcext:value-type="float">
            <text:p>2495.7191656055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552.43171570186" calcext:value-type="float">
            <text:p>2552.43171570186</text:p>
          </table:table-cell>
          <table:table-cell table:formula="of:=ABS(5000-[.B33])" office:value-type="float" office:value="2447.56828429814" calcext:value-type="float">
            <text:p>2447.568284298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4.68938992722" calcext:value-type="float">
            <text:p>2604.68938992722</text:p>
          </table:table-cell>
          <table:table-cell table:formula="of:=ABS(5000-[.B34])" office:value-type="float" office:value="2395.31061007278" calcext:value-type="float">
            <text:p>2395.3106100727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656.34215658867" calcext:value-type="float">
            <text:p>2656.34215658867</text:p>
          </table:table-cell>
          <table:table-cell table:formula="of:=ABS(5000-[.B35])" office:value-type="float" office:value="2343.65784341133" calcext:value-type="float">
            <text:p>2343.65784341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02.74093606221" calcext:value-type="float">
            <text:p>2702.74093606221</text:p>
          </table:table-cell>
          <table:table-cell table:formula="of:=ABS(5000-[.B36])" office:value-type="float" office:value="2297.25906393779" calcext:value-type="float">
            <text:p>2297.2590639377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753.16100688361" calcext:value-type="float">
            <text:p>2753.16100688361</text:p>
          </table:table-cell>
          <table:table-cell table:formula="of:=ABS(5000-[.B37])" office:value-type="float" office:value="2246.83899311639" calcext:value-type="float">
            <text:p>2246.838993116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98.33475449542" calcext:value-type="float">
            <text:p>2798.33475449542</text:p>
          </table:table-cell>
          <table:table-cell table:formula="of:=ABS(5000-[.B38])" office:value-type="float" office:value="2201.66524550458" calcext:value-type="float">
            <text:p>2201.6652455045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847.47153096582" calcext:value-type="float">
            <text:p>2847.47153096582</text:p>
          </table:table-cell>
          <table:table-cell table:formula="of:=ABS(5000-[.B39])" office:value-type="float" office:value="2152.52846903418" calcext:value-type="float">
            <text:p>2152.52846903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91.37137343885" calcext:value-type="float">
            <text:p>2891.37137343885</text:p>
          </table:table-cell>
          <table:table-cell table:formula="of:=ABS(5000-[.B40])" office:value-type="float" office:value="2108.62862656115" calcext:value-type="float">
            <text:p>2108.6286265611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934.62509857687" calcext:value-type="float">
            <text:p>2934.62509857687</text:p>
          </table:table-cell>
          <table:table-cell table:formula="of:=ABS(5000-[.B41])" office:value-type="float" office:value="2065.37490142313" calcext:value-type="float">
            <text:p>2065.374901423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81.75261935057" calcext:value-type="float">
            <text:p>2981.75261935057</text:p>
          </table:table-cell>
          <table:table-cell table:formula="of:=ABS(5000-[.B42])" office:value-type="float" office:value="2018.24738064943" calcext:value-type="float">
            <text:p>2018.2473806494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023.66070257207" calcext:value-type="float">
            <text:p>3023.66070257207</text:p>
          </table:table-cell>
          <table:table-cell table:formula="of:=ABS(5000-[.B43])" office:value-type="float" office:value="1976.33929742793" calcext:value-type="float">
            <text:p>1976.339297427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4.88769788016" calcext:value-type="float">
            <text:p>3064.88769788016</text:p>
          </table:table-cell>
          <table:table-cell table:formula="of:=ABS(5000-[.B44])" office:value-type="float" office:value="1935.11230211984" calcext:value-type="float">
            <text:p>1935.1123021198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105.42223475899" calcext:value-type="float">
            <text:p>3105.42223475899</text:p>
          </table:table-cell>
          <table:table-cell table:formula="of:=ABS(5000-[.B45])" office:value-type="float" office:value="1894.57776524101" calcext:value-type="float">
            <text:p>1894.57776524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5.25303038497" calcext:value-type="float">
            <text:p>3145.25303038497</text:p>
          </table:table-cell>
          <table:table-cell table:formula="of:=ABS(5000-[.B46])" office:value-type="float" office:value="1854.74696961503" calcext:value-type="float">
            <text:p>1854.74696961503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188.80394527568" calcext:value-type="float">
            <text:p>3188.80394527568</text:p>
          </table:table-cell>
          <table:table-cell table:formula="of:=ABS(5000-[.B47])" office:value-type="float" office:value="1811.19605472432" calcext:value-type="float">
            <text:p>1811.196054724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22.75871393504" calcext:value-type="float">
            <text:p>3222.75871393504</text:p>
          </table:table-cell>
          <table:table-cell table:formula="of:=ABS(5000-[.B48])" office:value-type="float" office:value="1777.24128606496" calcext:value-type="float">
            <text:p>1777.2412860649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260.41148797592" calcext:value-type="float">
            <text:p>3260.41148797592</text:p>
          </table:table-cell>
          <table:table-cell table:formula="of:=ABS(5000-[.B49])" office:value-type="float" office:value="1739.58851202408" calcext:value-type="float">
            <text:p>1739.58851202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7.31629591551" calcext:value-type="float">
            <text:p>3297.31629591551</text:p>
          </table:table-cell>
          <table:table-cell table:formula="of:=ABS(5000-[.B50])" office:value-type="float" office:value="1702.68370408449" calcext:value-type="float">
            <text:p>1702.6837040844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333.46231544984" calcext:value-type="float">
            <text:p>3333.46231544984</text:p>
          </table:table-cell>
          <table:table-cell table:formula="of:=ABS(5000-[.B51])" office:value-type="float" office:value="1666.53768455016" calcext:value-type="float">
            <text:p>1666.537684550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68.83882072148" calcext:value-type="float">
            <text:p>3368.83882072148</text:p>
          </table:table-cell>
          <table:table-cell table:formula="of:=ABS(5000-[.B52])" office:value-type="float" office:value="1631.16117927852" calcext:value-type="float">
            <text:p>1631.1611792785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519.7551204036" calcext:value-type="float">
            <text:p>3519.7551204036</text:p>
          </table:table-cell>
          <table:table-cell table:formula="of:=ABS(5000-[.B53])" office:value-type="float" office:value="1480.2448795964" calcext:value-type="float">
            <text:p>1480.24487959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28.68631329986" calcext:value-type="float">
            <text:p>4028.68631329986</text:p>
          </table:table-cell>
          <table:table-cell table:formula="of:=ABS(5000-[.B54])" office:value-type="float" office:value="971.313686700139" calcext:value-type="float">
            <text:p>971.31368670013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293.04322752293" calcext:value-type="float">
            <text:p>4293.04322752293</text:p>
          </table:table-cell>
          <table:table-cell table:formula="of:=ABS(5000-[.B55])" office:value-type="float" office:value="706.95677247707" calcext:value-type="float">
            <text:p>706.956772477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03.13539059062" calcext:value-type="float">
            <text:p>4503.13539059062</text:p>
          </table:table-cell>
          <table:table-cell table:formula="of:=ABS(5000-[.B56])" office:value-type="float" office:value="496.864609409379" calcext:value-type="float">
            <text:p>496.86460940937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685.03948149059" calcext:value-type="float">
            <text:p>4685.03948149059</text:p>
          </table:table-cell>
          <table:table-cell table:formula="of:=ABS(5000-[.B57])" office:value-type="float" office:value="314.960518509409" calcext:value-type="float">
            <text:p>314.960518509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3.32252988476" calcext:value-type="float">
            <text:p>4843.32252988476</text:p>
          </table:table-cell>
          <table:table-cell table:formula="of:=ABS(5000-[.B58])" office:value-type="float" office:value="156.677470115236" calcext:value-type="float">
            <text:p>156.67747011523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986.63721596167" calcext:value-type="float">
            <text:p>4986.63721596167</text:p>
          </table:table-cell>
          <table:table-cell table:style-name="ce5" table:formula="of:=ABS(5000-[.B59])" office:value-type="float" office:value="13.3627840383342" calcext:value-type="float">
            <text:p>13.36278403833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9.3070105274" calcext:value-type="float">
            <text:p>5119.3070105274</text:p>
          </table:table-cell>
          <table:table-cell table:formula="of:=ABS(5000-[.B60])" office:value-type="float" office:value="119.307010527402" calcext:value-type="float">
            <text:p>119.30701052740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241.44255963591" calcext:value-type="float">
            <text:p>5241.44255963591</text:p>
          </table:table-cell>
          <table:table-cell table:formula="of:=ABS(5000-[.B61])" office:value-type="float" office:value="241.442559635913" calcext:value-type="float">
            <text:p>241.442559635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57.25436964993" calcext:value-type="float">
            <text:p>5357.25436964993</text:p>
          </table:table-cell>
          <table:table-cell table:formula="of:=ABS(5000-[.B62])" office:value-type="float" office:value="357.25436964993" calcext:value-type="float">
            <text:p>357.2543696499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5462.71512817089" calcext:value-type="float">
            <text:p>5462.71512817089</text:p>
          </table:table-cell>
          <table:table-cell table:formula="of:=ABS(5000-[.B63])" office:value-type="float" office:value="462.715128170894" calcext:value-type="float">
            <text:p>462.7151281708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61.99183632759" calcext:value-type="float">
            <text:p>5561.99183632759</text:p>
          </table:table-cell>
          <table:table-cell table:formula="of:=ABS(5000-[.B64])" office:value-type="float" office:value="561.991836327593" calcext:value-type="float">
            <text:p>561.99183632759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5655.13301444214" calcext:value-type="float">
            <text:p>5655.13301444214</text:p>
          </table:table-cell>
          <table:table-cell table:formula="of:=ABS(5000-[.B65])" office:value-type="float" office:value="655.133014442143" calcext:value-type="float">
            <text:p>655.1330144421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46.1824947902" calcext:value-type="float">
            <text:p>5746.1824947902</text:p>
          </table:table-cell>
          <table:table-cell table:formula="of:=ABS(5000-[.B66])" office:value-type="float" office:value="746.182494790197" calcext:value-type="float">
            <text:p>746.18249479019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827.18028443915" calcext:value-type="float">
            <text:p>5827.18028443915</text:p>
          </table:table-cell>
          <table:table-cell table:formula="of:=ABS(5000-[.B67])" office:value-type="float" office:value="827.180284439147" calcext:value-type="float">
            <text:p>827.1802844391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06.14059828249" calcext:value-type="float">
            <text:p>5906.14059828249</text:p>
          </table:table-cell>
          <table:table-cell table:formula="of:=ABS(5000-[.B68])" office:value-type="float" office:value="906.140598282486" calcext:value-type="float">
            <text:p>906.14059828248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979.12631835254" calcext:value-type="float">
            <text:p>5979.12631835254</text:p>
          </table:table-cell>
          <table:table-cell table:formula="of:=ABS(5000-[.B69])" office:value-type="float" office:value="979.126318352542" calcext:value-type="float">
            <text:p>979.1263183525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50.0813099423" calcext:value-type="float">
            <text:p>6050.0813099423</text:p>
          </table:table-cell>
          <table:table-cell table:formula="of:=ABS(5000-[.B70])" office:value-type="float" office:value="1050.0813099423" calcext:value-type="float">
            <text:p>1050.081309942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6115.12482334762" calcext:value-type="float">
            <text:p>6115.12482334762</text:p>
          </table:table-cell>
          <table:table-cell table:formula="of:=ABS(5000-[.B71])" office:value-type="float" office:value="1115.12482334762" calcext:value-type="float">
            <text:p>1115.12482334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74.31821153916" calcext:value-type="float">
            <text:p>6174.31821153916</text:p>
          </table:table-cell>
          <table:table-cell table:formula="of:=ABS(5000-[.B72])" office:value-type="float" office:value="1174.31821153916" calcext:value-type="float">
            <text:p>1174.3182115391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6231.52688809212" calcext:value-type="float">
            <text:p>6231.52688809212</text:p>
          </table:table-cell>
          <table:table-cell table:formula="of:=ABS(5000-[.B73])" office:value-type="float" office:value="1231.52688809212" calcext:value-type="float">
            <text:p>1231.526888092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86.73080325554" calcext:value-type="float">
            <text:p>6286.73080325554</text:p>
          </table:table-cell>
          <table:table-cell table:formula="of:=ABS(5000-[.B74])" office:value-type="float" office:value="1286.73080325554" calcext:value-type="float">
            <text:p>1286.7308032555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6336.16539787487" calcext:value-type="float">
            <text:p>6336.16539787487</text:p>
          </table:table-cell>
          <table:table-cell table:formula="of:=ABS(5000-[.B75])" office:value-type="float" office:value="1336.16539787487" calcext:value-type="float">
            <text:p>1336.165397874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83.614050851" calcext:value-type="float">
            <text:p>6383.614050851</text:p>
          </table:table-cell>
          <table:table-cell table:formula="of:=ABS(5000-[.B76])" office:value-type="float" office:value="1383.614050851" calcext:value-type="float">
            <text:p>1383.61405085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6425.37199030019" calcext:value-type="float">
            <text:p>6425.37199030019</text:p>
          </table:table-cell>
          <table:table-cell table:formula="of:=ABS(5000-[.B77])" office:value-type="float" office:value="1425.37199030019" calcext:value-type="float">
            <text:p>1425.371990300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65.16672231319" calcext:value-type="float">
            <text:p>6465.16672231319</text:p>
          </table:table-cell>
          <table:table-cell table:formula="of:=ABS(5000-[.B78])" office:value-type="float" office:value="1465.16672231319" calcext:value-type="float">
            <text:p>1465.16672231319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6502.98123612537" calcext:value-type="float">
            <text:p>6502.98123612537</text:p>
          </table:table-cell>
          <table:table-cell table:formula="of:=ABS(5000-[.B79])" office:value-type="float" office:value="1502.98123612537" calcext:value-type="float">
            <text:p>1502.981236125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35.20208607656" calcext:value-type="float">
            <text:p>6535.20208607656</text:p>
          </table:table-cell>
          <table:table-cell table:formula="of:=ABS(5000-[.B80])" office:value-type="float" office:value="1535.20208607656" calcext:value-type="float">
            <text:p>1535.20208607656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6565.47038446408" calcext:value-type="float">
            <text:p>6565.47038446408</text:p>
          </table:table-cell>
          <table:table-cell table:formula="of:=ABS(5000-[.B81])" office:value-type="float" office:value="1565.47038446408" calcext:value-type="float">
            <text:p>1565.470384464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90.23520065847" calcext:value-type="float">
            <text:p>6590.23520065847</text:p>
          </table:table-cell>
          <table:table-cell table:formula="of:=ABS(5000-[.B82])" office:value-type="float" office:value="1590.23520065847" calcext:value-type="float">
            <text:p>1590.23520065847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6613.07890866903" calcext:value-type="float">
            <text:p>6613.07890866903</text:p>
          </table:table-cell>
          <table:table-cell table:formula="of:=ABS(5000-[.B83])" office:value-type="float" office:value="1613.07890866903" calcext:value-type="float">
            <text:p>1613.07890866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33.98743788346" calcext:value-type="float">
            <text:p>6633.98743788346</text:p>
          </table:table-cell>
          <table:table-cell table:formula="of:=ABS(5000-[.B84])" office:value-type="float" office:value="1633.98743788346" calcext:value-type="float">
            <text:p>1633.9874378834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6652.94697407982" calcext:value-type="float">
            <text:p>6652.94697407982</text:p>
          </table:table-cell>
          <table:table-cell table:formula="of:=ABS(5000-[.B85])" office:value-type="float" office:value="1652.94697407982" calcext:value-type="float">
            <text:p>1652.946974079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66.53396961072" calcext:value-type="float">
            <text:p>6666.53396961072</text:p>
          </table:table-cell>
          <table:table-cell table:formula="of:=ABS(5000-[.B86])" office:value-type="float" office:value="1666.53396961072" calcext:value-type="float">
            <text:p>1666.53396961072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6678.20920228065" calcext:value-type="float">
            <text:p>6678.20920228065</text:p>
          </table:table-cell>
          <table:table-cell table:formula="of:=ABS(5000-[.B87])" office:value-type="float" office:value="1678.20920228065" calcext:value-type="float">
            <text:p>1678.209202280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87.96041055695" calcext:value-type="float">
            <text:p>6687.96041055695</text:p>
          </table:table-cell>
          <table:table-cell table:formula="of:=ABS(5000-[.B88])" office:value-type="float" office:value="1687.96041055695" calcext:value-type="float">
            <text:p>1687.9604105569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6692.46248697862" calcext:value-type="float">
            <text:p>6692.46248697862</text:p>
          </table:table-cell>
          <table:table-cell table:formula="of:=ABS(5000-[.B89])" office:value-type="float" office:value="1692.46248697862" calcext:value-type="float">
            <text:p>1692.462486978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95.08239084781" calcext:value-type="float">
            <text:p>6695.08239084781</text:p>
          </table:table-cell>
          <table:table-cell table:formula="of:=ABS(5000-[.B90])" office:value-type="float" office:value="1695.08239084781" calcext:value-type="float">
            <text:p>1695.08239084781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6695.80937828403" calcext:value-type="float">
            <text:p>6695.80937828403</text:p>
          </table:table-cell>
          <table:table-cell table:formula="of:=ABS(5000-[.B91])" office:value-type="float" office:value="1695.80937828403" calcext:value-type="float">
            <text:p>1695.809378284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91.41901683659" calcext:value-type="float">
            <text:p>6691.41901683659</text:p>
          </table:table-cell>
          <table:table-cell table:formula="of:=ABS(5000-[.B92])" office:value-type="float" office:value="1691.41901683658" calcext:value-type="float">
            <text:p>1691.4190168365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6685.18209511914" calcext:value-type="float">
            <text:p>6685.18209511914</text:p>
          </table:table-cell>
          <table:table-cell table:formula="of:=ABS(5000-[.B93])" office:value-type="float" office:value="1685.18209511914" calcext:value-type="float">
            <text:p>1685.182095119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7.08934903855" calcext:value-type="float">
            <text:p>6677.08934903855</text:p>
          </table:table-cell>
          <table:table-cell table:formula="of:=ABS(5000-[.B94])" office:value-type="float" office:value="1677.08934903855" calcext:value-type="float">
            <text:p>1677.0893490385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6667.1317583888" calcext:value-type="float">
            <text:p>6667.1317583888</text:p>
          </table:table-cell>
          <table:table-cell table:formula="of:=ABS(5000-[.B95])" office:value-type="float" office:value="1667.1317583888" calcext:value-type="float">
            <text:p>1667.13175838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52.22224089347" calcext:value-type="float">
            <text:p>6652.22224089347</text:p>
          </table:table-cell>
          <table:table-cell table:formula="of:=ABS(5000-[.B96])" office:value-type="float" office:value="1652.22224089347" calcext:value-type="float">
            <text:p>1652.22224089347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6635.49957619487" calcext:value-type="float">
            <text:p>6635.49957619487</text:p>
          </table:table-cell>
          <table:table-cell table:formula="of:=ABS(5000-[.B97])" office:value-type="float" office:value="1635.49957619487" calcext:value-type="float">
            <text:p>1635.49957619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16.95617955703" calcext:value-type="float">
            <text:p>6616.95617955703</text:p>
          </table:table-cell>
          <table:table-cell table:formula="of:=ABS(5000-[.B98])" office:value-type="float" office:value="1616.95617955703" calcext:value-type="float">
            <text:p>1616.9561795570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6596.58470507217" calcext:value-type="float">
            <text:p>6596.58470507217</text:p>
          </table:table-cell>
          <table:table-cell table:formula="of:=ABS(5000-[.B99])" office:value-type="float" office:value="1596.58470507217" calcext:value-type="float">
            <text:p>1596.584705072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71.43912062965" calcext:value-type="float">
            <text:p>6571.43912062965</text:p>
          </table:table-cell>
          <table:table-cell table:formula="of:=ABS(5000-[.B100])" office:value-type="float" office:value="1571.43912062965" calcext:value-type="float">
            <text:p>1571.4391206296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6544.52231086209" calcext:value-type="float">
            <text:p>6544.52231086209</text:p>
          </table:table-cell>
          <table:table-cell table:formula="of:=ABS(5000-[.B101])" office:value-type="float" office:value="1544.52231086209" calcext:value-type="float">
            <text:p>1544.522310862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15.82831694754" calcext:value-type="float">
            <text:p>6515.82831694754</text:p>
          </table:table-cell>
          <table:table-cell table:formula="of:=ABS(5000-[.B102])" office:value-type="float" office:value="1515.82831694754" calcext:value-type="float">
            <text:p>1515.82831694754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6485.3514127897" calcext:value-type="float">
            <text:p>6485.3514127897</text:p>
          </table:table-cell>
          <table:table-cell table:formula="of:=ABS(5000-[.B103])" office:value-type="float" office:value="1485.3514127897" calcext:value-type="float">
            <text:p>1485.35141278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50.29014153537" calcext:value-type="float">
            <text:p>6450.29014153537</text:p>
          </table:table-cell>
          <table:table-cell table:formula="of:=ABS(5000-[.B104])" office:value-type="float" office:value="1450.29014153537" calcext:value-type="float">
            <text:p>1450.29014153537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6413.50776932586" calcext:value-type="float">
            <text:p>6413.50776932586</text:p>
          </table:table-cell>
          <table:table-cell table:formula="of:=ABS(5000-[.B105])" office:value-type="float" office:value="1413.50776932586" calcext:value-type="float">
            <text:p>1413.507769325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74.99990485108" calcext:value-type="float">
            <text:p>6374.99990485108</text:p>
          </table:table-cell>
          <table:table-cell table:formula="of:=ABS(5000-[.B106])" office:value-type="float" office:value="1374.99990485108" calcext:value-type="float">
            <text:p>1374.9999048510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6332.07588436711" calcext:value-type="float">
            <text:p>6332.07588436711</text:p>
          </table:table-cell>
          <table:table-cell table:formula="of:=ABS(5000-[.B107])" office:value-type="float" office:value="1332.07588436711" calcext:value-type="float">
            <text:p>1332.07588436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87.49207012724" calcext:value-type="float">
            <text:p>6287.49207012724</text:p>
          </table:table-cell>
          <table:table-cell table:formula="of:=ABS(5000-[.B108])" office:value-type="float" office:value="1287.49207012724" calcext:value-type="float">
            <text:p>1287.4920701272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241.24535553194" calcext:value-type="float">
            <text:p>6241.24535553194</text:p>
          </table:table-cell>
          <table:table-cell table:formula="of:=ABS(5000-[.B109])" office:value-type="float" office:value="1241.24535553194" calcext:value-type="float">
            <text:p>1241.245355531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93.33285079358" calcext:value-type="float">
            <text:p>6193.33285079358</text:p>
          </table:table-cell>
          <table:table-cell table:formula="of:=ABS(5000-[.B110])" office:value-type="float" office:value="1193.33285079358" calcext:value-type="float">
            <text:p>1193.33285079358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143.75188363905" calcext:value-type="float">
            <text:p>6143.75188363905</text:p>
          </table:table-cell>
          <table:table-cell table:formula="of:=ABS(5000-[.B111])" office:value-type="float" office:value="1143.75188363905" calcext:value-type="float">
            <text:p>1143.75188363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90" calcext:value-type="float">
            <text:p>6090</text:p>
          </table:table-cell>
          <table:table-cell table:formula="of:=ABS(5000-[.B112])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034.65072906785" calcext:value-type="float">
            <text:p>6034.65072906785</text:p>
          </table:table-cell>
          <table:table-cell table:formula="of:=ABS(5000-[.B113])" office:value-type="float" office:value="1034.65072906785" calcext:value-type="float">
            <text:p>1034.650729067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7.70261763756" calcext:value-type="float">
            <text:p>5977.70261763756</text:p>
          </table:table-cell>
          <table:table-cell table:formula="of:=ABS(5000-[.B114])" office:value-type="float" office:value="977.702617637564" calcext:value-type="float">
            <text:p>977.702617637564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916.76862721896" calcext:value-type="float">
            <text:p>5916.76862721896</text:p>
          </table:table-cell>
          <table:table-cell table:formula="of:=ABS(5000-[.B115])" office:value-type="float" office:value="916.768627218963" calcext:value-type="float">
            <text:p>916.7686272189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56.65774575394" calcext:value-type="float">
            <text:p>5856.65774575394</text:p>
          </table:table-cell>
          <table:table-cell table:formula="of:=ABS(5000-[.B116])" office:value-type="float" office:value="856.657745753942" calcext:value-type="float">
            <text:p>856.65774575394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792.63635303376" calcext:value-type="float">
            <text:p>5792.63635303376</text:p>
          </table:table-cell>
          <table:table-cell table:formula="of:=ABS(5000-[.B117])" office:value-type="float" office:value="792.636353033761" calcext:value-type="float">
            <text:p>792.6363530337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24.82020171556" calcext:value-type="float">
            <text:p>5724.82020171556</text:p>
          </table:table-cell>
          <table:table-cell table:formula="of:=ABS(5000-[.B118])" office:value-type="float" office:value="724.82020171556" calcext:value-type="float">
            <text:p>724.8202017155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5657.78827023235" calcext:value-type="float">
            <text:p>5657.78827023235</text:p>
          </table:table-cell>
          <table:table-cell table:formula="of:=ABS(5000-[.B119])" office:value-type="float" office:value="657.78827023235" calcext:value-type="float">
            <text:p>657.788270232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87.04026582658" calcext:value-type="float">
            <text:p>5587.04026582658</text:p>
          </table:table-cell>
          <table:table-cell table:formula="of:=ABS(5000-[.B120])" office:value-type="float" office:value="587.040265826581" calcext:value-type="float">
            <text:p>587.040265826581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5514.84715011438" calcext:value-type="float">
            <text:p>5514.84715011438</text:p>
          </table:table-cell>
          <table:table-cell table:formula="of:=ABS(5000-[.B121])" office:value-type="float" office:value="514.847150114382" calcext:value-type="float">
            <text:p>514.847150114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41.21011991169" calcext:value-type="float">
            <text:p>5441.21011991169</text:p>
          </table:table-cell>
          <table:table-cell table:formula="of:=ABS(5000-[.B122])" office:value-type="float" office:value="441.210119911687" calcext:value-type="float">
            <text:p>441.21011991168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364.05709375837" calcext:value-type="float">
            <text:p>5364.05709375837</text:p>
          </table:table-cell>
          <table:table-cell table:formula="of:=ABS(5000-[.B123])" office:value-type="float" office:value="364.057093758365" calcext:value-type="float">
            <text:p>364.057093758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7.57635998523" calcext:value-type="float">
            <text:p>5287.57635998523</text:p>
          </table:table-cell>
          <table:table-cell table:formula="of:=ABS(5000-[.B124])" office:value-type="float" office:value="287.576359985232" calcext:value-type="float">
            <text:p>287.576359985232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207.66284016395" calcext:value-type="float">
            <text:p>5207.66284016395</text:p>
          </table:table-cell>
          <table:table-cell table:formula="of:=ABS(5000-[.B125])" office:value-type="float" office:value="207.662840163949" calcext:value-type="float">
            <text:p>207.6628401639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24.43875013688" calcext:value-type="float">
            <text:p>5124.43875013688</text:p>
          </table:table-cell>
          <table:table-cell table:formula="of:=ABS(5000-[.B126])" office:value-type="float" office:value="124.438750136884" calcext:value-type="float">
            <text:p>124.43875013688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041.85422140974" calcext:value-type="float">
            <text:p>5041.85422140974</text:p>
          </table:table-cell>
          <table:table-cell table:style-name="ce5" table:formula="of:=ABS(5000-[.B127])" office:value-type="float" office:value="41.8542214097397" calcext:value-type="float">
            <text:p>41.85422140973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56.04523089285" calcext:value-type="float">
            <text:p>4956.04523089285</text:p>
          </table:table-cell>
          <table:table-cell table:formula="of:=ABS(5000-[.B128])" office:value-type="float" office:value="43.9547691071502" calcext:value-type="float">
            <text:p>43.954769107150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4868.96879703229" calcext:value-type="float">
            <text:p>4868.96879703229</text:p>
          </table:table-cell>
          <table:table-cell table:formula="of:=ABS(5000-[.B129])" office:value-type="float" office:value="131.031202967713" calcext:value-type="float">
            <text:p>131.0312029677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80.62844693447" calcext:value-type="float">
            <text:p>4780.62844693447</text:p>
          </table:table-cell>
          <table:table-cell table:formula="of:=ABS(5000-[.B130])" office:value-type="float" office:value="219.371553065526" calcext:value-type="float">
            <text:p>219.371553065526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4689.27683506445" calcext:value-type="float">
            <text:p>4689.27683506445</text:p>
          </table:table-cell>
          <table:table-cell table:formula="of:=ABS(5000-[.B131])" office:value-type="float" office:value="310.723164935545" calcext:value-type="float">
            <text:p>310.7231649355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8.46082701373" calcext:value-type="float">
            <text:p>4598.46082701373</text:p>
          </table:table-cell>
          <table:table-cell table:formula="of:=ABS(5000-[.B132])" office:value-type="float" office:value="401.539172986275" calcext:value-type="float">
            <text:p>401.539172986275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504.72356535969" calcext:value-type="float">
            <text:p>4504.72356535969</text:p>
          </table:table-cell>
          <table:table-cell table:formula="of:=ABS(5000-[.B133])" office:value-type="float" office:value="495.276434640309" calcext:value-type="float">
            <text:p>495.2764346403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09.82065212204" calcext:value-type="float">
            <text:p>4409.82065212204</text:p>
          </table:table-cell>
          <table:table-cell table:formula="of:=ABS(5000-[.B134])" office:value-type="float" office:value="590.179347877959" calcext:value-type="float">
            <text:p>590.179347877959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312.17028054531" calcext:value-type="float">
            <text:p>4312.17028054531</text:p>
          </table:table-cell>
          <table:table-cell table:formula="of:=ABS(5000-[.B135])" office:value-type="float" office:value="687.829719454689" calcext:value-type="float">
            <text:p>687.8297194546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13.44671830214" calcext:value-type="float">
            <text:p>4213.44671830214</text:p>
          </table:table-cell>
          <table:table-cell table:formula="of:=ABS(5000-[.B136])" office:value-type="float" office:value="786.553281697858" calcext:value-type="float">
            <text:p>786.553281697858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113.65533721836" calcext:value-type="float">
            <text:p>4113.65533721836</text:p>
          </table:table-cell>
          <table:table-cell table:formula="of:=ABS(5000-[.B137])" office:value-type="float" office:value="886.344662781644" calcext:value-type="float">
            <text:p>886.3446627816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12.80164731936" calcext:value-type="float">
            <text:p>4012.80164731936</text:p>
          </table:table-cell>
          <table:table-cell table:formula="of:=ABS(5000-[.B138])" office:value-type="float" office:value="987.198352680642" calcext:value-type="float">
            <text:p>987.19835268064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910.89129657312" calcext:value-type="float">
            <text:p>3910.89129657312</text:p>
          </table:table-cell>
          <table:table-cell table:formula="of:=ABS(5000-[.B139])" office:value-type="float" office:value="1089.10870342688" calcext:value-type="float">
            <text:p>1089.108703426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06.55188383257" calcext:value-type="float">
            <text:p>3806.55188383257</text:p>
          </table:table-cell>
          <table:table-cell table:formula="of:=ABS(5000-[.B140])" office:value-type="float" office:value="1193.44811616743" calcext:value-type="float">
            <text:p>1193.4481161674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701.2515086837" calcext:value-type="float">
            <text:p>3701.2515086837</text:p>
          </table:table-cell>
          <table:table-cell table:formula="of:=ABS(5000-[.B141])" office:value-type="float" office:value="1298.7484913163" calcext:value-type="float">
            <text:p>1298.74849131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94.99653647398" calcext:value-type="float">
            <text:p>3594.99653647398</text:p>
          </table:table-cell>
          <table:table-cell table:formula="of:=ABS(5000-[.B142])" office:value-type="float" office:value="1405.00346352602" calcext:value-type="float">
            <text:p>1405.0034635260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486.54155645825" calcext:value-type="float">
            <text:p>3486.54155645825</text:p>
          </table:table-cell>
          <table:table-cell table:formula="of:=ABS(5000-[.B143])" office:value-type="float" office:value="1513.45844354175" calcext:value-type="float">
            <text:p>1513.458443541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77.22966257115" calcext:value-type="float">
            <text:p>3377.22966257115</text:p>
          </table:table-cell>
          <table:table-cell table:formula="of:=ABS(5000-[.B144])" office:value-type="float" office:value="1622.77033742885" calcext:value-type="float">
            <text:p>1622.7703374288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267.0678671635" calcext:value-type="float">
            <text:p>3267.0678671635</text:p>
          </table:table-cell>
          <table:table-cell table:formula="of:=ABS(5000-[.B145])" office:value-type="float" office:value="1732.9321328365" calcext:value-type="float">
            <text:p>1732.93213283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56.06329244464" calcext:value-type="float">
            <text:p>3156.06329244464</text:p>
          </table:table-cell>
          <table:table-cell table:formula="of:=ABS(5000-[.B146])" office:value-type="float" office:value="1843.93670755536" calcext:value-type="float">
            <text:p>1843.9367075553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044.22317003949" calcext:value-type="float">
            <text:p>3044.22317003949</text:p>
          </table:table-cell>
          <table:table-cell table:formula="of:=ABS(5000-[.B147])" office:value-type="float" office:value="1955.77682996051" calcext:value-type="float">
            <text:p>1955.776829960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30.51528207637" calcext:value-type="float">
            <text:p>2930.51528207637</text:p>
          </table:table-cell>
          <table:table-cell table:formula="of:=ABS(5000-[.B148])" office:value-type="float" office:value="2069.48471792362" calcext:value-type="float">
            <text:p>2069.4847179236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2816.072073643" calcext:value-type="float">
            <text:p>2816.072073643</text:p>
          </table:table-cell>
          <table:table-cell table:formula="of:=ABS(5000-[.B149])" office:value-type="float" office:value="2183.927926357" calcext:value-type="float">
            <text:p>2183.9279263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00.90132955501" calcext:value-type="float">
            <text:p>2700.90132955501</text:p>
          </table:table-cell>
          <table:table-cell table:formula="of:=ABS(5000-[.B150])" office:value-type="float" office:value="2299.09867044499" calcext:value-type="float">
            <text:p>2299.0986704449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584.09975147874" calcext:value-type="float">
            <text:p>2584.09975147874</text:p>
          </table:table-cell>
          <table:table-cell table:formula="of:=ABS(5000-[.B151])" office:value-type="float" office:value="2415.90024852126" calcext:value-type="float">
            <text:p>2415.900248521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6.67236375871" calcext:value-type="float">
            <text:p>2466.67236375871</text:p>
          </table:table-cell>
          <table:table-cell table:formula="of:=ABS(5000-[.B152])" office:value-type="float" office:value="2533.32763624129" calcext:value-type="float">
            <text:p>2533.3276362412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348.62743139738" calcext:value-type="float">
            <text:p>2348.62743139738</text:p>
          </table:table-cell>
          <table:table-cell table:formula="of:=ABS(5000-[.B153])" office:value-type="float" office:value="2651.37256860262" calcext:value-type="float">
            <text:p>2651.372568602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29.97329914852" calcext:value-type="float">
            <text:p>2229.97329914852</text:p>
          </table:table-cell>
          <table:table-cell table:formula="of:=ABS(5000-[.B154])" office:value-type="float" office:value="2770.02670085148" calcext:value-type="float">
            <text:p>2770.02670085148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109.97934387528" calcext:value-type="float">
            <text:p>2109.97934387528</text:p>
          </table:table-cell>
          <table:table-cell table:formula="of:=ABS(5000-[.B155])" office:value-type="float" office:value="2890.02065612472" calcext:value-type="float">
            <text:p>2890.020656124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0.175343729" calcext:value-type="float">
            <text:p>1990.175343729</text:p>
          </table:table-cell>
          <table:table-cell table:formula="of:=ABS(5000-[.B156])" office:value-type="float" office:value="3009.824656271" calcext:value-type="float">
            <text:p>3009.824656271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869.13507259103" calcext:value-type="float">
            <text:p>1869.13507259103</text:p>
          </table:table-cell>
          <table:table-cell table:formula="of:=ABS(5000-[.B157])" office:value-type="float" office:value="3130.86492740897" calcext:value-type="float">
            <text:p>3130.864927408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46.99703771283" calcext:value-type="float">
            <text:p>1746.99703771283</text:p>
          </table:table-cell>
          <table:table-cell table:formula="of:=ABS(5000-[.B158])" office:value-type="float" office:value="3253.00296228717" calcext:value-type="float">
            <text:p>3253.0029622871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625.03213363841" calcext:value-type="float">
            <text:p>1625.03213363841</text:p>
          </table:table-cell>
          <table:table-cell table:formula="of:=ABS(5000-[.B159])" office:value-type="float" office:value="3374.96786636159" calcext:value-type="float">
            <text:p>3374.96786636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2.07401715625" calcext:value-type="float">
            <text:p>1502.07401715625</text:p>
          </table:table-cell>
          <table:table-cell table:formula="of:=ABS(5000-[.B160])" office:value-type="float" office:value="3497.92598284375" calcext:value-type="float">
            <text:p>3497.92598284375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378.74115000348" calcext:value-type="float">
            <text:p>1378.74115000348</text:p>
          </table:table-cell>
          <table:table-cell table:formula="of:=ABS(5000-[.B161])" office:value-type="float" office:value="3621.25884999652" calcext:value-type="float">
            <text:p>3621.258849996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5.04269556624" calcext:value-type="float">
            <text:p>1255.04269556624</text:p>
          </table:table-cell>
          <table:table-cell table:formula="of:=ABS(5000-[.B162])" office:value-type="float" office:value="3744.95730443376" calcext:value-type="float">
            <text:p>3744.95730443376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130.59556943819" calcext:value-type="float">
            <text:p>1130.59556943819</text:p>
          </table:table-cell>
          <table:table-cell table:formula="of:=ABS(5000-[.B163])" office:value-type="float" office:value="3869.40443056181" calcext:value-type="float">
            <text:p>3869.404430561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5.88835139033" calcext:value-type="float">
            <text:p>1005.88835139033</text:p>
          </table:table-cell>
          <table:table-cell table:formula="of:=ABS(5000-[.B164])" office:value-type="float" office:value="3994.11164860967" calcext:value-type="float">
            <text:p>3994.1116486096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880.930425488005" calcext:value-type="float">
            <text:p>880.930425488005</text:p>
          </table:table-cell>
          <table:table-cell table:formula="of:=ABS(5000-[.B165])" office:value-type="float" office:value="4119.069574512" calcext:value-type="float">
            <text:p>4119.0695745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5.73120814812" calcext:value-type="float">
            <text:p>755.73120814812</text:p>
          </table:table-cell>
          <table:table-cell table:formula="of:=ABS(5000-[.B166])" office:value-type="float" office:value="4244.26879185188" calcext:value-type="float">
            <text:p>4244.2687918518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30.082050492254" calcext:value-type="float">
            <text:p>630.082050492254</text:p>
          </table:table-cell>
          <table:table-cell table:formula="of:=ABS(5000-[.B167])" office:value-type="float" office:value="4369.91794950775" calcext:value-type="float">
            <text:p>4369.917949507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4.297727351113" calcext:value-type="float">
            <text:p>504.297727351113</text:p>
          </table:table-cell>
          <table:table-cell table:formula="of:=ABS(5000-[.B168])" office:value-type="float" office:value="4495.70227264889" calcext:value-type="float">
            <text:p>4495.70227264889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378.387787790324" calcext:value-type="float">
            <text:p>378.387787790324</text:p>
          </table:table-cell>
          <table:table-cell table:formula="of:=ABS(5000-[.B169])" office:value-type="float" office:value="4621.61221220968" calcext:value-type="float">
            <text:p>4621.61221220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2.361797083137" calcext:value-type="float">
            <text:p>252.361797083137</text:p>
          </table:table-cell>
          <table:table-cell table:formula="of:=ABS(5000-[.B170])" office:value-type="float" office:value="4747.63820291686" calcext:value-type="float">
            <text:p>4747.63820291686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26.185703306491" calcext:value-type="float">
            <text:p>126.185703306491</text:p>
          </table:table-cell>
          <table:table-cell table:formula="of:=ABS(5000-[.B171])" office:value-type="float" office:value="4873.81429669351" calcext:value-type="float">
            <text:p>4873.81429669351</text:p>
          </table:table-cell>
        </table:table-row>
      </table:table>
      <table:table table:name="Test A4" table:style-name="ta1">
        <table:shapes>
          <draw:frame draw:z-index="0" draw:style-name="gr1" draw:text-style-name="P1" svg:width="453.51pt" svg:height="255.09pt" svg:x="230.31pt" svg:y="8.79pt">
            <loext:p draw:notify-on-update-of-ranges="'Test A4'.A1:'Test A4'.A1 'Test A4'.A2:'Test A4'.A171 'Test A4'.C1:'Test A4'.C1 'Test A4'.C2:'Test A4'.C1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4.48231223303" calcext:value-type="float">
            <text:p>1444.48231223303</text:p>
          </table:table-cell>
          <table:table-cell table:formula="of:=ABS(5000-[.B2])" office:value-type="float" office:value="3555.51768776697" calcext:value-type="float">
            <text:p>3555.5176877669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542.86410746913" calcext:value-type="float">
            <text:p>1542.86410746913</text:p>
          </table:table-cell>
          <table:table-cell table:formula="of:=ABS(5000-[.B3])" office:value-type="float" office:value="3457.13589253087" calcext:value-type="float">
            <text:p>3457.13589253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90.68722212607" calcext:value-type="float">
            <text:p>1690.68722212607</text:p>
          </table:table-cell>
          <table:table-cell table:formula="of:=ABS(5000-[.B4])" office:value-type="float" office:value="3309.31277787393" calcext:value-type="float">
            <text:p>3309.3127778739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38.10793300169" calcext:value-type="float">
            <text:p>1838.10793300169</text:p>
          </table:table-cell>
          <table:table-cell table:formula="of:=ABS(5000-[.B5])" office:value-type="float" office:value="3161.89206699831" calcext:value-type="float">
            <text:p>3161.892066998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5.46499570058" calcext:value-type="float">
            <text:p>1935.46499570058</text:p>
          </table:table-cell>
          <table:table-cell table:formula="of:=ABS(5000-[.B6])" office:value-type="float" office:value="3064.53500429942" calcext:value-type="float">
            <text:p>3064.5350042994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82.034208885" calcext:value-type="float">
            <text:p>2082.034208885</text:p>
          </table:table-cell>
          <table:table-cell table:formula="of:=ABS(5000-[.B7])" office:value-type="float" office:value="2917.965791115" calcext:value-type="float">
            <text:p>2917.965791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8.10315466853" calcext:value-type="float">
            <text:p>2228.10315466853</text:p>
          </table:table-cell>
          <table:table-cell table:formula="of:=ABS(5000-[.B8])" office:value-type="float" office:value="2771.89684533147" calcext:value-type="float">
            <text:p>2771.8968453314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324.1872789005" calcext:value-type="float">
            <text:p>2324.1872789005</text:p>
          </table:table-cell>
          <table:table-cell table:formula="of:=ABS(5000-[.B9])" office:value-type="float" office:value="2675.8127210995" calcext:value-type="float">
            <text:p>2675.8127210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9.22085148784" calcext:value-type="float">
            <text:p>2469.22085148784</text:p>
          </table:table-cell>
          <table:table-cell table:formula="of:=ABS(5000-[.B10])" office:value-type="float" office:value="2530.77914851216" calcext:value-type="float">
            <text:p>2530.7791485121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613.65684407366" calcext:value-type="float">
            <text:p>2613.65684407366</text:p>
          </table:table-cell>
          <table:table-cell table:formula="of:=ABS(5000-[.B11])" office:value-type="float" office:value="2386.34315592634" calcext:value-type="float">
            <text:p>2386.34315592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8.22132078358" calcext:value-type="float">
            <text:p>2708.22132078358</text:p>
          </table:table-cell>
          <table:table-cell table:formula="of:=ABS(5000-[.B12])" office:value-type="float" office:value="2291.77867921642" calcext:value-type="float">
            <text:p>2291.7786792164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851.43923193547" calcext:value-type="float">
            <text:p>2851.43923193547</text:p>
          </table:table-cell>
          <table:table-cell table:formula="of:=ABS(5000-[.B13])" office:value-type="float" office:value="2148.56076806453" calcext:value-type="float">
            <text:p>2148.56076806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93.96290951537" calcext:value-type="float">
            <text:p>2993.96290951537</text:p>
          </table:table-cell>
          <table:table-cell table:formula="of:=ABS(5000-[.B14])" office:value-type="float" office:value="2006.03709048463" calcext:value-type="float">
            <text:p>2006.0370904846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86.76281955561" calcext:value-type="float">
            <text:p>3086.76281955561</text:p>
          </table:table-cell>
          <table:table-cell table:formula="of:=ABS(5000-[.B15])" office:value-type="float" office:value="1913.23718044439" calcext:value-type="float">
            <text:p>1913.23718044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27.88708242156" calcext:value-type="float">
            <text:p>3227.88708242156</text:p>
          </table:table-cell>
          <table:table-cell table:formula="of:=ABS(5000-[.B16])" office:value-type="float" office:value="1772.11291757844" calcext:value-type="float">
            <text:p>1772.112917578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368.22122456377" calcext:value-type="float">
            <text:p>3368.22122456377</text:p>
          </table:table-cell>
          <table:table-cell table:formula="of:=ABS(5000-[.B17])" office:value-type="float" office:value="1631.77877543623" calcext:value-type="float">
            <text:p>1631.778775436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59.01372998758" calcext:value-type="float">
            <text:p>3459.01372998758</text:p>
          </table:table-cell>
          <table:table-cell table:formula="of:=ABS(5000-[.B18])" office:value-type="float" office:value="1540.98627001242" calcext:value-type="float">
            <text:p>1540.9862700124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597.76870547141" calcext:value-type="float">
            <text:p>3597.76870547141</text:p>
          </table:table-cell>
          <table:table-cell table:formula="of:=ABS(5000-[.B19])" office:value-type="float" office:value="1402.23129452859" calcext:value-type="float">
            <text:p>1402.23129452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35.63854616259" calcext:value-type="float">
            <text:p>3735.63854616259</text:p>
          </table:table-cell>
          <table:table-cell table:formula="of:=ABS(5000-[.B20])" office:value-type="float" office:value="1264.36145383741" calcext:value-type="float">
            <text:p>1264.3614538374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824.18317949353" calcext:value-type="float">
            <text:p>3824.18317949353</text:p>
          </table:table-cell>
          <table:table-cell table:formula="of:=ABS(5000-[.B21])" office:value-type="float" office:value="1175.81682050647" calcext:value-type="float">
            <text:p>1175.81682050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0.29588778518" calcext:value-type="float">
            <text:p>3960.29588778518</text:p>
          </table:table-cell>
          <table:table-cell table:formula="of:=ABS(5000-[.B22])" office:value-type="float" office:value="1039.70411221482" calcext:value-type="float">
            <text:p>1039.7041122148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047.24790347622" calcext:value-type="float">
            <text:p>4047.24790347622</text:p>
          </table:table-cell>
          <table:table-cell table:formula="of:=ABS(5000-[.B23])" office:value-type="float" office:value="952.752096523777" calcext:value-type="float">
            <text:p>952.752096523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1.48837733169" calcext:value-type="float">
            <text:p>4181.48837733169</text:p>
          </table:table-cell>
          <table:table-cell table:formula="of:=ABS(5000-[.B24])" office:value-type="float" office:value="818.511622668311" calcext:value-type="float">
            <text:p>818.51162266831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314.68880690687" calcext:value-type="float">
            <text:p>4314.68880690687</text:p>
          </table:table-cell>
          <table:table-cell table:formula="of:=ABS(5000-[.B25])" office:value-type="float" office:value="685.311193093131" calcext:value-type="float">
            <text:p>685.311193093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99.00187742997" calcext:value-type="float">
            <text:p>4399.00187742997</text:p>
          </table:table-cell>
          <table:table-cell table:formula="of:=ABS(5000-[.B26])" office:value-type="float" office:value="600.998122570032" calcext:value-type="float">
            <text:p>600.99812257003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530.15551605408" calcext:value-type="float">
            <text:p>4530.15551605408</text:p>
          </table:table-cell>
          <table:table-cell table:formula="of:=ABS(5000-[.B27])" office:value-type="float" office:value="469.844483945919" calcext:value-type="float">
            <text:p>469.8444839459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12.6241040315" calcext:value-type="float">
            <text:p>4612.6241040315</text:p>
          </table:table-cell>
          <table:table-cell table:formula="of:=ABS(5000-[.B28])" office:value-type="float" office:value="387.375895968497" calcext:value-type="float">
            <text:p>387.37589596849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741.61827603099" calcext:value-type="float">
            <text:p>4741.61827603099</text:p>
          </table:table-cell>
          <table:table-cell table:formula="of:=ABS(5000-[.B29])" office:value-type="float" office:value="258.381723969008" calcext:value-type="float">
            <text:p>258.381723969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9.42066433648" calcext:value-type="float">
            <text:p>4869.42066433648</text:p>
          </table:table-cell>
          <table:table-cell table:formula="of:=ABS(5000-[.B30])" office:value-type="float" office:value="130.579335663525" calcext:value-type="float">
            <text:p>130.57933566352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948.86782823394" calcext:value-type="float">
            <text:p>4948.86782823394</text:p>
          </table:table-cell>
          <table:table-cell table:style-name="ce4" table:formula="of:=ABS(5000-[.B31])" office:value-type="float" office:value="51.1321717660567" calcext:value-type="float">
            <text:p>51.1321717660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74.3401522439" calcext:value-type="float">
            <text:p>5074.3401522439</text:p>
          </table:table-cell>
          <table:table-cell table:formula="of:=ABS(5000-[.B32])" office:value-type="float" office:value="74.3401522438971" calcext:value-type="float">
            <text:p>74.340152243897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151.6970408662" calcext:value-type="float">
            <text:p>5151.6970408662</text:p>
          </table:table-cell>
          <table:table-cell table:formula="of:=ABS(5000-[.B33])" office:value-type="float" office:value="151.697040866201" calcext:value-type="float">
            <text:p>151.697040866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74.7294097092" calcext:value-type="float">
            <text:p>5274.7294097092</text:p>
          </table:table-cell>
          <table:table-cell table:formula="of:=ABS(5000-[.B34])" office:value-type="float" office:value="274.729409709199" calcext:value-type="float">
            <text:p>274.72940970919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349.90101589663" calcext:value-type="float">
            <text:p>5349.90101589663</text:p>
          </table:table-cell>
          <table:table-cell table:formula="of:=ABS(5000-[.B35])" office:value-type="float" office:value="349.901015896634" calcext:value-type="float">
            <text:p>349.9010158966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70.38474194405" calcext:value-type="float">
            <text:p>5470.38474194405</text:p>
          </table:table-cell>
          <table:table-cell table:formula="of:=ABS(5000-[.B36])" office:value-type="float" office:value="470.384741944045" calcext:value-type="float">
            <text:p>470.38474194404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543.27719506772" calcext:value-type="float">
            <text:p>5543.27719506772</text:p>
          </table:table-cell>
          <table:table-cell table:formula="of:=ABS(5000-[.B37])" office:value-type="float" office:value="543.277195067719" calcext:value-type="float">
            <text:p>543.2771950677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61.1048487325" calcext:value-type="float">
            <text:p>5661.1048487325</text:p>
          </table:table-cell>
          <table:table-cell table:formula="of:=ABS(5000-[.B38])" office:value-type="float" office:value="661.104848732503" calcext:value-type="float">
            <text:p>661.10484873250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731.62546490702" calcext:value-type="float">
            <text:p>5731.62546490702</text:p>
          </table:table-cell>
          <table:table-cell table:formula="of:=ABS(5000-[.B39])" office:value-type="float" office:value="731.625464907022" calcext:value-type="float">
            <text:p>731.6254649070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46.69092891264" calcext:value-type="float">
            <text:p>5846.69092891264</text:p>
          </table:table-cell>
          <table:table-cell table:formula="of:=ABS(5000-[.B40])" office:value-type="float" office:value="846.690928912638" calcext:value-type="float">
            <text:p>846.69092891263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5914.74826069753" calcext:value-type="float">
            <text:p>5914.74826069753</text:p>
          </table:table-cell>
          <table:table-cell table:formula="of:=ABS(5000-[.B41])" office:value-type="float" office:value="914.748260697529" calcext:value-type="float">
            <text:p>914.7482606975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26.94678379374" calcext:value-type="float">
            <text:p>6026.94678379374</text:p>
          </table:table-cell>
          <table:table-cell table:formula="of:=ABS(5000-[.B42])" office:value-type="float" office:value="1026.94678379374" calcext:value-type="float">
            <text:p>1026.9467837937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092.45066936156" calcext:value-type="float">
            <text:p>6092.45066936156</text:p>
          </table:table-cell>
          <table:table-cell table:formula="of:=ABS(5000-[.B43])" office:value-type="float" office:value="1092.45066936156" calcext:value-type="float">
            <text:p>1092.450669361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01.67891946425" calcext:value-type="float">
            <text:p>6201.67891946425</text:p>
          </table:table-cell>
          <table:table-cell table:formula="of:=ABS(5000-[.B44])" office:value-type="float" office:value="1201.67891946425" calcext:value-type="float">
            <text:p>1201.6789194642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264.54053121419" calcext:value-type="float">
            <text:p>6264.54053121419</text:p>
          </table:table-cell>
          <table:table-cell table:formula="of:=ABS(5000-[.B45])" office:value-type="float" office:value="1264.54053121419" calcext:value-type="float">
            <text:p>1264.540531214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26.1463217374" calcext:value-type="float">
            <text:p>6326.1463217374</text:p>
          </table:table-cell>
          <table:table-cell table:formula="of:=ABS(5000-[.B46])" office:value-type="float" office:value="1326.1463217374" calcext:value-type="float">
            <text:p>1326.146321737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6430.82854054212" calcext:value-type="float">
            <text:p>6430.82854054212</text:p>
          </table:table-cell>
          <table:table-cell table:formula="of:=ABS(5000-[.B47])" office:value-type="float" office:value="1430.82854054212" calcext:value-type="float">
            <text:p>1430.828540542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89.66480751311" calcext:value-type="float">
            <text:p>6489.66480751311</text:p>
          </table:table-cell>
          <table:table-cell table:formula="of:=ABS(5000-[.B48])" office:value-type="float" office:value="1489.66480751311" calcext:value-type="float">
            <text:p>1489.6648075131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6591.12834496473" calcext:value-type="float">
            <text:p>6591.12834496473</text:p>
          </table:table-cell>
          <table:table-cell table:formula="of:=ABS(5000-[.B49])" office:value-type="float" office:value="1591.12834496473" calcext:value-type="float">
            <text:p>1591.128344964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47.1097742594" calcext:value-type="float">
            <text:p>6647.1097742594</text:p>
          </table:table-cell>
          <table:table-cell table:formula="of:=ABS(5000-[.B50])" office:value-type="float" office:value="1647.1097742594" calcext:value-type="float">
            <text:p>1647.109774259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6701.73885873724" calcext:value-type="float">
            <text:p>6701.73885873724</text:p>
          </table:table-cell>
          <table:table-cell table:formula="of:=ABS(5000-[.B51])" office:value-type="float" office:value="1701.73885873724" calcext:value-type="float">
            <text:p>1701.738858737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98.29941970786" calcext:value-type="float">
            <text:p>6798.29941970786</text:p>
          </table:table-cell>
          <table:table-cell table:formula="of:=ABS(5000-[.B52])" office:value-type="float" office:value="1798.29941970786" calcext:value-type="float">
            <text:p>1798.2994197078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849.95182551016" calcext:value-type="float">
            <text:p>6849.95182551016</text:p>
          </table:table-cell>
          <table:table-cell table:formula="of:=ABS(5000-[.B53])" office:value-type="float" office:value="1849.95182551016" calcext:value-type="float">
            <text:p>1849.951825510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00.19677065201" calcext:value-type="float">
            <text:p>6900.19677065201</text:p>
          </table:table-cell>
          <table:table-cell table:formula="of:=ABS(5000-[.B54])" office:value-type="float" office:value="1900.19677065201" calcext:value-type="float">
            <text:p>1900.1967706520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6991.64934770354" calcext:value-type="float">
            <text:p>6991.64934770354</text:p>
          </table:table-cell>
          <table:table-cell table:formula="of:=ABS(5000-[.B55])" office:value-type="float" office:value="1991.64934770354" calcext:value-type="float">
            <text:p>1991.64934770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38.79919809831" calcext:value-type="float">
            <text:p>7038.79919809831</text:p>
          </table:table-cell>
          <table:table-cell table:formula="of:=ABS(5000-[.B56])" office:value-type="float" office:value="2038.79919809831" calcext:value-type="float">
            <text:p>2038.79919809831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084.48814482824" calcext:value-type="float">
            <text:p>7084.48814482824</text:p>
          </table:table-cell>
          <table:table-cell table:formula="of:=ABS(5000-[.B57])" office:value-type="float" office:value="2084.48814482824" calcext:value-type="float">
            <text:p>2084.488144828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70.6333559334" calcext:value-type="float">
            <text:p>7170.6333559334</text:p>
          </table:table-cell>
          <table:table-cell table:formula="of:=ABS(5000-[.B58])" office:value-type="float" office:value="2170.6333559334" calcext:value-type="float">
            <text:p>2170.633355933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7213.11236088101" calcext:value-type="float">
            <text:p>7213.11236088101</text:p>
          </table:table-cell>
          <table:table-cell table:formula="of:=ABS(5000-[.B59])" office:value-type="float" office:value="2213.112360881" calcext:value-type="float">
            <text:p>2213.1123608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54.07875985663" calcext:value-type="float">
            <text:p>7254.07875985663</text:p>
          </table:table-cell>
          <table:table-cell table:formula="of:=ABS(5000-[.B60])" office:value-type="float" office:value="2254.07875985663" calcext:value-type="float">
            <text:p>2254.0787598566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7293.51676930482" calcext:value-type="float">
            <text:p>7293.51676930482</text:p>
          </table:table-cell>
          <table:table-cell table:formula="of:=ABS(5000-[.B61])" office:value-type="float" office:value="2293.51676930482" calcext:value-type="float">
            <text:p>2293.516769304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72.36839860091" calcext:value-type="float">
            <text:p>7372.36839860091</text:p>
          </table:table-cell>
          <table:table-cell table:formula="of:=ABS(5000-[.B62])" office:value-type="float" office:value="2372.36839860091" calcext:value-type="float">
            <text:p>2372.3683986009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7408.45121704252" calcext:value-type="float">
            <text:p>7408.45121704252</text:p>
          </table:table-cell>
          <table:table-cell table:formula="of:=ABS(5000-[.B63])" office:value-type="float" office:value="2408.45121704252" calcext:value-type="float">
            <text:p>2408.451217042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42.95634824951" calcext:value-type="float">
            <text:p>7442.95634824951</text:p>
          </table:table-cell>
          <table:table-cell table:formula="of:=ABS(5000-[.B64])" office:value-type="float" office:value="2442.9563482495" calcext:value-type="float">
            <text:p>2442.956348249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7475.86880374011" calcext:value-type="float">
            <text:p>7475.86880374011</text:p>
          </table:table-cell>
          <table:table-cell table:formula="of:=ABS(5000-[.B65])" office:value-type="float" office:value="2475.86880374011" calcext:value-type="float">
            <text:p>2475.86880374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07.17379444458" calcext:value-type="float">
            <text:p>7507.17379444458</text:p>
          </table:table-cell>
          <table:table-cell table:formula="of:=ABS(5000-[.B66])" office:value-type="float" office:value="2507.17379444458" calcext:value-type="float">
            <text:p>2507.1737944445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7576.52439978128" calcext:value-type="float">
            <text:p>7576.52439978128</text:p>
          </table:table-cell>
          <table:table-cell table:formula="of:=ABS(5000-[.B67])" office:value-type="float" office:value="2576.52439978128" calcext:value-type="float">
            <text:p>2576.524399781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04.30377230487" calcext:value-type="float">
            <text:p>7604.30377230487</text:p>
          </table:table-cell>
          <table:table-cell table:formula="of:=ABS(5000-[.B68])" office:value-type="float" office:value="2604.30377230487" calcext:value-type="float">
            <text:p>2604.3037723048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7630.42952931106" calcext:value-type="float">
            <text:p>7630.42952931106</text:p>
          </table:table-cell>
          <table:table-cell table:formula="of:=ABS(5000-[.B69])" office:value-type="float" office:value="2630.42952931106" calcext:value-type="float">
            <text:p>2630.429529311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54.88772035118" calcext:value-type="float">
            <text:p>7654.88772035118</text:p>
          </table:table-cell>
          <table:table-cell table:formula="of:=ABS(5000-[.B70])" office:value-type="float" office:value="2654.88772035117" calcext:value-type="float">
            <text:p>2654.8877203511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7677.66460470777" calcext:value-type="float">
            <text:p>7677.66460470777</text:p>
          </table:table-cell>
          <table:table-cell table:formula="of:=ABS(5000-[.B71])" office:value-type="float" office:value="2677.66460470777" calcext:value-type="float">
            <text:p>2677.664604707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98.7466533457" calcext:value-type="float">
            <text:p>7698.7466533457</text:p>
          </table:table-cell>
          <table:table-cell table:formula="of:=ABS(5000-[.B72])" office:value-type="float" office:value="2698.7466533457" calcext:value-type="float">
            <text:p>2698.746653345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7718.12055084035" calcext:value-type="float">
            <text:p>7718.12055084035</text:p>
          </table:table-cell>
          <table:table-cell table:formula="of:=ABS(5000-[.B73])" office:value-type="float" office:value="2718.12055084035" calcext:value-type="float">
            <text:p>2718.120550840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35.7731972834" calcext:value-type="float">
            <text:p>7735.7731972834</text:p>
          </table:table-cell>
          <table:table-cell table:formula="of:=ABS(5000-[.B74])" office:value-type="float" office:value="2735.7731972834" calcext:value-type="float">
            <text:p>2735.773197283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7751.69171016615" calcext:value-type="float">
            <text:p>7751.69171016615</text:p>
          </table:table-cell>
          <table:table-cell table:formula="of:=ABS(5000-[.B75])" office:value-type="float" office:value="2751.69171016615" calcext:value-type="float">
            <text:p>2751.691710166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65.86342623876" calcext:value-type="float">
            <text:p>7765.86342623876</text:p>
          </table:table-cell>
          <table:table-cell table:formula="of:=ABS(5000-[.B76])" office:value-type="float" office:value="2765.86342623876" calcext:value-type="float">
            <text:p>2765.86342623876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7778.27590334683" calcext:value-type="float">
            <text:p>7778.27590334683</text:p>
          </table:table-cell>
          <table:table-cell table:formula="of:=ABS(5000-[.B77])" office:value-type="float" office:value="2778.27590334683" calcext:value-type="float">
            <text:p>2778.275903346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88.91692224418" calcext:value-type="float">
            <text:p>7788.91692224418</text:p>
          </table:table-cell>
          <table:table-cell table:formula="of:=ABS(5000-[.B78])" office:value-type="float" office:value="2788.91692224418" calcext:value-type="float">
            <text:p>2788.9169222441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7797.77448838212" calcext:value-type="float">
            <text:p>7797.77448838212</text:p>
          </table:table-cell>
          <table:table-cell table:formula="of:=ABS(5000-[.B79])" office:value-type="float" office:value="2797.77448838212" calcext:value-type="float">
            <text:p>2797.774488382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04.83683367439" calcext:value-type="float">
            <text:p>7804.83683367439</text:p>
          </table:table-cell>
          <table:table-cell table:formula="of:=ABS(5000-[.B80])" office:value-type="float" office:value="2804.83683367439" calcext:value-type="float">
            <text:p>2804.8368336743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7810.09241823831" calcext:value-type="float">
            <text:p>7810.09241823831</text:p>
          </table:table-cell>
          <table:table-cell table:formula="of:=ABS(5000-[.B81])" office:value-type="float" office:value="2810.0924182383" calcext:value-type="float">
            <text:p>2810.09241823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13.52993211131" calcext:value-type="float">
            <text:p>7813.52993211131</text:p>
          </table:table-cell>
          <table:table-cell table:formula="of:=ABS(5000-[.B82])" office:value-type="float" office:value="2813.52993211131" calcext:value-type="float">
            <text:p>2813.5299321113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815.13829694331" calcext:value-type="float">
            <text:p>7815.13829694331</text:p>
          </table:table-cell>
          <table:table-cell table:formula="of:=ABS(5000-[.B83])" office:value-type="float" office:value="2815.13829694331" calcext:value-type="float">
            <text:p>2815.138296943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14.90666766375" calcext:value-type="float">
            <text:p>7814.90666766375</text:p>
          </table:table-cell>
          <table:table-cell table:formula="of:=ABS(5000-[.B84])" office:value-type="float" office:value="2814.90666766375" calcext:value-type="float">
            <text:p>2814.9066676637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812.82443412413" calcext:value-type="float">
            <text:p>7812.82443412413</text:p>
          </table:table-cell>
          <table:table-cell table:formula="of:=ABS(5000-[.B85])" office:value-type="float" office:value="2812.82443412412" calcext:value-type="float">
            <text:p>2812.824434124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08.88122271561" calcext:value-type="float">
            <text:p>7808.88122271561</text:p>
          </table:table-cell>
          <table:table-cell table:formula="of:=ABS(5000-[.B86])" office:value-type="float" office:value="2808.88122271561" calcext:value-type="float">
            <text:p>2808.8812227156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7769.28738758009" calcext:value-type="float">
            <text:p>7769.28738758009</text:p>
          </table:table-cell>
          <table:table-cell table:formula="of:=ABS(5000-[.B87])" office:value-type="float" office:value="2769.28738758009" calcext:value-type="float">
            <text:p>2769.287387580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61.9150337628" calcext:value-type="float">
            <text:p>7761.9150337628</text:p>
          </table:table-cell>
          <table:table-cell table:formula="of:=ABS(5000-[.B88])" office:value-type="float" office:value="2761.9150337628" calcext:value-type="float">
            <text:p>2761.9150337628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7752.65456412415" calcext:value-type="float">
            <text:p>7752.65456412415</text:p>
          </table:table-cell>
          <table:table-cell table:formula="of:=ABS(5000-[.B89])" office:value-type="float" office:value="2752.65456412415" calcext:value-type="float">
            <text:p>2752.654564124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41.496542088" calcext:value-type="float">
            <text:p>7741.496542088</text:p>
          </table:table-cell>
          <table:table-cell table:formula="of:=ABS(5000-[.B90])" office:value-type="float" office:value="2741.496542088" calcext:value-type="float">
            <text:p>2741.49654208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7728.43177512916" calcext:value-type="float">
            <text:p>7728.43177512916</text:p>
          </table:table-cell>
          <table:table-cell table:formula="of:=ABS(5000-[.B91])" office:value-type="float" office:value="2728.43177512916" calcext:value-type="float">
            <text:p>2728.43177512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81.31193575419" calcext:value-type="float">
            <text:p>7681.31193575419</text:p>
          </table:table-cell>
          <table:table-cell table:formula="of:=ABS(5000-[.B92])" office:value-type="float" office:value="2681.31193575419" calcext:value-type="float">
            <text:p>2681.31193575419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664.74255434704" calcext:value-type="float">
            <text:p>7664.74255434704</text:p>
          </table:table-cell>
          <table:table-cell table:formula="of:=ABS(5000-[.B93])" office:value-type="float" office:value="2664.74255434704" calcext:value-type="float">
            <text:p>2664.74255434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6.24275125556" calcext:value-type="float">
            <text:p>7646.24275125556</text:p>
          </table:table-cell>
          <table:table-cell table:formula="of:=ABS(5000-[.B94])" office:value-type="float" office:value="2646.24275125556" calcext:value-type="float">
            <text:p>2646.24275125556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7625.80429881086" calcext:value-type="float">
            <text:p>7625.80429881086</text:p>
          </table:table-cell>
          <table:table-cell table:formula="of:=ABS(5000-[.B95])" office:value-type="float" office:value="2625.80429881086" calcext:value-type="float">
            <text:p>2625.80429881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72.63614650556" calcext:value-type="float">
            <text:p>7572.63614650556</text:p>
          </table:table-cell>
          <table:table-cell table:formula="of:=ABS(5000-[.B96])" office:value-type="float" office:value="2572.63614650556" calcext:value-type="float">
            <text:p>2572.63614650556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7548.64171970811" calcext:value-type="float">
            <text:p>7548.64171970811</text:p>
          </table:table-cell>
          <table:table-cell table:formula="of:=ABS(5000-[.B97])" office:value-type="float" office:value="2548.64171970811" calcext:value-type="float">
            <text:p>2548.641719708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22.68778940061" calcext:value-type="float">
            <text:p>7522.68778940061</text:p>
          </table:table-cell>
          <table:table-cell table:formula="of:=ABS(5000-[.B98])" office:value-type="float" office:value="2522.68778940061" calcext:value-type="float">
            <text:p>2522.68778940061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7465.0259737293" calcext:value-type="float">
            <text:p>7465.0259737293</text:p>
          </table:table-cell>
          <table:table-cell table:formula="of:=ABS(5000-[.B99])" office:value-type="float" office:value="2465.0259737293" calcext:value-type="float">
            <text:p>2465.02597372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35.48344149975" calcext:value-type="float">
            <text:p>7435.48344149975</text:p>
          </table:table-cell>
          <table:table-cell table:formula="of:=ABS(5000-[.B100])" office:value-type="float" office:value="2435.48344149975" calcext:value-type="float">
            <text:p>2435.4834414997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7374.92753752899" calcext:value-type="float">
            <text:p>7374.92753752899</text:p>
          </table:table-cell>
          <table:table-cell table:formula="of:=ABS(5000-[.B101])" office:value-type="float" office:value="2374.92753752899" calcext:value-type="float">
            <text:p>2374.927537528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41.77838529342" calcext:value-type="float">
            <text:p>7341.77838529342</text:p>
          </table:table-cell>
          <table:table-cell table:formula="of:=ABS(5000-[.B102])" office:value-type="float" office:value="2341.77838529342" calcext:value-type="float">
            <text:p>2341.7783852934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7278.32014448409" calcext:value-type="float">
            <text:p>7278.32014448409</text:p>
          </table:table-cell>
          <table:table-cell table:formula="of:=ABS(5000-[.B103])" office:value-type="float" office:value="2278.32014448409" calcext:value-type="float">
            <text:p>2278.32014448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41.54809994614" calcext:value-type="float">
            <text:p>7241.54809994614</text:p>
          </table:table-cell>
          <table:table-cell table:formula="of:=ABS(5000-[.B104])" office:value-type="float" office:value="2241.54809994614" calcext:value-type="float">
            <text:p>2241.54809994614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7175.18080905676" calcext:value-type="float">
            <text:p>7175.18080905676</text:p>
          </table:table-cell>
          <table:table-cell table:formula="of:=ABS(5000-[.B105])" office:value-type="float" office:value="2175.18080905676" calcext:value-type="float">
            <text:p>2175.180809056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34.77135869683" calcext:value-type="float">
            <text:p>7134.77135869683</text:p>
          </table:table-cell>
          <table:table-cell table:formula="of:=ABS(5000-[.B106])" office:value-type="float" office:value="2134.77135869683" calcext:value-type="float">
            <text:p>2134.7713586968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7065.48984976071" calcext:value-type="float">
            <text:p>7065.48984976071</text:p>
          </table:table-cell>
          <table:table-cell table:formula="of:=ABS(5000-[.B107])" office:value-type="float" office:value="2065.48984976071" calcext:value-type="float">
            <text:p>2065.489849760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21.43025109" calcext:value-type="float">
            <text:p>7021.43025109</text:p>
          </table:table-cell>
          <table:table-cell table:formula="of:=ABS(5000-[.B108])" office:value-type="float" office:value="2021.43025109" calcext:value-type="float">
            <text:p>2021.4302510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949.23091072215" calcext:value-type="float">
            <text:p>6949.23091072215</text:p>
          </table:table-cell>
          <table:table-cell table:formula="of:=ABS(5000-[.B109])" office:value-type="float" office:value="1949.23091072215" calcext:value-type="float">
            <text:p>1949.23091072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01.51020379477" calcext:value-type="float">
            <text:p>6901.51020379477</text:p>
          </table:table-cell>
          <table:table-cell table:formula="of:=ABS(5000-[.B110])" office:value-type="float" office:value="1901.51020379477" calcext:value-type="float">
            <text:p>1901.5102037947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826.39098182152" calcext:value-type="float">
            <text:p>6826.39098182152</text:p>
          </table:table-cell>
          <table:table-cell table:formula="of:=ABS(5000-[.B111])" office:value-type="float" office:value="1826.39098182152" calcext:value-type="float">
            <text:p>1826.39098182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50" calcext:value-type="float">
            <text:p>6750</text:p>
          </table:table-cell>
          <table:table-cell table:formula="of:=ABS(5000-[.B112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696.96041740718" calcext:value-type="float">
            <text:p>6696.96041740718</text:p>
          </table:table-cell>
          <table:table-cell table:formula="of:=ABS(5000-[.B113])" office:value-type="float" office:value="1696.96041740718" calcext:value-type="float">
            <text:p>1696.960417407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17.65131636251" calcext:value-type="float">
            <text:p>6617.65131636251</text:p>
          </table:table-cell>
          <table:table-cell table:formula="of:=ABS(5000-[.B114])" office:value-type="float" office:value="1617.65131636251" calcext:value-type="float">
            <text:p>1617.65131636251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537.07501555663" calcext:value-type="float">
            <text:p>6537.07501555663</text:p>
          </table:table-cell>
          <table:table-cell table:formula="of:=ABS(5000-[.B115])" office:value-type="float" office:value="1537.07501555663" calcext:value-type="float">
            <text:p>1537.075015556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78.70756644532" calcext:value-type="float">
            <text:p>6478.70756644532</text:p>
          </table:table-cell>
          <table:table-cell table:formula="of:=ABS(5000-[.B116])" office:value-type="float" office:value="1478.70756644532" calcext:value-type="float">
            <text:p>1478.7075664453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95.2182933052" calcext:value-type="float">
            <text:p>6395.2182933052</text:p>
          </table:table-cell>
          <table:table-cell table:formula="of:=ABS(5000-[.B117])" office:value-type="float" office:value="1395.2182933052" calcext:value-type="float">
            <text:p>1395.21829330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10.46794637967" calcext:value-type="float">
            <text:p>6310.46794637967</text:p>
          </table:table-cell>
          <table:table-cell table:formula="of:=ABS(5000-[.B118])" office:value-type="float" office:value="1310.46794637967" calcext:value-type="float">
            <text:p>1310.46794637967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224.45949288185" calcext:value-type="float">
            <text:p>6224.45949288185</text:p>
          </table:table-cell>
          <table:table-cell table:formula="of:=ABS(5000-[.B119])" office:value-type="float" office:value="1224.45949288185" calcext:value-type="float">
            <text:p>1224.45949288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59.11461238658" calcext:value-type="float">
            <text:p>6159.11461238658</text:p>
          </table:table-cell>
          <table:table-cell table:formula="of:=ABS(5000-[.B120])" office:value-type="float" office:value="1159.11461238658" calcext:value-type="float">
            <text:p>1159.1146123865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070.20646499696" calcext:value-type="float">
            <text:p>6070.20646499696</text:p>
          </table:table-cell>
          <table:table-cell table:formula="of:=ABS(5000-[.B121])" office:value-type="float" office:value="1070.20646499696" calcext:value-type="float">
            <text:p>1070.206464996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80.0484036309" calcext:value-type="float">
            <text:p>5980.0484036309</text:p>
          </table:table-cell>
          <table:table-cell table:formula="of:=ABS(5000-[.B122])" office:value-type="float" office:value="980.048403630897" calcext:value-type="float">
            <text:p>980.04840363089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888.64404571856" calcext:value-type="float">
            <text:p>5888.64404571856</text:p>
          </table:table-cell>
          <table:table-cell table:formula="of:=ABS(5000-[.B123])" office:value-type="float" office:value="888.644045718564" calcext:value-type="float">
            <text:p>888.644045718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95.99716383016" calcext:value-type="float">
            <text:p>5795.99716383016</text:p>
          </table:table-cell>
          <table:table-cell table:formula="of:=ABS(5000-[.B124])" office:value-type="float" office:value="795.997163830164" calcext:value-type="float">
            <text:p>795.997163830164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702.111685631" calcext:value-type="float">
            <text:p>5702.111685631</text:p>
          </table:table-cell>
          <table:table-cell table:formula="of:=ABS(5000-[.B125])" office:value-type="float" office:value="702.111685631002" calcext:value-type="float">
            <text:p>702.111685631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06.99169382107" calcext:value-type="float">
            <text:p>5606.99169382107</text:p>
          </table:table-cell>
          <table:table-cell table:formula="of:=ABS(5000-[.B126])" office:value-type="float" office:value="606.991693821075" calcext:value-type="float">
            <text:p>606.991693821075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510.64142605728" calcext:value-type="float">
            <text:p>5510.64142605728</text:p>
          </table:table-cell>
          <table:table-cell table:formula="of:=ABS(5000-[.B127])" office:value-type="float" office:value="510.641426057284" calcext:value-type="float">
            <text:p>510.6414260572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13.06527485994" calcext:value-type="float">
            <text:p>5413.06527485994</text:p>
          </table:table-cell>
          <table:table-cell table:formula="of:=ABS(5000-[.B128])" office:value-type="float" office:value="413.065274859944" calcext:value-type="float">
            <text:p>413.06527485994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314.26778750232" calcext:value-type="float">
            <text:p>5314.26778750232</text:p>
          </table:table-cell>
          <table:table-cell table:formula="of:=ABS(5000-[.B129])" office:value-type="float" office:value="314.267787502322" calcext:value-type="float">
            <text:p>314.2677875023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14.25366588411" calcext:value-type="float">
            <text:p>5214.25366588411</text:p>
          </table:table-cell>
          <table:table-cell table:formula="of:=ABS(5000-[.B130])" office:value-type="float" office:value="214.253665884113" calcext:value-type="float">
            <text:p>214.253665884113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113.02776638821" calcext:value-type="float">
            <text:p>5113.02776638821</text:p>
          </table:table-cell>
          <table:table-cell table:formula="of:=ABS(5000-[.B131])" office:value-type="float" office:value="113.027766388214" calcext:value-type="float">
            <text:p>113.027766388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10.59509972104" calcext:value-type="float">
            <text:p>5010.59509972104</text:p>
          </table:table-cell>
          <table:table-cell table:style-name="ce4" table:formula="of:=ABS(5000-[.B132])" office:value-type="float" office:value="10.5950997210439" calcext:value-type="float">
            <text:p>10.595099721043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906.96083073646" calcext:value-type="float">
            <text:p>4906.96083073646</text:p>
          </table:table-cell>
          <table:table-cell table:formula="of:=ABS(5000-[.B133])" office:value-type="float" office:value="93.0391692635421" calcext:value-type="float">
            <text:p>93.0391692635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02.13027824308" calcext:value-type="float">
            <text:p>4802.13027824308</text:p>
          </table:table-cell>
          <table:table-cell table:formula="of:=ABS(5000-[.B134])" office:value-type="float" office:value="197.869721756915" calcext:value-type="float">
            <text:p>197.86972175691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696.10891479536" calcext:value-type="float">
            <text:p>4696.10891479536</text:p>
          </table:table-cell>
          <table:table-cell table:formula="of:=ABS(5000-[.B135])" office:value-type="float" office:value="303.891085204638" calcext:value-type="float">
            <text:p>303.8910852046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88.90236646799" calcext:value-type="float">
            <text:p>4588.90236646799</text:p>
          </table:table-cell>
          <table:table-cell table:formula="of:=ABS(5000-[.B136])" office:value-type="float" office:value="411.097633532014" calcext:value-type="float">
            <text:p>411.09763353201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480.51641261368" calcext:value-type="float">
            <text:p>4480.51641261368</text:p>
          </table:table-cell>
          <table:table-cell table:formula="of:=ABS(5000-[.B137])" office:value-type="float" office:value="519.483587386324" calcext:value-type="float">
            <text:p>519.4835873863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56.33840036877" calcext:value-type="float">
            <text:p>4356.33840036877</text:p>
          </table:table-cell>
          <table:table-cell table:formula="of:=ABS(5000-[.B138])" office:value-type="float" office:value="643.661599631226" calcext:value-type="float">
            <text:p>643.661599631226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246.02940332363" calcext:value-type="float">
            <text:p>4246.02940332363</text:p>
          </table:table-cell>
          <table:table-cell table:formula="of:=ABS(5000-[.B139])" office:value-type="float" office:value="753.970596676368" calcext:value-type="float">
            <text:p>753.9705966763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34.56033725497" calcext:value-type="float">
            <text:p>4134.56033725497</text:p>
          </table:table-cell>
          <table:table-cell table:formula="of:=ABS(5000-[.B140])" office:value-type="float" office:value="865.439662745027" calcext:value-type="float">
            <text:p>865.43966274502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4021.93755997778" calcext:value-type="float">
            <text:p>4021.93755997778</text:p>
          </table:table-cell>
          <table:table-cell table:formula="of:=ABS(5000-[.B141])" office:value-type="float" office:value="978.062440022223" calcext:value-type="float">
            <text:p>978.0624400222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95.22662879293" calcext:value-type="float">
            <text:p>3895.22662879293</text:p>
          </table:table-cell>
          <table:table-cell table:formula="of:=ABS(5000-[.B142])" office:value-type="float" office:value="1104.77337120707" calcext:value-type="float">
            <text:p>1104.77337120707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780.73806122206" calcext:value-type="float">
            <text:p>3780.73806122206</text:p>
          </table:table-cell>
          <table:table-cell table:formula="of:=ABS(5000-[.B143])" office:value-type="float" office:value="1219.26193877794" calcext:value-type="float">
            <text:p>1219.261938777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65.11671833498" calcext:value-type="float">
            <text:p>3665.11671833498</text:p>
          </table:table-cell>
          <table:table-cell table:formula="of:=ABS(5000-[.B144])" office:value-type="float" office:value="1334.88328166502" calcext:value-type="float">
            <text:p>1334.8832816650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536.69726241698" calcext:value-type="float">
            <text:p>3536.69726241698</text:p>
          </table:table-cell>
          <table:table-cell table:formula="of:=ABS(5000-[.B145])" office:value-type="float" office:value="1463.30273758302" calcext:value-type="float">
            <text:p>1463.302737583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19.25602602674" calcext:value-type="float">
            <text:p>3419.25602602674</text:p>
          </table:table-cell>
          <table:table-cell table:formula="of:=ABS(5000-[.B146])" office:value-type="float" office:value="1580.74397397326" calcext:value-type="float">
            <text:p>1580.7439739732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300.70411255607" calcext:value-type="float">
            <text:p>3300.70411255607</text:p>
          </table:table-cell>
          <table:table-cell table:formula="of:=ABS(5000-[.B147])" office:value-type="float" office:value="1699.29588744393" calcext:value-type="float">
            <text:p>1699.295887443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70.6532849708" calcext:value-type="float">
            <text:p>3170.6532849708</text:p>
          </table:table-cell>
          <table:table-cell table:formula="of:=ABS(5000-[.B148])" office:value-type="float" office:value="1829.34671502919" calcext:value-type="float">
            <text:p>1829.34671502919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050.32939658311" calcext:value-type="float">
            <text:p>3050.32939658311</text:p>
          </table:table-cell>
          <table:table-cell table:formula="of:=ABS(5000-[.B149])" office:value-type="float" office:value="1949.67060341689" calcext:value-type="float">
            <text:p>1949.670603416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19.37762926115" calcext:value-type="float">
            <text:p>2919.37762926115</text:p>
          </table:table-cell>
          <table:table-cell table:formula="of:=ABS(5000-[.B150])" office:value-type="float" office:value="2080.62237073885" calcext:value-type="float">
            <text:p>2080.62237073885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797.31531630447" calcext:value-type="float">
            <text:p>2797.31531630447</text:p>
          </table:table-cell>
          <table:table-cell table:formula="of:=ABS(5000-[.B151])" office:value-type="float" office:value="2202.68468369553" calcext:value-type="float">
            <text:p>2202.684683695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65.49952718738" calcext:value-type="float">
            <text:p>2665.49952718738</text:p>
          </table:table-cell>
          <table:table-cell table:formula="of:=ABS(5000-[.B152])" office:value-type="float" office:value="2334.50047281262" calcext:value-type="float">
            <text:p>2334.5004728126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541.73313025444" calcext:value-type="float">
            <text:p>2541.73313025444</text:p>
          </table:table-cell>
          <table:table-cell table:formula="of:=ABS(5000-[.B153])" office:value-type="float" office:value="2458.26686974556" calcext:value-type="float">
            <text:p>2458.266869745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9.09076161954" calcext:value-type="float">
            <text:p>2409.09076161954</text:p>
          </table:table-cell>
          <table:table-cell table:formula="of:=ABS(5000-[.B154])" office:value-type="float" office:value="2590.90923838046" calcext:value-type="float">
            <text:p>2590.90923838046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283.65540195248" calcext:value-type="float">
            <text:p>2283.65540195248</text:p>
          </table:table-cell>
          <table:table-cell table:formula="of:=ABS(5000-[.B155])" office:value-type="float" office:value="2716.34459804752" calcext:value-type="float">
            <text:p>2716.344598047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50.22440983301" calcext:value-type="float">
            <text:p>2150.22440983301</text:p>
          </table:table-cell>
          <table:table-cell table:formula="of:=ABS(5000-[.B156])" office:value-type="float" office:value="2849.77559016699" calcext:value-type="float">
            <text:p>2849.77559016699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016.62966979979" calcext:value-type="float">
            <text:p>2016.62966979979</text:p>
          </table:table-cell>
          <table:table-cell table:formula="of:=ABS(5000-[.B157])" office:value-type="float" office:value="2983.37033020021" calcext:value-type="float">
            <text:p>2983.370330200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88.97482277978" calcext:value-type="float">
            <text:p>1888.97482277978</text:p>
          </table:table-cell>
          <table:table-cell table:formula="of:=ABS(5000-[.B158])" office:value-type="float" office:value="3111.02517722022" calcext:value-type="float">
            <text:p>3111.02517722022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754.64981340255" calcext:value-type="float">
            <text:p>1754.64981340255</text:p>
          </table:table-cell>
          <table:table-cell table:formula="of:=ABS(5000-[.B159])" office:value-type="float" office:value="3245.35018659745" calcext:value-type="float">
            <text:p>3245.35018659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20.19118064862" calcext:value-type="float">
            <text:p>1620.19118064862</text:p>
          </table:table-cell>
          <table:table-cell table:formula="of:=ABS(5000-[.B160])" office:value-type="float" office:value="3379.80881935137" calcext:value-type="float">
            <text:p>3379.80881935137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490.40145168948" calcext:value-type="float">
            <text:p>1490.40145168948</text:p>
          </table:table-cell>
          <table:table-cell table:formula="of:=ABS(5000-[.B161])" office:value-type="float" office:value="3509.59854831052" calcext:value-type="float">
            <text:p>3509.598548310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55.27179972609" calcext:value-type="float">
            <text:p>1355.27179972609</text:p>
          </table:table-cell>
          <table:table-cell table:formula="of:=ABS(5000-[.B162])" office:value-type="float" office:value="3644.72820027391" calcext:value-type="float">
            <text:p>3644.7282002739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220.03893856798" calcext:value-type="float">
            <text:p>1220.03893856798</text:p>
          </table:table-cell>
          <table:table-cell table:formula="of:=ABS(5000-[.B163])" office:value-type="float" office:value="3779.96106143202" calcext:value-type="float">
            <text:p>3779.961061432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4.71316672115" calcext:value-type="float">
            <text:p>1084.71316672115</text:p>
          </table:table-cell>
          <table:table-cell table:formula="of:=ABS(5000-[.B164])" office:value-type="float" office:value="3915.28683327885" calcext:value-type="float">
            <text:p>3915.28683327885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49.30478976702" calcext:value-type="float">
            <text:p>949.30478976702</text:p>
          </table:table-cell>
          <table:table-cell table:formula="of:=ABS(5000-[.B165])" office:value-type="float" office:value="4050.69521023298" calcext:value-type="float">
            <text:p>4050.695210232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6.440917389923" calcext:value-type="float">
            <text:p>816.440917389923</text:p>
          </table:table-cell>
          <table:table-cell table:formula="of:=ABS(5000-[.B166])" office:value-type="float" office:value="4183.55908261008" calcext:value-type="float">
            <text:p>4183.5590826100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80.462442899242" calcext:value-type="float">
            <text:p>680.462442899242</text:p>
          </table:table-cell>
          <table:table-cell table:formula="of:=ABS(5000-[.B167])" office:value-type="float" office:value="4319.53755710076" calcext:value-type="float">
            <text:p>4319.537557100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4.432148559016" calcext:value-type="float">
            <text:p>544.432148559016</text:p>
          </table:table-cell>
          <table:table-cell table:formula="of:=ABS(5000-[.B168])" office:value-type="float" office:value="4455.56785144098" calcext:value-type="float">
            <text:p>4455.56785144098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08.360393602822" calcext:value-type="float">
            <text:p>408.360393602822</text:p>
          </table:table-cell>
          <table:table-cell table:formula="of:=ABS(5000-[.B169])" office:value-type="float" office:value="4591.63960639718" calcext:value-type="float">
            <text:p>4591.639606397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2.257540421626" calcext:value-type="float">
            <text:p>272.257540421626</text:p>
          </table:table-cell>
          <table:table-cell table:formula="of:=ABS(5000-[.B170])" office:value-type="float" office:value="4727.74245957837" calcext:value-type="float">
            <text:p>4727.74245957837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36.133953774633" calcext:value-type="float">
            <text:p>136.133953774633</text:p>
          </table:table-cell>
          <table:table-cell table:formula="of:=ABS(5000-[.B171])" office:value-type="float" office:value="4863.86604622537" calcext:value-type="float">
            <text:p>4863.86604622537</text:p>
          </table:table-cell>
        </table:table-row>
      </table:table>
      <table:table table:name="Test A5" table:style-name="ta1">
        <table:shapes>
          <draw:frame draw:z-index="0" draw:style-name="gr1" draw:text-style-name="P1" svg:width="453.51pt" svg:height="255.09pt" svg:x="224.28pt" svg:y="14.77pt">
            <loext:p draw:notify-on-update-of-ranges="'Test A5'.A1:'Test A5'.A1 'Test A5'.A2:'Test A5'.A171 'Test A5'.C1:'Test A5'.C1 'Test A5'.C2:'Test A5'.C1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8.8476212162" calcext:value-type="float">
            <text:p>1348.8476212162</text:p>
          </table:table-cell>
          <table:table-cell table:formula="of:=ABS(5000-[.B2])" office:value-type="float" office:value="3651.1523787838" calcext:value-type="float">
            <text:p>3651.152378783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82.14493936864" calcext:value-type="float">
            <text:p>1482.14493936864</text:p>
          </table:table-cell>
          <table:table-cell table:formula="of:=ABS(5000-[.B3])" office:value-type="float" office:value="3517.85506063136" calcext:value-type="float">
            <text:p>3517.85506063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5.10355807795" calcext:value-type="float">
            <text:p>1615.10355807795</text:p>
          </table:table-cell>
          <table:table-cell table:formula="of:=ABS(5000-[.B4])" office:value-type="float" office:value="3384.89644192205" calcext:value-type="float">
            <text:p>3384.896441922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747.1961082074" calcext:value-type="float">
            <text:p>1747.1961082074</text:p>
          </table:table-cell>
          <table:table-cell table:formula="of:=ABS(5000-[.B5])" office:value-type="float" office:value="3252.8038917926" calcext:value-type="float">
            <text:p>3252.8038917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8.88986505709" calcext:value-type="float">
            <text:p>1878.88986505709</text:p>
          </table:table-cell>
          <table:table-cell table:formula="of:=ABS(5000-[.B6])" office:value-type="float" office:value="3121.11013494291" calcext:value-type="float">
            <text:p>3121.1101349429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10.15445643559" calcext:value-type="float">
            <text:p>2010.15445643559</text:p>
          </table:table-cell>
          <table:table-cell table:formula="of:=ABS(5000-[.B7])" office:value-type="float" office:value="2989.84554356441" calcext:value-type="float">
            <text:p>2989.84554356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0.95956461922" calcext:value-type="float">
            <text:p>2140.95956461922</text:p>
          </table:table-cell>
          <table:table-cell table:formula="of:=ABS(5000-[.B8])" office:value-type="float" office:value="2859.04043538078" calcext:value-type="float">
            <text:p>2859.0404353807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270.780422279" calcext:value-type="float">
            <text:p>2270.780422279</text:p>
          </table:table-cell>
          <table:table-cell table:formula="of:=ABS(5000-[.B9])" office:value-type="float" office:value="2729.219577721" calcext:value-type="float">
            <text:p>2729.219577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0.08266764606" calcext:value-type="float">
            <text:p>2400.08266764606</text:p>
          </table:table-cell>
          <table:table-cell table:formula="of:=ABS(5000-[.B10])" office:value-type="float" office:value="2599.91733235394" calcext:value-type="float">
            <text:p>2599.9173323539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528.34313954038" calcext:value-type="float">
            <text:p>2528.34313954038</text:p>
          </table:table-cell>
          <table:table-cell table:formula="of:=ABS(5000-[.B11])" office:value-type="float" office:value="2471.65686045962" calcext:value-type="float">
            <text:p>2471.65686045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6.02650987417" calcext:value-type="float">
            <text:p>2656.02650987417</text:p>
          </table:table-cell>
          <table:table-cell table:formula="of:=ABS(5000-[.B12])" office:value-type="float" office:value="2343.97349012583" calcext:value-type="float">
            <text:p>2343.9734901258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783.10301585967" calcext:value-type="float">
            <text:p>2783.10301585967</text:p>
          </table:table-cell>
          <table:table-cell table:formula="of:=ABS(5000-[.B13])" office:value-type="float" office:value="2216.89698414033" calcext:value-type="float">
            <text:p>2216.896984140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9.05215814721" calcext:value-type="float">
            <text:p>2909.05215814721</text:p>
          </table:table-cell>
          <table:table-cell table:formula="of:=ABS(5000-[.B14])" office:value-type="float" office:value="2090.94784185279" calcext:value-type="float">
            <text:p>2090.9478418527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34.33684785872" calcext:value-type="float">
            <text:p>3034.33684785872</text:p>
          </table:table-cell>
          <table:table-cell table:formula="of:=ABS(5000-[.B15])" office:value-type="float" office:value="1965.66315214128" calcext:value-type="float">
            <text:p>1965.66315214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58.43860276941" calcext:value-type="float">
            <text:p>3158.43860276941</text:p>
          </table:table-cell>
          <table:table-cell table:formula="of:=ABS(5000-[.B16])" office:value-type="float" office:value="1841.56139723059" calcext:value-type="float">
            <text:p>1841.561397230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281.81902793396" calcext:value-type="float">
            <text:p>3281.81902793396</text:p>
          </table:table-cell>
          <table:table-cell table:formula="of:=ABS(5000-[.B17])" office:value-type="float" office:value="1718.18097206604" calcext:value-type="float">
            <text:p>1718.180972066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04.44900635915" calcext:value-type="float">
            <text:p>3404.44900635915</text:p>
          </table:table-cell>
          <table:table-cell table:formula="of:=ABS(5000-[.B18])" office:value-type="float" office:value="1595.55099364085" calcext:value-type="float">
            <text:p>1595.5509936408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525.32714640203" calcext:value-type="float">
            <text:p>3525.32714640203</text:p>
          </table:table-cell>
          <table:table-cell table:formula="of:=ABS(5000-[.B19])" office:value-type="float" office:value="1474.67285359797" calcext:value-type="float">
            <text:p>1474.672853597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45.88619148249" calcext:value-type="float">
            <text:p>3645.88619148249</text:p>
          </table:table-cell>
          <table:table-cell table:formula="of:=ABS(5000-[.B20])" office:value-type="float" office:value="1354.11380851751" calcext:value-type="float">
            <text:p>1354.1138085175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764.64209961081" calcext:value-type="float">
            <text:p>3764.64209961081</text:p>
          </table:table-cell>
          <table:table-cell table:formula="of:=ABS(5000-[.B21])" office:value-type="float" office:value="1235.35790038919" calcext:value-type="float">
            <text:p>1235.35790038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82.53885876901" calcext:value-type="float">
            <text:p>3882.53885876901</text:p>
          </table:table-cell>
          <table:table-cell table:formula="of:=ABS(5000-[.B22])" office:value-type="float" office:value="1117.46114123099" calcext:value-type="float">
            <text:p>1117.4611412309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999.54819604261" calcext:value-type="float">
            <text:p>3999.54819604261</text:p>
          </table:table-cell>
          <table:table-cell table:formula="of:=ABS(5000-[.B23])" office:value-type="float" office:value="1000.45180395739" calcext:value-type="float">
            <text:p>1000.45180395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5.16132031231" calcext:value-type="float">
            <text:p>4115.16132031231</text:p>
          </table:table-cell>
          <table:table-cell table:formula="of:=ABS(5000-[.B24])" office:value-type="float" office:value="884.838679687692" calcext:value-type="float">
            <text:p>884.83867968769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229.35385050398" calcext:value-type="float">
            <text:p>4229.35385050398</text:p>
          </table:table-cell>
          <table:table-cell table:formula="of:=ABS(5000-[.B25])" office:value-type="float" office:value="770.646149496017" calcext:value-type="float">
            <text:p>770.646149496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42.10174445037" calcext:value-type="float">
            <text:p>4342.10174445037</text:p>
          </table:table-cell>
          <table:table-cell table:formula="of:=ABS(5000-[.B26])" office:value-type="float" office:value="657.898255549629" calcext:value-type="float">
            <text:p>657.89825554962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453.85815999422" calcext:value-type="float">
            <text:p>4453.85815999422</text:p>
          </table:table-cell>
          <table:table-cell table:formula="of:=ABS(5000-[.B27])" office:value-type="float" office:value="546.141840005776" calcext:value-type="float">
            <text:p>546.141840005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4.1202217007" calcext:value-type="float">
            <text:p>4564.1202217007</text:p>
          </table:table-cell>
          <table:table-cell table:formula="of:=ABS(5000-[.B28])" office:value-type="float" office:value="435.879778299297" calcext:value-type="float">
            <text:p>435.87977829929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673.33897285575" calcext:value-type="float">
            <text:p>4673.33897285575</text:p>
          </table:table-cell>
          <table:table-cell table:formula="of:=ABS(5000-[.B29])" office:value-type="float" office:value="326.661027144253" calcext:value-type="float">
            <text:p>326.6610271442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0.54191823096" calcext:value-type="float">
            <text:p>4780.54191823096</text:p>
          </table:table-cell>
          <table:table-cell table:formula="of:=ABS(5000-[.B30])" office:value-type="float" office:value="219.45808176904" calcext:value-type="float">
            <text:p>219.458081769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886.65348982204" calcext:value-type="float">
            <text:p>4886.65348982204</text:p>
          </table:table-cell>
          <table:table-cell table:style-name="ce6" table:formula="of:=ABS(5000-[.B31])" office:value-type="float" office:value="113.346510177957" calcext:value-type="float">
            <text:p>113.3465101779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1.17735530418" calcext:value-type="float">
            <text:p>4991.17735530418</text:p>
          </table:table-cell>
          <table:table-cell table:style-name="ce5" table:formula="of:=ABS(5000-[.B32])" office:value-type="float" office:value="8.82264469581878" calcext:value-type="float">
            <text:p>8.8226446958187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094.56003732293" calcext:value-type="float">
            <text:p>5094.56003732293</text:p>
          </table:table-cell>
          <table:table-cell table:formula="of:=ABS(5000-[.B33])" office:value-type="float" office:value="94.5600373229308" calcext:value-type="float">
            <text:p>94.5600373229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95.84186367119" calcext:value-type="float">
            <text:p>5195.84186367119</text:p>
          </table:table-cell>
          <table:table-cell table:formula="of:=ABS(5000-[.B34])" office:value-type="float" office:value="195.841863671189" calcext:value-type="float">
            <text:p>195.84186367118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295.93679695405" calcext:value-type="float">
            <text:p>5295.93679695405</text:p>
          </table:table-cell>
          <table:table-cell table:formula="of:=ABS(5000-[.B35])" office:value-type="float" office:value="295.936796954054" calcext:value-type="float">
            <text:p>295.9367969540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93.89207394122" calcext:value-type="float">
            <text:p>5393.89207394122</text:p>
          </table:table-cell>
          <table:table-cell table:formula="of:=ABS(5000-[.B36])" office:value-type="float" office:value="393.892073941223" calcext:value-type="float">
            <text:p>393.89207394122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490.61606171329" calcext:value-type="float">
            <text:p>5490.61606171329</text:p>
          </table:table-cell>
          <table:table-cell table:formula="of:=ABS(5000-[.B37])" office:value-type="float" office:value="490.616061713293" calcext:value-type="float">
            <text:p>490.6160617132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85.62345075001" calcext:value-type="float">
            <text:p>5585.62345075001</text:p>
          </table:table-cell>
          <table:table-cell table:formula="of:=ABS(5000-[.B38])" office:value-type="float" office:value="585.623450750009" calcext:value-type="float">
            <text:p>585.62345075000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678.89451063135" calcext:value-type="float">
            <text:p>5678.89451063135</text:p>
          </table:table-cell>
          <table:table-cell table:formula="of:=ABS(5000-[.B39])" office:value-type="float" office:value="678.89451063135" calcext:value-type="float">
            <text:p>678.894510631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70.40988319956" calcext:value-type="float">
            <text:p>5770.40988319956</text:p>
          </table:table-cell>
          <table:table-cell table:formula="of:=ABS(5000-[.B40])" office:value-type="float" office:value="770.409883199562" calcext:value-type="float">
            <text:p>770.40988319956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5860.15058444463" calcext:value-type="float">
            <text:p>5860.15058444463</text:p>
          </table:table-cell>
          <table:table-cell table:formula="of:=ABS(5000-[.B41])" office:value-type="float" office:value="860.150584444629" calcext:value-type="float">
            <text:p>860.1505844446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48.0980063205" calcext:value-type="float">
            <text:p>5948.0980063205</text:p>
          </table:table-cell>
          <table:table-cell table:formula="of:=ABS(5000-[.B42])" office:value-type="float" office:value="948.098006320504" calcext:value-type="float">
            <text:p>948.09800632050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034.23391852011" calcext:value-type="float">
            <text:p>6034.23391852011</text:p>
          </table:table-cell>
          <table:table-cell table:formula="of:=ABS(5000-[.B43])" office:value-type="float" office:value="1034.23391852011" calcext:value-type="float">
            <text:p>1034.23391852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18.98986720587" calcext:value-type="float">
            <text:p>6118.98986720587</text:p>
          </table:table-cell>
          <table:table-cell table:formula="of:=ABS(5000-[.B44])" office:value-type="float" office:value="1118.98986720587" calcext:value-type="float">
            <text:p>1118.9898672058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201.44765872222" calcext:value-type="float">
            <text:p>6201.44765872222</text:p>
          </table:table-cell>
          <table:table-cell table:formula="of:=ABS(5000-[.B45])" office:value-type="float" office:value="1201.44765872222" calcext:value-type="float">
            <text:p>1201.44765872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82.04149879081" calcext:value-type="float">
            <text:p>6282.04149879081</text:p>
          </table:table-cell>
          <table:table-cell table:formula="of:=ABS(5000-[.B46])" office:value-type="float" office:value="1282.04149879081" calcext:value-type="float">
            <text:p>1282.0414987908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6360.75468471966" calcext:value-type="float">
            <text:p>6360.75468471966</text:p>
          </table:table-cell>
          <table:table-cell table:formula="of:=ABS(5000-[.B47])" office:value-type="float" office:value="1360.75468471966" calcext:value-type="float">
            <text:p>1360.75468471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37.12942573922" calcext:value-type="float">
            <text:p>6437.12942573922</text:p>
          </table:table-cell>
          <table:table-cell table:formula="of:=ABS(5000-[.B48])" office:value-type="float" office:value="1437.12942573922" calcext:value-type="float">
            <text:p>1437.1294257392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6512.03480482358" calcext:value-type="float">
            <text:p>6512.03480482358</text:p>
          </table:table-cell>
          <table:table-cell table:formula="of:=ABS(5000-[.B49])" office:value-type="float" office:value="1512.03480482358" calcext:value-type="float">
            <text:p>1512.034804823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85.01177505359" calcext:value-type="float">
            <text:p>6585.01177505359</text:p>
          </table:table-cell>
          <table:table-cell table:formula="of:=ABS(5000-[.B50])" office:value-type="float" office:value="1585.01177505359" calcext:value-type="float">
            <text:p>1585.0117750535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6655.61000684979" calcext:value-type="float">
            <text:p>6655.61000684979</text:p>
          </table:table-cell>
          <table:table-cell table:formula="of:=ABS(5000-[.B51])" office:value-type="float" office:value="1655.61000684979" calcext:value-type="float">
            <text:p>1655.610006849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4.25424768249" calcext:value-type="float">
            <text:p>6724.25424768249</text:p>
          </table:table-cell>
          <table:table-cell table:formula="of:=ABS(5000-[.B52])" office:value-type="float" office:value="1724.25424768249" calcext:value-type="float">
            <text:p>1724.2542476824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791.3610425986" calcext:value-type="float">
            <text:p>6791.3610425986</text:p>
          </table:table-cell>
          <table:table-cell table:formula="of:=ABS(5000-[.B53])" office:value-type="float" office:value="1791.3610425986" calcext:value-type="float">
            <text:p>1791.36104259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55.62407101682" calcext:value-type="float">
            <text:p>6855.62407101682</text:p>
          </table:table-cell>
          <table:table-cell table:formula="of:=ABS(5000-[.B54])" office:value-type="float" office:value="1855.62407101682" calcext:value-type="float">
            <text:p>1855.6240710168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6918.32229356811" calcext:value-type="float">
            <text:p>6918.32229356811</text:p>
          </table:table-cell>
          <table:table-cell table:formula="of:=ABS(5000-[.B55])" office:value-type="float" office:value="1918.32229356811" calcext:value-type="float">
            <text:p>1918.32229356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79.01180732107" calcext:value-type="float">
            <text:p>6979.01180732107</text:p>
          </table:table-cell>
          <table:table-cell table:formula="of:=ABS(5000-[.B56])" office:value-type="float" office:value="1979.01180732107" calcext:value-type="float">
            <text:p>1979.011807321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037.25822386217" calcext:value-type="float">
            <text:p>7037.25822386217</text:p>
          </table:table-cell>
          <table:table-cell table:formula="of:=ABS(5000-[.B57])" office:value-type="float" office:value="2037.25822386217" calcext:value-type="float">
            <text:p>2037.258223862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3.47566368295" calcext:value-type="float">
            <text:p>7093.47566368295</text:p>
          </table:table-cell>
          <table:table-cell table:formula="of:=ABS(5000-[.B58])" office:value-type="float" office:value="2093.47566368295" calcext:value-type="float">
            <text:p>2093.4756636829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7147.23538093563" calcext:value-type="float">
            <text:p>7147.23538093563</text:p>
          </table:table-cell>
          <table:table-cell table:formula="of:=ABS(5000-[.B59])" office:value-type="float" office:value="2147.23538093563" calcext:value-type="float">
            <text:p>2147.235380935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99.36228006888" calcext:value-type="float">
            <text:p>7199.36228006888</text:p>
          </table:table-cell>
          <table:table-cell table:formula="of:=ABS(5000-[.B60])" office:value-type="float" office:value="2199.36228006888" calcext:value-type="float">
            <text:p>2199.3622800688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7249.01395511772" calcext:value-type="float">
            <text:p>7249.01395511772</text:p>
          </table:table-cell>
          <table:table-cell table:formula="of:=ABS(5000-[.B61])" office:value-type="float" office:value="2249.01395511772" calcext:value-type="float">
            <text:p>2249.013955117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96.18725848049" calcext:value-type="float">
            <text:p>7296.18725848049</text:p>
          </table:table-cell>
          <table:table-cell table:formula="of:=ABS(5000-[.B62])" office:value-type="float" office:value="2296.18725848049" calcext:value-type="float">
            <text:p>2296.1872584804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7341.69374453917" calcext:value-type="float">
            <text:p>7341.69374453917</text:p>
          </table:table-cell>
          <table:table-cell table:formula="of:=ABS(5000-[.B63])" office:value-type="float" office:value="2341.69374453917" calcext:value-type="float">
            <text:p>2341.69374453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84.70712465653" calcext:value-type="float">
            <text:p>7384.70712465653</text:p>
          </table:table-cell>
          <table:table-cell table:formula="of:=ABS(5000-[.B64])" office:value-type="float" office:value="2384.70712465653" calcext:value-type="float">
            <text:p>2384.7071246565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7425.22582152027" calcext:value-type="float">
            <text:p>7425.22582152027</text:p>
          </table:table-cell>
          <table:table-cell table:formula="of:=ABS(5000-[.B65])" office:value-type="float" office:value="2425.22582152027" calcext:value-type="float">
            <text:p>2425.22582152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63.64815914831" calcext:value-type="float">
            <text:p>7463.64815914831</text:p>
          </table:table-cell>
          <table:table-cell table:formula="of:=ABS(5000-[.B66])" office:value-type="float" office:value="2463.64815914831" calcext:value-type="float">
            <text:p>2463.6481591483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7499.96580244609" calcext:value-type="float">
            <text:p>7499.96580244609</text:p>
          </table:table-cell>
          <table:table-cell table:formula="of:=ABS(5000-[.B67])" office:value-type="float" office:value="2499.96580244609" calcext:value-type="float">
            <text:p>2499.965802446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33.77680986007" calcext:value-type="float">
            <text:p>7533.77680986007</text:p>
          </table:table-cell>
          <table:table-cell table:formula="of:=ABS(5000-[.B68])" office:value-type="float" office:value="2533.77680986007" calcext:value-type="float">
            <text:p>2533.7768098600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7565.47305229491" calcext:value-type="float">
            <text:p>7565.47305229491</text:p>
          </table:table-cell>
          <table:table-cell table:formula="of:=ABS(5000-[.B69])" office:value-type="float" office:value="2565.47305229491" calcext:value-type="float">
            <text:p>2565.473052294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95.04748132227" calcext:value-type="float">
            <text:p>7595.04748132227</text:p>
          </table:table-cell>
          <table:table-cell table:formula="of:=ABS(5000-[.B70])" office:value-type="float" office:value="2595.04748132227" calcext:value-type="float">
            <text:p>2595.0474813222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7621.72182241042" calcext:value-type="float">
            <text:p>7621.72182241042</text:p>
          </table:table-cell>
          <table:table-cell table:formula="of:=ABS(5000-[.B71])" office:value-type="float" office:value="2621.72182241042" calcext:value-type="float">
            <text:p>2621.72182241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46.65563121268" calcext:value-type="float">
            <text:p>7646.65563121268</text:p>
          </table:table-cell>
          <table:table-cell table:formula="of:=ABS(5000-[.B72])" office:value-type="float" office:value="2646.65563121268" calcext:value-type="float">
            <text:p>2646.6556312126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7669.07436606028" calcext:value-type="float">
            <text:p>7669.07436606028</text:p>
          </table:table-cell>
          <table:table-cell table:formula="of:=ABS(5000-[.B73])" office:value-type="float" office:value="2669.07436606028" calcext:value-type="float">
            <text:p>2669.074366060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88.98120330629" calcext:value-type="float">
            <text:p>7688.98120330629</text:p>
          </table:table-cell>
          <table:table-cell table:formula="of:=ABS(5000-[.B74])" office:value-type="float" office:value="2688.98120330629" calcext:value-type="float">
            <text:p>2688.9812033062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7706.75436691549" calcext:value-type="float">
            <text:p>7706.75436691549</text:p>
          </table:table-cell>
          <table:table-cell table:formula="of:=ABS(5000-[.B75])" office:value-type="float" office:value="2706.75436691549" calcext:value-type="float">
            <text:p>2706.754366915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22.01788153595" calcext:value-type="float">
            <text:p>7722.01788153595</text:p>
          </table:table-cell>
          <table:table-cell table:formula="of:=ABS(5000-[.B76])" office:value-type="float" office:value="2722.01788153595" calcext:value-type="float">
            <text:p>2722.0178815359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7735.14517914033" calcext:value-type="float">
            <text:p>7735.14517914033</text:p>
          </table:table-cell>
          <table:table-cell table:formula="of:=ABS(5000-[.B77])" office:value-type="float" office:value="2735.14517914033" calcext:value-type="float">
            <text:p>2735.14517914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45.76705385129" calcext:value-type="float">
            <text:p>7745.76705385129</text:p>
          </table:table-cell>
          <table:table-cell table:formula="of:=ABS(5000-[.B78])" office:value-type="float" office:value="2745.76705385128" calcext:value-type="float">
            <text:p>2745.7670538512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7753.88933893308" calcext:value-type="float">
            <text:p>7753.88933893308</text:p>
          </table:table-cell>
          <table:table-cell table:formula="of:=ABS(5000-[.B79])" office:value-type="float" office:value="2753.88933893308" calcext:value-type="float">
            <text:p>2753.88933893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59.87809615038" calcext:value-type="float">
            <text:p>7759.87809615038</text:p>
          </table:table-cell>
          <table:table-cell table:formula="of:=ABS(5000-[.B80])" office:value-type="float" office:value="2759.87809615038" calcext:value-type="float">
            <text:p>2759.87809615038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7763.37451381994" calcext:value-type="float">
            <text:p>7763.37451381994</text:p>
          </table:table-cell>
          <table:table-cell table:formula="of:=ABS(5000-[.B81])" office:value-type="float" office:value="2763.37451381994" calcext:value-type="float">
            <text:p>2763.374513819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64.38601081995" calcext:value-type="float">
            <text:p>7764.38601081995</text:p>
          </table:table-cell>
          <table:table-cell table:formula="of:=ABS(5000-[.B82])" office:value-type="float" office:value="2764.38601081995" calcext:value-type="float">
            <text:p>2764.3860108199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763.27101138785" calcext:value-type="float">
            <text:p>7763.27101138785</text:p>
          </table:table-cell>
          <table:table-cell table:formula="of:=ABS(5000-[.B83])" office:value-type="float" office:value="2763.27101138785" calcext:value-type="float">
            <text:p>2763.271011387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59.68132721507" calcext:value-type="float">
            <text:p>7759.68132721507</text:p>
          </table:table-cell>
          <table:table-cell table:formula="of:=ABS(5000-[.B84])" office:value-type="float" office:value="2759.68132721507" calcext:value-type="float">
            <text:p>2759.6813272150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753.97011790138" calcext:value-type="float">
            <text:p>7753.97011790138</text:p>
          </table:table-cell>
          <table:table-cell table:formula="of:=ABS(5000-[.B85])" office:value-type="float" office:value="2753.97011790138" calcext:value-type="float">
            <text:p>2753.970117901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45.45537522608" calcext:value-type="float">
            <text:p>7745.45537522608</text:p>
          </table:table-cell>
          <table:table-cell table:formula="of:=ABS(5000-[.B86])" office:value-type="float" office:value="2745.45537522608" calcext:value-type="float">
            <text:p>2745.4553752260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7734.83228699639" calcext:value-type="float">
            <text:p>7734.83228699639</text:p>
          </table:table-cell>
          <table:table-cell table:formula="of:=ABS(5000-[.B87])" office:value-type="float" office:value="2734.83228699638" calcext:value-type="float">
            <text:p>2734.832286996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22.10176268165" calcext:value-type="float">
            <text:p>7722.10176268165</text:p>
          </table:table-cell>
          <table:table-cell table:formula="of:=ABS(5000-[.B88])" office:value-type="float" office:value="2722.10176268165" calcext:value-type="float">
            <text:p>2722.1017626816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7706.60247077031" calcext:value-type="float">
            <text:p>7706.60247077031</text:p>
          </table:table-cell>
          <table:table-cell table:formula="of:=ABS(5000-[.B89])" office:value-type="float" office:value="2706.60247077031" calcext:value-type="float">
            <text:p>2706.602470770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89.01181976489" calcext:value-type="float">
            <text:p>7689.01181976489</text:p>
          </table:table-cell>
          <table:table-cell table:formula="of:=ABS(5000-[.B90])" office:value-type="float" office:value="2689.01181976489" calcext:value-type="float">
            <text:p>2689.0118197648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7669.00727870838" calcext:value-type="float">
            <text:p>7669.00727870838</text:p>
          </table:table-cell>
          <table:table-cell table:formula="of:=ABS(5000-[.B91])" office:value-type="float" office:value="2669.00727870838" calcext:value-type="float">
            <text:p>2669.00727870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46.60140482828" calcext:value-type="float">
            <text:p>7646.60140482828</text:p>
          </table:table-cell>
          <table:table-cell table:formula="of:=ABS(5000-[.B92])" office:value-type="float" office:value="2646.60140482828" calcext:value-type="float">
            <text:p>2646.6014048282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621.80727447468" calcext:value-type="float">
            <text:p>7621.80727447468</text:p>
          </table:table-cell>
          <table:table-cell table:formula="of:=ABS(5000-[.B93])" office:value-type="float" office:value="2621.80727447468" calcext:value-type="float">
            <text:p>2621.807274474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94.63847919095" calcext:value-type="float">
            <text:p>7594.63847919095</text:p>
          </table:table-cell>
          <table:table-cell table:formula="of:=ABS(5000-[.B94])" office:value-type="float" office:value="2594.63847919095" calcext:value-type="float">
            <text:p>2594.6384791909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7565.42037905874" calcext:value-type="float">
            <text:p>7565.42037905874</text:p>
          </table:table-cell>
          <table:table-cell table:formula="of:=ABS(5000-[.B95])" office:value-type="float" office:value="2565.42037905874" calcext:value-type="float">
            <text:p>2565.420379058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33.84947355803" calcext:value-type="float">
            <text:p>7533.84947355803</text:p>
          </table:table-cell>
          <table:table-cell table:formula="of:=ABS(5000-[.B96])" office:value-type="float" office:value="2533.84947355803" calcext:value-type="float">
            <text:p>2533.8494735580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7499.94080538515" calcext:value-type="float">
            <text:p>7499.94080538515</text:p>
          </table:table-cell>
          <table:table-cell table:formula="of:=ABS(5000-[.B97])" office:value-type="float" office:value="2499.94080538515" calcext:value-type="float">
            <text:p>2499.94080538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63.70991713214" calcext:value-type="float">
            <text:p>7463.70991713214</text:p>
          </table:table-cell>
          <table:table-cell table:formula="of:=ABS(5000-[.B98])" office:value-type="float" office:value="2463.70991713214" calcext:value-type="float">
            <text:p>2463.7099171321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7425.17284701993" calcext:value-type="float">
            <text:p>7425.17284701993</text:p>
          </table:table-cell>
          <table:table-cell table:formula="of:=ABS(5000-[.B99])" office:value-type="float" office:value="2425.17284701993" calcext:value-type="float">
            <text:p>2425.172847019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84.34612454694" calcext:value-type="float">
            <text:p>7384.34612454694</text:p>
          </table:table-cell>
          <table:table-cell table:formula="of:=ABS(5000-[.B100])" office:value-type="float" office:value="2384.34612454694" calcext:value-type="float">
            <text:p>2384.3461245469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7341.53711757483" calcext:value-type="float">
            <text:p>7341.53711757483</text:p>
          </table:table-cell>
          <table:table-cell table:formula="of:=ABS(5000-[.B101])" office:value-type="float" office:value="2341.53711757483" calcext:value-type="float">
            <text:p>2341.537117574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96.1790586013" calcext:value-type="float">
            <text:p>7296.1790586013</text:p>
          </table:table-cell>
          <table:table-cell table:formula="of:=ABS(5000-[.B102])" office:value-type="float" office:value="2296.1790586013" calcext:value-type="float">
            <text:p>2296.179058601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7248.58381704776" calcext:value-type="float">
            <text:p>7248.58381704776</text:p>
          </table:table-cell>
          <table:table-cell table:formula="of:=ABS(5000-[.B103])" office:value-type="float" office:value="2248.58381704776" calcext:value-type="float">
            <text:p>2248.583817047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99.04943928338" calcext:value-type="float">
            <text:p>7199.04943928338</text:p>
          </table:table-cell>
          <table:table-cell table:formula="of:=ABS(5000-[.B104])" office:value-type="float" office:value="2199.04943928338" calcext:value-type="float">
            <text:p>2199.0494392833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7147.3079912961" calcext:value-type="float">
            <text:p>7147.3079912961</text:p>
          </table:table-cell>
          <table:table-cell table:formula="of:=ABS(5000-[.B105])" office:value-type="float" office:value="2147.3079912961" calcext:value-type="float">
            <text:p>2147.30799129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93.10647252021" calcext:value-type="float">
            <text:p>7093.10647252021</text:p>
          </table:table-cell>
          <table:table-cell table:formula="of:=ABS(5000-[.B106])" office:value-type="float" office:value="2093.1064725202" calcext:value-type="float">
            <text:p>2093.1064725202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7037.01297051513" calcext:value-type="float">
            <text:p>7037.01297051513</text:p>
          </table:table-cell>
          <table:table-cell table:formula="of:=ABS(5000-[.B107])" office:value-type="float" office:value="2037.01297051512" calcext:value-type="float">
            <text:p>2037.012970515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78.5067906831" calcext:value-type="float">
            <text:p>6978.5067906831</text:p>
          </table:table-cell>
          <table:table-cell table:formula="of:=ABS(5000-[.B108])" office:value-type="float" office:value="1978.5067906831" calcext:value-type="float">
            <text:p>1978.5067906831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918.1422461227" calcext:value-type="float">
            <text:p>6918.1422461227</text:p>
          </table:table-cell>
          <table:table-cell table:formula="of:=ABS(5000-[.B109])" office:value-type="float" office:value="1918.1422461227" calcext:value-type="float">
            <text:p>1918.1422461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55.6718151232" calcext:value-type="float">
            <text:p>6855.6718151232</text:p>
          </table:table-cell>
          <table:table-cell table:formula="of:=ABS(5000-[.B110])" office:value-type="float" office:value="1855.6718151232" calcext:value-type="float">
            <text:p>1855.671815123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790.86329641659" calcext:value-type="float">
            <text:p>6790.86329641659</text:p>
          </table:table-cell>
          <table:table-cell table:formula="of:=ABS(5000-[.B111])" office:value-type="float" office:value="1790.86329641659" calcext:value-type="float">
            <text:p>1790.863296416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24.25" calcext:value-type="float">
            <text:p>6724.25</text:p>
          </table:table-cell>
          <table:table-cell table:formula="of:=ABS(5000-[.B112])" office:value-type="float" office:value="1724.25" calcext:value-type="float">
            <text:p>1724.2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655.35062657663" calcext:value-type="float">
            <text:p>6655.35062657663</text:p>
          </table:table-cell>
          <table:table-cell table:formula="of:=ABS(5000-[.B113])" office:value-type="float" office:value="1655.35062657663" calcext:value-type="float">
            <text:p>1655.350626576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84.68426218516" calcext:value-type="float">
            <text:p>6584.68426218516</text:p>
          </table:table-cell>
          <table:table-cell table:formula="of:=ABS(5000-[.B114])" office:value-type="float" office:value="1584.68426218516" calcext:value-type="float">
            <text:p>1584.68426218516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511.78560126116" calcext:value-type="float">
            <text:p>6511.78560126116</text:p>
          </table:table-cell>
          <table:table-cell table:formula="of:=ABS(5000-[.B115])" office:value-type="float" office:value="1511.78560126116" calcext:value-type="float">
            <text:p>1511.78560126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36.92459736016" calcext:value-type="float">
            <text:p>6436.92459736016</text:p>
          </table:table-cell>
          <table:table-cell table:formula="of:=ABS(5000-[.B116])" office:value-type="float" office:value="1436.92459736016" calcext:value-type="float">
            <text:p>1436.92459736016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60.12539870091" calcext:value-type="float">
            <text:p>6360.12539870091</text:p>
          </table:table-cell>
          <table:table-cell table:formula="of:=ABS(5000-[.B117])" office:value-type="float" office:value="1360.12539870091" calcext:value-type="float">
            <text:p>1360.125398700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81.63954964676" calcext:value-type="float">
            <text:p>6281.63954964676</text:p>
          </table:table-cell>
          <table:table-cell table:formula="of:=ABS(5000-[.B118])" office:value-type="float" office:value="1281.63954964676" calcext:value-type="float">
            <text:p>1281.6395496467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200.81100878329" calcext:value-type="float">
            <text:p>6200.81100878329</text:p>
          </table:table-cell>
          <table:table-cell table:formula="of:=ABS(5000-[.B119])" office:value-type="float" office:value="1200.81100878329" calcext:value-type="float">
            <text:p>1200.81100878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18.34609573412" calcext:value-type="float">
            <text:p>6118.34609573412</text:p>
          </table:table-cell>
          <table:table-cell table:formula="of:=ABS(5000-[.B120])" office:value-type="float" office:value="1118.34609573412" calcext:value-type="float">
            <text:p>1118.34609573412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034.04353286681" calcext:value-type="float">
            <text:p>6034.04353286681</text:p>
          </table:table-cell>
          <table:table-cell table:formula="of:=ABS(5000-[.B121])" office:value-type="float" office:value="1034.04353286681" calcext:value-type="float">
            <text:p>1034.043532866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47.92941573581" calcext:value-type="float">
            <text:p>5947.92941573581</text:p>
          </table:table-cell>
          <table:table-cell table:formula="of:=ABS(5000-[.B122])" office:value-type="float" office:value="947.929415735805" calcext:value-type="float">
            <text:p>947.92941573580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859.82286535257" calcext:value-type="float">
            <text:p>5859.82286535257</text:p>
          </table:table-cell>
          <table:table-cell table:formula="of:=ABS(5000-[.B123])" office:value-type="float" office:value="859.822865352573" calcext:value-type="float">
            <text:p>859.8228653525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69.96601867007" calcext:value-type="float">
            <text:p>5769.96601867007</text:p>
          </table:table-cell>
          <table:table-cell table:formula="of:=ABS(5000-[.B124])" office:value-type="float" office:value="769.966018670071" calcext:value-type="float">
            <text:p>769.96601867007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678.5854905628" calcext:value-type="float">
            <text:p>5678.5854905628</text:p>
          </table:table-cell>
          <table:table-cell table:formula="of:=ABS(5000-[.B125])" office:value-type="float" office:value="678.585490562801" calcext:value-type="float">
            <text:p>678.5854905628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85.30611618999" calcext:value-type="float">
            <text:p>5585.30611618999</text:p>
          </table:table-cell>
          <table:table-cell table:formula="of:=ABS(5000-[.B126])" office:value-type="float" office:value="585.30611618999" calcext:value-type="float">
            <text:p>585.3061161899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490.16786242509" calcext:value-type="float">
            <text:p>5490.16786242509</text:p>
          </table:table-cell>
          <table:table-cell table:formula="of:=ABS(5000-[.B127])" office:value-type="float" office:value="490.167862425088" calcext:value-type="float">
            <text:p>490.1678624250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93.58573199971" calcext:value-type="float">
            <text:p>5393.58573199971</text:p>
          </table:table-cell>
          <table:table-cell table:formula="of:=ABS(5000-[.B128])" office:value-type="float" office:value="393.585731999709" calcext:value-type="float">
            <text:p>393.585731999709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295.20972371627" calcext:value-type="float">
            <text:p>5295.20972371627</text:p>
          </table:table-cell>
          <table:table-cell table:formula="of:=ABS(5000-[.B129])" office:value-type="float" office:value="295.209723716273" calcext:value-type="float">
            <text:p>295.209723716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95.43934853381" calcext:value-type="float">
            <text:p>5195.43934853381</text:p>
          </table:table-cell>
          <table:table-cell table:formula="of:=ABS(5000-[.B130])" office:value-type="float" office:value="195.439348533805" calcext:value-type="float">
            <text:p>195.43934853380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093.94146411201" calcext:value-type="float">
            <text:p>5093.94146411201</text:p>
          </table:table-cell>
          <table:table-cell table:formula="of:=ABS(5000-[.B131])" office:value-type="float" office:value="93.9414641120047" calcext:value-type="float">
            <text:p>93.94146411200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90.92894147789" calcext:value-type="float">
            <text:p>4990.92894147789</text:p>
          </table:table-cell>
          <table:table-cell table:style-name="ce5" table:formula="of:=ABS(5000-[.B132])" office:value-type="float" office:value="9.07105852210589" calcext:value-type="float">
            <text:p>9.0710585221058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886.26480546274" calcext:value-type="float">
            <text:p>4886.26480546274</text:p>
          </table:table-cell>
          <table:table-cell table:formula="of:=ABS(5000-[.B133])" office:value-type="float" office:value="113.735194537257" calcext:value-type="float">
            <text:p>113.7351945372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80.1544278169" calcext:value-type="float">
            <text:p>4780.1544278169</text:p>
          </table:table-cell>
          <table:table-cell table:formula="of:=ABS(5000-[.B134])" office:value-type="float" office:value="219.845572183096" calcext:value-type="float">
            <text:p>219.84557218309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672.78702254916" calcext:value-type="float">
            <text:p>4672.78702254916</text:p>
          </table:table-cell>
          <table:table-cell table:formula="of:=ABS(5000-[.B135])" office:value-type="float" office:value="327.212977450837" calcext:value-type="float">
            <text:p>327.212977450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63.71748142873" calcext:value-type="float">
            <text:p>4563.71748142873</text:p>
          </table:table-cell>
          <table:table-cell table:formula="of:=ABS(5000-[.B136])" office:value-type="float" office:value="436.282518571266" calcext:value-type="float">
            <text:p>436.282518571266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453.45289065971" calcext:value-type="float">
            <text:p>4453.45289065971</text:p>
          </table:table-cell>
          <table:table-cell table:formula="of:=ABS(5000-[.B137])" office:value-type="float" office:value="546.547109340287" calcext:value-type="float">
            <text:p>546.5471093402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41.71981513136" calcext:value-type="float">
            <text:p>4341.71981513136</text:p>
          </table:table-cell>
          <table:table-cell table:formula="of:=ABS(5000-[.B138])" office:value-type="float" office:value="658.28018486864" calcext:value-type="float">
            <text:p>658.28018486864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228.84647497091" calcext:value-type="float">
            <text:p>4228.84647497091</text:p>
          </table:table-cell>
          <table:table-cell table:formula="of:=ABS(5000-[.B139])" office:value-type="float" office:value="771.153525029087" calcext:value-type="float">
            <text:p>771.1535250290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14.43881027818" calcext:value-type="float">
            <text:p>4114.43881027818</text:p>
          </table:table-cell>
          <table:table-cell table:formula="of:=ABS(5000-[.B140])" office:value-type="float" office:value="885.561189721825" calcext:value-type="float">
            <text:p>885.56118972182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998.95505963479" calcext:value-type="float">
            <text:p>3998.95505963479</text:p>
          </table:table-cell>
          <table:table-cell table:formula="of:=ABS(5000-[.B141])" office:value-type="float" office:value="1001.04494036521" calcext:value-type="float">
            <text:p>1001.044940365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82.15626701407" calcext:value-type="float">
            <text:p>3882.15626701407</text:p>
          </table:table-cell>
          <table:table-cell table:formula="of:=ABS(5000-[.B142])" office:value-type="float" office:value="1117.84373298593" calcext:value-type="float">
            <text:p>1117.8437329859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764.21298095185" calcext:value-type="float">
            <text:p>3764.21298095185</text:p>
          </table:table-cell>
          <table:table-cell table:formula="of:=ABS(5000-[.B143])" office:value-type="float" office:value="1235.78701904815" calcext:value-type="float">
            <text:p>1235.787019048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45.15816194567" calcext:value-type="float">
            <text:p>3645.15816194567</text:p>
          </table:table-cell>
          <table:table-cell table:formula="of:=ABS(5000-[.B144])" office:value-type="float" office:value="1354.84183805433" calcext:value-type="float">
            <text:p>1354.8418380543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524.90827154265" calcext:value-type="float">
            <text:p>3524.90827154265</text:p>
          </table:table-cell>
          <table:table-cell table:formula="of:=ABS(5000-[.B145])" office:value-type="float" office:value="1475.09172845735" calcext:value-type="float">
            <text:p>1475.091728457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03.62192775196" calcext:value-type="float">
            <text:p>3403.62192775196</text:p>
          </table:table-cell>
          <table:table-cell table:formula="of:=ABS(5000-[.B146])" office:value-type="float" office:value="1596.37807224804" calcext:value-type="float">
            <text:p>1596.3780722480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281.33276710786" calcext:value-type="float">
            <text:p>3281.33276710786</text:p>
          </table:table-cell>
          <table:table-cell table:formula="of:=ABS(5000-[.B147])" office:value-type="float" office:value="1718.66723289214" calcext:value-type="float">
            <text:p>1718.667232892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58.07462767714" calcext:value-type="float">
            <text:p>3158.07462767714</text:p>
          </table:table-cell>
          <table:table-cell table:formula="of:=ABS(5000-[.B148])" office:value-type="float" office:value="1841.92537232286" calcext:value-type="float">
            <text:p>1841.92537232286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033.78185802547" calcext:value-type="float">
            <text:p>3033.78185802547</text:p>
          </table:table-cell>
          <table:table-cell table:formula="of:=ABS(5000-[.B149])" office:value-type="float" office:value="1966.21814197453" calcext:value-type="float">
            <text:p>1966.218141974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08.59692102437" calcext:value-type="float">
            <text:p>2908.59692102437</text:p>
          </table:table-cell>
          <table:table-cell table:formula="of:=ABS(5000-[.B150])" office:value-type="float" office:value="2091.40307897563" calcext:value-type="float">
            <text:p>2091.4030789756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782.46312097521" calcext:value-type="float">
            <text:p>2782.46312097521</text:p>
          </table:table-cell>
          <table:table-cell table:formula="of:=ABS(5000-[.B151])" office:value-type="float" office:value="2217.53687902479" calcext:value-type="float">
            <text:p>2217.53687902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5.60158106141" calcext:value-type="float">
            <text:p>2655.60158106141</text:p>
          </table:table-cell>
          <table:table-cell table:formula="of:=ABS(5000-[.B152])" office:value-type="float" office:value="2344.39841893859" calcext:value-type="float">
            <text:p>2344.3984189385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527.78660755887" calcext:value-type="float">
            <text:p>2527.78660755887</text:p>
          </table:table-cell>
          <table:table-cell table:formula="of:=ABS(5000-[.B153])" office:value-type="float" office:value="2472.21339244113" calcext:value-type="float">
            <text:p>2472.213392441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99.31360755458" calcext:value-type="float">
            <text:p>2399.31360755458</text:p>
          </table:table-cell>
          <table:table-cell table:formula="of:=ABS(5000-[.B154])" office:value-type="float" office:value="2600.68639244542" calcext:value-type="float">
            <text:p>2600.68639244542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270.05693612758" calcext:value-type="float">
            <text:p>2270.05693612758</text:p>
          </table:table-cell>
          <table:table-cell table:formula="of:=ABS(5000-[.B155])" office:value-type="float" office:value="2729.94306387242" calcext:value-type="float">
            <text:p>2729.94306387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40.13436001178" calcext:value-type="float">
            <text:p>2140.13436001178</text:p>
          </table:table-cell>
          <table:table-cell table:formula="of:=ABS(5000-[.B156])" office:value-type="float" office:value="2859.86563998822" calcext:value-type="float">
            <text:p>2859.86563998822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009.58125542135" calcext:value-type="float">
            <text:p>2009.58125542135</text:p>
          </table:table-cell>
          <table:table-cell table:formula="of:=ABS(5000-[.B157])" office:value-type="float" office:value="2990.41874457865" calcext:value-type="float">
            <text:p>2990.418744578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78.37218990466" calcext:value-type="float">
            <text:p>1878.37218990466</text:p>
          </table:table-cell>
          <table:table-cell table:formula="of:=ABS(5000-[.B158])" office:value-type="float" office:value="3121.62781009534" calcext:value-type="float">
            <text:p>3121.62781009534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746.61238522568" calcext:value-type="float">
            <text:p>1746.61238522568</text:p>
          </table:table-cell>
          <table:table-cell table:formula="of:=ABS(5000-[.B159])" office:value-type="float" office:value="3253.38761477432" calcext:value-type="float">
            <text:p>3253.387614774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4.28532247446" calcext:value-type="float">
            <text:p>1614.28532247446</text:p>
          </table:table-cell>
          <table:table-cell table:formula="of:=ABS(5000-[.B160])" office:value-type="float" office:value="3385.71467752554" calcext:value-type="float">
            <text:p>3385.71467752554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481.48779670566" calcext:value-type="float">
            <text:p>1481.48779670566</text:p>
          </table:table-cell>
          <table:table-cell table:formula="of:=ABS(5000-[.B161])" office:value-type="float" office:value="3518.51220329434" calcext:value-type="float">
            <text:p>3518.512203294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8.25576243484" calcext:value-type="float">
            <text:p>1348.25576243484</text:p>
          </table:table-cell>
          <table:table-cell table:formula="of:=ABS(5000-[.B162])" office:value-type="float" office:value="3651.74423756516" calcext:value-type="float">
            <text:p>3651.74423756516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214.62526096216" calcext:value-type="float">
            <text:p>1214.62526096216</text:p>
          </table:table-cell>
          <table:table-cell table:formula="of:=ABS(5000-[.B163])" office:value-type="float" office:value="3785.37473903784" calcext:value-type="float">
            <text:p>3785.374739037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0.59753477011" calcext:value-type="float">
            <text:p>1080.59753477011</text:p>
          </table:table-cell>
          <table:table-cell table:formula="of:=ABS(5000-[.B164])" office:value-type="float" office:value="3919.40246522989" calcext:value-type="float">
            <text:p>3919.4024652298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46.221838520274" calcext:value-type="float">
            <text:p>946.221838520274</text:p>
          </table:table-cell>
          <table:table-cell table:formula="of:=ABS(5000-[.B165])" office:value-type="float" office:value="4053.77816147973" calcext:value-type="float">
            <text:p>4053.778161479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1.599841437906" calcext:value-type="float">
            <text:p>811.599841437906</text:p>
          </table:table-cell>
          <table:table-cell table:formula="of:=ABS(5000-[.B166])" office:value-type="float" office:value="4188.4001585621" calcext:value-type="float">
            <text:p>4188.400158562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76.711175585946" calcext:value-type="float">
            <text:p>676.711175585946</text:p>
          </table:table-cell>
          <table:table-cell table:formula="of:=ABS(5000-[.B167])" office:value-type="float" office:value="4323.28882441405" calcext:value-type="float">
            <text:p>4323.288824414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1.605289325843" calcext:value-type="float">
            <text:p>541.605289325843</text:p>
          </table:table-cell>
          <table:table-cell table:formula="of:=ABS(5000-[.B168])" office:value-type="float" office:value="4458.39471067416" calcext:value-type="float">
            <text:p>4458.39471067416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06.357857057478" calcext:value-type="float">
            <text:p>406.357857057478</text:p>
          </table:table-cell>
          <table:table-cell table:formula="of:=ABS(5000-[.B169])" office:value-type="float" office:value="4593.64214294252" calcext:value-type="float">
            <text:p>4593.642142942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0.974788548335" calcext:value-type="float">
            <text:p>270.974788548335</text:p>
          </table:table-cell>
          <table:table-cell table:formula="of:=ABS(5000-[.B170])[.A1]:b1a1" office:value-type="string" office:string-value="" calcext:value-type="error">
            <text:p>Err:509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35.505643218716" calcext:value-type="float">
            <text:p>135.505643218716</text:p>
          </table:table-cell>
          <table:table-cell table:formula="of:=ABS(5000-[.B171])" office:value-type="float" office:value="4864.49435678128" calcext:value-type="float">
            <text:p>4864.49435678128</text:p>
          </table:table-cell>
        </table:table-row>
      </table:table>
      <table:table table:name="Test B1" table:style-name="ta1"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CEP(100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98" calcext:value-type="float">
            <text:p>0.998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996" calcext:value-type="float">
            <text:p>0.996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994" calcext:value-type="float">
            <text:p>0.994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77" calcext:value-type="float">
            <text:p>0.977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962" calcext:value-type="float">
            <text:p>0.962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941" calcext:value-type="float">
            <text:p>0.941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884" calcext:value-type="float">
            <text:p>0.884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77" calcext:value-type="float">
            <text:p>0.677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63" calcext:value-type="float">
            <text:p>0.663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4" calcext:value-type="float">
            <text:p>0.644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636" calcext:value-type="float">
            <text:p>0.636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621" calcext:value-type="float">
            <text:p>0.621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611" calcext:value-type="float">
            <text:p>0.61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86" calcext:value-type="float">
            <text:p>0.586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25" calcext:value-type="float">
            <text:p>0.525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1" calcext:value-type="float">
            <text:p>0.511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5" office:value-type="float" office:value="0.497" calcext:value-type="float">
            <text:p>0.49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69" calcext:value-type="float">
            <text:p>0.469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438" calcext:value-type="float">
            <text:p>0.438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6" office:value-type="float" office:value="0.434" calcext:value-type="float">
            <text:p>0.434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19" calcext:value-type="float">
            <text:p>0.419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412" calcext:value-type="float">
            <text:p>0.412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97" calcext:value-type="float">
            <text:p>0.39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82" calcext:value-type="float">
            <text:p>0.38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0.343" calcext:value-type="float">
            <text:p>0.34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8" calcext:value-type="float">
            <text:p>0.338</text:p>
          </table:table-cell>
          <table:table-cell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28" calcext:value-type="float">
            <text:p>0.328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24" calcext:value-type="float">
            <text:p>0.324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22" calcext:value-type="float">
            <text:p>0.322</text:p>
          </table:table-cell>
          <table:table-cell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.316" calcext:value-type="float">
            <text:p>0.316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13" calcext:value-type="float">
            <text:p>0.313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0.298" calcext:value-type="float">
            <text:p>0.298</text:p>
          </table:table-cell>
          <table:table-cell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0.283" calcext:value-type="float">
            <text:p>0.283</text:p>
          </table:table-cell>
          <table:table-cell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.279" calcext:value-type="float">
            <text:p>0.279</text:p>
          </table:table-cell>
          <table:table-cell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69" calcext:value-type="float">
            <text:p>0.269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264" calcext:value-type="float">
            <text:p>0.264</text:p>
          </table:table-cell>
          <table:table-cell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.263" calcext:value-type="float">
            <text:p>0.2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257" calcext:value-type="float">
            <text:p>0.257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251" calcext:value-type="float">
            <text:p>0.251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249" calcext:value-type="float">
            <text:p>0.249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244" calcext:value-type="float">
            <text:p>0.244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238" calcext:value-type="float">
            <text:p>0.238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234" calcext:value-type="float">
            <text:p>0.234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232" calcext:value-type="float">
            <text:p>0.232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228" calcext:value-type="float">
            <text:p>0.22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208" calcext:value-type="float">
            <text:p>0.208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209" calcext:value-type="float">
            <text:p>0.209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203" calcext:value-type="float">
            <text:p>0.203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203" calcext:value-type="float">
            <text:p>0.20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01" calcext:value-type="float">
            <text:p>0.2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199" calcext:value-type="float">
            <text:p>0.199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197" calcext:value-type="float">
            <text:p>0.197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193" calcext:value-type="float">
            <text:p>0.193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189" calcext:value-type="float">
            <text:p>0.189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185" calcext:value-type="float">
            <text:p>0.185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186" calcext:value-type="float">
            <text:p>0.186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1" calcext:value-type="float">
            <text:p>0.18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179" calcext:value-type="float">
            <text:p>0.179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179" calcext:value-type="float">
            <text:p>0.179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72" calcext:value-type="float">
            <text:p>0.172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169" calcext:value-type="float">
            <text:p>0.169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164" calcext:value-type="float">
            <text:p>0.164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63" calcext:value-type="float">
            <text:p>0.163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161" calcext:value-type="float">
            <text:p>0.16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161" calcext:value-type="float">
            <text:p>0.16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155" calcext:value-type="float">
            <text:p>0.155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152" calcext:value-type="float">
            <text:p>0.152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151" calcext:value-type="float">
            <text:p>0.15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48" calcext:value-type="float">
            <text:p>0.148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149" calcext:value-type="float">
            <text:p>0.149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141" calcext:value-type="float">
            <text:p>0.14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8" calcext:value-type="float">
            <text:p>0.138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118" calcext:value-type="float">
            <text:p>0.118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99" calcext:value-type="float">
            <text:p>0.099</text:p>
          </table:table-cell>
          <table:table-cell/>
        </table:table-row>
      </table:table>
      <table:table table:name="Test B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CEP(10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.59999999999999" calcext:value-type="float">
            <text:p>6.5999999999999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6.69999999999999" calcext:value-type="float">
            <text:p>6.69999999999999</text:p>
          </table:table-cell>
          <table:table-cell table:style-name="ce5"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6.79999999999999" calcext:value-type="float">
            <text:p>6.79999999999999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6.89999999999999" calcext:value-type="float">
            <text:p>6.89999999999999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6.99999999999999" calcext:value-type="float">
            <text:p>6.99999999999999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7.09999999999999" calcext:value-type="float">
            <text:p>7.09999999999999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7.19999999999999" calcext:value-type="float">
            <text:p>7.1999999999999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.29999999999999" calcext:value-type="float">
            <text:p>7.29999999999999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7.39999999999999" calcext:value-type="float">
            <text:p>7.39999999999999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7.49999999999999" calcext:value-type="float">
            <text:p>7.4999999999999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.59999999999999" calcext:value-type="float">
            <text:p>7.5999999999999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.69999999999999" calcext:value-type="float">
            <text:p>7.6999999999999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.79999999999999" calcext:value-type="float">
            <text:p>7.79999999999999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7.89999999999999" calcext:value-type="float">
            <text:p>7.89999999999999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7.99999999999999" calcext:value-type="float">
            <text:p>7.99999999999999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8.09999999999999" calcext:value-type="float">
            <text:p>8.09999999999999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8.19999999999999" calcext:value-type="float">
            <text:p>8.1999999999999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.29999999999999" calcext:value-type="float">
            <text:p>8.29999999999999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.39999999999999" calcext:value-type="float">
            <text:p>8.3999999999999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8.49999999999999" calcext:value-type="float">
            <text:p>8.49999999999999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8.59999999999999" calcext:value-type="float">
            <text:p>8.59999999999999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8.69999999999999" calcext:value-type="float">
            <text:p>8.69999999999999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8.79999999999999" calcext:value-type="float">
            <text:p>8.79999999999999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8.89999999999998" calcext:value-type="float">
            <text:p>8.89999999999998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8.99999999999998" calcext:value-type="float">
            <text:p>8.9999999999999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9.09999999999998" calcext:value-type="float">
            <text:p>9.09999999999998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9.19999999999998" calcext:value-type="float">
            <text:p>9.19999999999998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9.29999999999998" calcext:value-type="float">
            <text:p>9.2999999999999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.39999999999998" calcext:value-type="float">
            <text:p>9.3999999999999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9.49999999999998" calcext:value-type="float">
            <text:p>9.49999999999998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.69999999999998" calcext:value-type="float">
            <text:p>9.69999999999998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9.79999999999998" calcext:value-type="float">
            <text:p>9.79999999999998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9.89999999999998" calcext:value-type="float">
            <text:p>9.899999999999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.99999999999998" calcext:value-type="float">
            <text:p>9.99999999999998</text:p>
          </table:table-cell>
          <table:table-cell office:value-type="float" office:value="0.259" calcext:value-type="float">
            <text:p>0.259</text:p>
          </table:table-cell>
        </table:table-row>
      </table:table>
      <table:table table:name="Test C1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CEP(10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5"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3" calcext:value-type="float">
            <text:p>0.453</text:p>
          </table:table-cell>
        </table:table-row>
      </table:table>
      <table:table table:name="Test C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CEP(10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5"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6.59999999999999" calcext:value-type="float">
            <text:p>6.59999999999999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6.69999999999999" calcext:value-type="float">
            <text:p>6.69999999999999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6.79999999999999" calcext:value-type="float">
            <text:p>6.79999999999999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6.89999999999999" calcext:value-type="float">
            <text:p>6.89999999999999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6.99999999999999" calcext:value-type="float">
            <text:p>6.99999999999999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7.09999999999999" calcext:value-type="float">
            <text:p>7.09999999999999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7.19999999999999" calcext:value-type="float">
            <text:p>7.19999999999999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7.29999999999999" calcext:value-type="float">
            <text:p>7.29999999999999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7.39999999999999" calcext:value-type="float">
            <text:p>7.3999999999999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.49999999999999" calcext:value-type="float">
            <text:p>7.49999999999999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7.59999999999999" calcext:value-type="float">
            <text:p>7.5999999999999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7.69999999999999" calcext:value-type="float">
            <text:p>7.69999999999999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7.79999999999999" calcext:value-type="float">
            <text:p>7.7999999999999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7.89999999999999" calcext:value-type="float">
            <text:p>7.89999999999999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7.99999999999999" calcext:value-type="float">
            <text:p>7.99999999999999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8.09999999999999" calcext:value-type="float">
            <text:p>8.0999999999999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8.19999999999999" calcext:value-type="float">
            <text:p>8.1999999999999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8.29999999999999" calcext:value-type="float">
            <text:p>8.29999999999999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8.39999999999999" calcext:value-type="float">
            <text:p>8.3999999999999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8.49999999999999" calcext:value-type="float">
            <text:p>8.49999999999999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8.59999999999999" calcext:value-type="float">
            <text:p>8.59999999999999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8.69999999999999" calcext:value-type="float">
            <text:p>8.6999999999999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8.79999999999999" calcext:value-type="float">
            <text:p>8.79999999999999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8.89999999999998" calcext:value-type="float">
            <text:p>8.89999999999998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8.99999999999998" calcext:value-type="float">
            <text:p>8.99999999999998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9.09999999999998" calcext:value-type="float">
            <text:p>9.09999999999998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9.19999999999998" calcext:value-type="float">
            <text:p>9.19999999999998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9.29999999999998" calcext:value-type="float">
            <text:p>9.29999999999998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9.39999999999998" calcext:value-type="float">
            <text:p>9.3999999999999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9.49999999999998" calcext:value-type="float">
            <text:p>9.4999999999999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9.69999999999998" calcext:value-type="float">
            <text:p>9.69999999999998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9.79999999999998" calcext:value-type="float">
            <text:p>9.79999999999998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9.89999999999998" calcext:value-type="float">
            <text:p>9.8999999999999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.99999999999998" calcext:value-type="float">
            <text:p>9.99999999999998</text:p>
          </table:table-cell>
          <table:table-cell office:value-type="float" office:value="0.239" calcext:value-type="float">
            <text:p>0.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14:23.521000000</meta:creation-date>
    <dc:date>2018-02-28T13:42:26.727000000</dc:date>
    <meta:editing-duration>PT37M15S</meta:editing-duration>
    <meta:editing-cycles>8</meta:editing-cycles>
    <meta:generator>LibreOffice/5.3.4.2$Windows_X86_64 LibreOffice_project/f82d347ccc0be322489bf7da61d7e4ad13fe2ff3</meta:generator>
    <meta:document-statistic meta:table-count="9" meta:cell-count="34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Error vs Elevation</text:p>
        </chart:title>
        <chart:legend chart:legend-position="end" svg:x="13.968cm" svg:y="4.227cm" style:legend-expansion="high" chart:style-name="ch3"/>
        <chart:plot-area chart:style-name="ch4" table:cell-range-address="'Test A1'.A1:'Test A1'.A171 'Test A1'.C1:'Test A1'.C171" chart:data-source-has-labels="row" svg:x="1.279cm" svg:y="1.248cm" svg:width="12.369cm" svg:height="6.643cm">
          <chartooo:coordinate-region svg:x="2.271cm" svg:y="1.422cm" svg:width="11.097cm" svg:height="5.875cm"/>
          <chart:axis chart:dimension="x" chart:name="primary-x" chart:style-name="ch5">
            <chart:title svg:x="6.731cm" svg:y="8.071cm" chart:style-name="ch6">
              <text:p>Elevation</text:p>
            </chart:title>
          </chart:axis>
          <chart:axis chart:dimension="y" chart:name="primary-y" chart:style-name="ch5">
            <chart:title svg:x="0.451cm" svg:y="5.208cm" chart:style-name="ch7">
              <text:p>Error (ft)</text:p>
            </chart:title>
            <chart:grid chart:style-name="ch8" chart:class="major"/>
          </chart:axis>
          <chart:series chart:style-name="ch9" chart:values-cell-range-address="'Test A1'.C2:'Test A1'.C171" chart:label-cell-address="'Test A1'.C1:'Test A1'.C1" chart:class="chart:scatter">
            <chart:domain table:cell-range-address="'Test A1'.A2:'Test A1'.A171"/>
            <chart:data-point chart:repeated="1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</text:p>
                <draw:g>
                  <svg:desc>'Test A1'.C1:'Test A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A1'.A2:'Test A1'.A171</svg:desc>
                </draw:g>
              </table:table-cell>
              <table:table-cell office:value-type="float" office:value="3645.17521059522">
                <text:p>3645.17521059522</text:p>
                <draw:g>
                  <svg:desc>'Test A1'.C2:'Test A1'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511.88268344106">
                <text:p>3511.88268344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378.92931054971">
                <text:p>3378.92931054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3246.34567473082">
                <text:p>3246.34567473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114.16231188149">
                <text:p>3114.16231188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982.40970710431">
                <text:p>2982.40970710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851.11829083078">
                <text:p>2851.11829083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720.31843495079">
                <text:p>2720.3184349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94.97889065084">
                <text:p>2594.97889065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2465.24600404932">
                <text:p>2465.24600404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336.09502810195">
                <text:p>2336.09502810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2212.47233705617">
                <text:p>2212.47233705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84.56726516046">
                <text:p>2084.56726516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1957.3337921523">
                <text:p>1957.3337921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35.69251162617">
                <text:p>1835.69251162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709.88245600587">
                <text:p>1709.88245600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89.70477325172">
                <text:p>1589.70477325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470.2971889564">
                <text:p>1470.2971889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346.83659057091">
                <text:p>1346.83659057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1229.06494072729">
                <text:p>1229.06494072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12.14854918647">
                <text:p>1112.14854918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">
                <text:p>15.5</text:p>
              </table:table-cell>
              <table:table-cell office:value-type="float" office:value="996.115466918223">
                <text:p>996.115466918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876.187324424547">
                <text:p>876.187324424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762.016771882541">
                <text:p>762.016771882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653.594884148103">
                <text:p>653.594884148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541.373255252104">
                <text:p>541.373255252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430.173439201737">
                <text:p>430.173439201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320.022761557355">
                <text:p>320.022761557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10.948414589591">
                <text:p>210.948414589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107.690661231485">
                <text:p>107.690661231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0.835257419007576">
                <text:p>0.83525741900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100.180070457469">
                <text:p>100.180070457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00.042975589564">
                <text:p>200.042975589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303.380137497643">
                <text:p>303.380137497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400.845952851679">
                <text:p>400.845952851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497.083218442096">
                <text:p>497.083218442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592.06698472357">
                <text:p>592.06698472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685.772461187872">
                <text:p>685.77246118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778.175019589507">
                <text:p>778.175019589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864.700390799385">
                <text:p>864.700390799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954.442160830871">
                <text:p>954.442160830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1038.29555230067">
                <text:p>1038.29555230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125.2814255289">
                <text:p>1125.28142552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1206.36979771017">
                <text:p>1206.36979771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286.051028149">
                <text:p>1286.051028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  <table:table-cell office:value-type="float" office:value="1368.73778221974">
                <text:p>1368.73778221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441.10268990577">
                <text:p>1441.10268990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">
                <text:p>28.5</text:p>
              </table:table-cell>
              <table:table-cell office:value-type="float" office:value="1516.42889038863">
                <text:p>1516.42889038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590.25949329531">
                <text:p>1590.25949329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1662.57285241998">
                <text:p>1662.57285241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729.01738740512">
                <text:p>1729.01738740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5">
                <text:p>30.5</text:p>
              </table:table-cell>
              <table:table-cell office:value-type="float" office:value="1798.25407588379">
                <text:p>1798.25407588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861.62424212052">
                <text:p>1861.62424212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1923.4381345554">
                <text:p>1923.4381345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983.67607184793">
                <text:p>1983.67607184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">
                <text:p>32.5</text:p>
              </table:table-cell>
              <table:table-cell office:value-type="float" office:value="2042.3185725374">
                <text:p>2042.3185725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2099.34635765772">
                <text:p>2099.34635765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5">
                <text:p>33.5</text:p>
              </table:table-cell>
              <table:table-cell office:value-type="float" office:value="2154.7403533363">
                <text:p>2154.7403533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204.3365055032">
                <text:p>2204.3365055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5">
                <text:p>34.5</text:p>
              </table:table-cell>
              <table:table-cell office:value-type="float" office:value="2256.43109081669">
                <text:p>2256.431090816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302.74047483623">
                <text:p>2302.74047483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">
                <text:p>35.5</text:p>
              </table:table-cell>
              <table:table-cell office:value-type="float" office:value="2347.39255316565">
                <text:p>2347.39255316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2390.37024361488">
                <text:p>2390.37024361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">
                <text:p>36.5</text:p>
              </table:table-cell>
              <table:table-cell office:value-type="float" office:value="2431.65667640631">
                <text:p>2431.65667640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2467.24201894208">
                <text:p>2467.24201894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">
                <text:p>37.5</text:p>
              </table:table-cell>
              <table:table-cell office:value-type="float" office:value="2505.12259915522">
                <text:p>2505.12259915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2537.32285824855">
                <text:p>2537.32285824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5">
                <text:p>38.5</text:p>
              </table:table-cell>
              <table:table-cell office:value-type="float" office:value="2571.73391754725">
                <text:p>2571.73391754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2600.48750304878">
                <text:p>2600.487503048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">
                <text:p>39.5</text:p>
              </table:table-cell>
              <table:table-cell office:value-type="float" office:value="2627.50900678753">
                <text:p>2627.5090067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652.78398675896">
                <text:p>2652.783986758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">
                <text:p>40.5</text:p>
              </table:table-cell>
              <table:table-cell office:value-type="float" office:value="2672.49619290406">
                <text:p>2672.49619290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2694.26417037087">
                <text:p>2694.26417037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5">
                <text:p>41.5</text:p>
              </table:table-cell>
              <table:table-cell office:value-type="float" office:value="2710.49914552258">
                <text:p>2710.49914552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2728.70618496515">
                <text:p>2728.7061849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2741.41203650617">
                <text:p>2741.41203650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2752.34923716278">
                <text:p>2752.34923716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5">
                <text:p>43.5</text:p>
              </table:table-cell>
              <table:table-cell office:value-type="float" office:value="2757.87889797676">
                <text:p>2757.87889797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2765.27314465563">
                <text:p>2765.27314465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">
                <text:p>44.5</text:p>
              </table:table-cell>
              <table:table-cell office:value-type="float" office:value="2767.29739128876">
                <text:p>2767.29739128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2767.56799133396">
                <text:p>2767.56799133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">
                <text:p>45.5</text:p>
              </table:table-cell>
              <table:table-cell office:value-type="float" office:value="2769.57919476378">
                <text:p>2769.579194763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2762.80728987934">
                <text:p>2762.80728987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5">
                <text:p>46.5</text:p>
              </table:table-cell>
              <table:table-cell office:value-type="float" office:value="2757.75606806815">
                <text:p>2757.75606806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2750.91136210998">
                <text:p>2750.91136210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">
                <text:p>47.5</text:p>
              </table:table-cell>
              <table:table-cell office:value-type="float" office:value="2738.88582823721">
                <text:p>2738.88582823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2725.11285041323">
                <text:p>2725.11285041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5">
                <text:p>48.5</text:p>
              </table:table-cell>
              <table:table-cell office:value-type="float" office:value="2709.58426098964">
                <text:p>2709.58426098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2692.29211491325">
                <text:p>2692.29211491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">
                <text:p>49.5</text:p>
              </table:table-cell>
              <table:table-cell office:value-type="float" office:value="2673.22869102086">
                <text:p>2673.228691020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2652.38649331784">
                <text:p>2652.38649331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5">
                <text:p>50.5</text:p>
              </table:table-cell>
              <table:table-cell office:value-type="float" office:value="2626.57786113014">
                <text:p>2626.577861130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599.04372192652">
                <text:p>2599.04372192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">
                <text:p>51.5</text:p>
              </table:table-cell>
              <table:table-cell office:value-type="float" office:value="2569.77798151333">
                <text:p>2569.77798151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2538.7747653623">
                <text:p>2538.7747653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">
                <text:p>52.5</text:p>
              </table:table-cell>
              <table:table-cell office:value-type="float" office:value="2502.98461253227">
                <text:p>2502.98461253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2468.52443731723">
                <text:p>2468.52443731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5">
                <text:p>53.5</text:p>
              </table:table-cell>
              <table:table-cell office:value-type="float" office:value="2429.33660652402">
                <text:p>2429.33660652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2388.46062131615">
                <text:p>2388.46062131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5">
                <text:p>54.5</text:p>
              </table:table-cell>
              <table:table-cell office:value-type="float" office:value="2345.8923897431">
                <text:p>2345.8923897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2298.7601525666">
                <text:p>2298.7601525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5">
                <text:p>55.5</text:p>
              </table:table-cell>
              <table:table-cell office:value-type="float" office:value="2252.83186382297">
                <text:p>2252.83186382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202.40459670363">
                <text:p>2202.4045967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5">
                <text:p>56.5</text:p>
              </table:table-cell>
              <table:table-cell office:value-type="float" office:value="2150.34364471741">
                <text:p>2150.34364471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2096.64662624608">
                <text:p>2096.64662624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5">
                <text:p>57.5</text:p>
              </table:table-cell>
              <table:table-cell office:value-type="float" office:value="2041.31136738489">
                <text:p>2041.31136738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1981.68630627284">
                <text:p>1981.68630627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5">
                <text:p>58.5</text:p>
              </table:table-cell>
              <table:table-cell office:value-type="float" office:value="1920.4934896626">
                <text:p>1920.4934896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1860.30715780213">
                <text:p>1860.307157802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1793.40098822865">
                <text:p>1793.40098822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1727.5">
                <text:p>1727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5">
                <text:p>60.5</text:p>
              </table:table-cell>
              <table:table-cell office:value-type="float" office:value="1657.56653259872">
                <text:p>1657.56653259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1588.56273914805">
                <text:p>1588.56273914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5">
                <text:p>61.5</text:p>
              </table:table-cell>
              <table:table-cell office:value-type="float" office:value="1515.60287134475">
                <text:p>1515.602871344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1441.14984142231">
                <text:p>1441.14984142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5">
                <text:p>62.5</text:p>
              </table:table-cell>
              <table:table-cell office:value-type="float" office:value="1362.89589037907">
                <text:p>1362.895890379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1285.49846889382">
                <text:p>1285.49846889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">
                <text:p>63.5</text:p>
              </table:table-cell>
              <table:table-cell office:value-type="float" office:value="1204.3805912918">
                <text:p>1204.38059129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1121.85306490916">
                <text:p>1121.85306490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5">
                <text:p>64.5</text:p>
              </table:table-cell>
              <table:table-cell office:value-type="float" office:value="1037.91813273655">
                <text:p>1037.918132736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950.465125309252">
                <text:p>950.465125309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">
                <text:p>65.5</text:p>
              </table:table-cell>
              <table:table-cell office:value-type="float" office:value="861.688984945777">
                <text:p>861.688984945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773.626648460792">
                <text:p>773.626648460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5">
                <text:p>66.5</text:p>
              </table:table-cell>
              <table:table-cell office:value-type="float" office:value="682.174232185033">
                <text:p>682.174232185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">
                <text:p>67</text:p>
              </table:table-cell>
              <table:table-cell office:value-type="float" office:value="587.455137396679">
                <text:p>587.4551373966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5">
                <text:p>67.5</text:p>
              </table:table-cell>
              <table:table-cell office:value-type="float" office:value="493.420671600496">
                <text:p>493.4206716004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396.207978156598">
                <text:p>396.207978156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5">
                <text:p>68.5</text:p>
              </table:table-cell>
              <table:table-cell office:value-type="float" office:value="297.775232299786">
                <text:p>297.775232299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198.127108154854">
                <text:p>198.127108154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5">
                <text:p>69.5</text:p>
              </table:table-cell>
              <table:table-cell office:value-type="float" office:value="95.5173973254714">
                <text:p>95.5173973254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6.50590744511374">
                <text:p>6.50590744511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5">
                <text:p>70.5</text:p>
              </table:table-cell>
              <table:table-cell office:value-type="float" office:value="111.398546521386">
                <text:p>111.3985465213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217.403811024532">
                <text:p>217.4038110245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">
                <text:p>71.5</text:p>
              </table:table-cell>
              <table:table-cell office:value-type="float" office:value="324.515887870929">
                <text:p>324.515887870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34.273908110466">
                <text:p>434.2739081104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.5">
                <text:p>72.5</text:p>
              </table:table-cell>
              <table:table-cell office:value-type="float" office:value="545.043580344322">
                <text:p>545.043580344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656.818326343913">
                <text:p>656.818326343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5">
                <text:p>73.5</text:p>
              </table:table-cell>
              <table:table-cell office:value-type="float" office:value="769.591440634937">
                <text:p>769.591440634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883.356090873325">
                <text:p>883.356090873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">
                <text:p>74.5</text:p>
              </table:table-cell>
              <table:table-cell office:value-type="float" office:value="999.441510108673">
                <text:p>999.4415101086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  <table:table-cell office:value-type="float" office:value="1116.42022823671">
                <text:p>1116.420228236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5">
                <text:p>75.5</text:p>
              </table:table-cell>
              <table:table-cell office:value-type="float" office:value="1234.28473902101">
                <text:p>1234.28473902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1353.02742383526">
                <text:p>1353.02742383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.5">
                <text:p>76.5</text:p>
              </table:table-cell>
              <table:table-cell office:value-type="float" office:value="1473.80777895642">
                <text:p>1473.80777895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1595.36579250533">
                <text:p>1595.36579250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">
                <text:p>77.5</text:p>
              </table:table-cell>
              <table:table-cell office:value-type="float" office:value="1717.69325462859">
                <text:p>1717.69325462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1840.78185802408">
                <text:p>1840.781858024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5">
                <text:p>78.5</text:p>
              </table:table-cell>
              <table:table-cell office:value-type="float" office:value="1964.62319849808">
                <text:p>1964.623198498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2090.16282050764">
                <text:p>2090.162820507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5">
                <text:p>79.5</text:p>
              </table:table-cell>
              <table:table-cell office:value-type="float" office:value="2216.35234810735">
                <text:p>2216.352348107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2343.182881696">
                <text:p>2343.182881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5">
                <text:p>80.5</text:p>
              </table:table-cell>
              <table:table-cell office:value-type="float" office:value="2471.47067821448">
                <text:p>2471.470678214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2599.51313395758">
                <text:p>2599.513133957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5">
                <text:p>81.5</text:p>
              </table:table-cell>
              <table:table-cell office:value-type="float" office:value="2728.90839799347">
                <text:p>2728.908397993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2858.82184172934">
                <text:p>2858.82184172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5">
                <text:p>82.5</text:p>
              </table:table-cell>
              <table:table-cell office:value-type="float" office:value="2989.24400885024">
                <text:p>2989.24400885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3120.77472469257">
                <text:p>3120.774724692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5">
                <text:p>83.5</text:p>
              </table:table-cell>
              <table:table-cell office:value-type="float" office:value="3252.70839549222">
                <text:p>3252.708395492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3385.03524251468">
                <text:p>3385.035242514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5">
                <text:p>84.5</text:p>
              </table:table-cell>
              <table:table-cell office:value-type="float" office:value="3517.74543727465">
                <text:p>3517.745437274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3651.26488098003">
                <text:p>3651.26488098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5">
                <text:p>85.5</text:p>
              </table:table-cell>
              <table:table-cell office:value-type="float" office:value="3784.66860717574">
                <text:p>3784.66860717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3918.77465696603">
                <text:p>3918.77465696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5">
                <text:p>86.5</text:p>
              </table:table-cell>
              <table:table-cell office:value-type="float" office:value="4053.44239451202">
                <text:p>4053.44239451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4188.00763889071">
                <text:p>4188.007638890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5">
                <text:p>87.5</text:p>
              </table:table-cell>
              <table:table-cell office:value-type="float" office:value="4323.02710809001">
                <text:p>4323.02710809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4458.1853136937">
                <text:p>4458.18531369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5">
                <text:p>88.5</text:p>
              </table:table-cell>
              <table:table-cell office:value-type="float" office:value="4593.47199277871">
                <text:p>4593.47199277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">
                <text:p>89</text:p>
              </table:table-cell>
              <table:table-cell office:value-type="float" office:value="4728.87686599679">
                <text:p>4728.876865996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">
                <text:p>89.5</text:p>
              </table:table-cell>
              <table:table-cell office:value-type="float" office:value="4864.43327103276">
                <text:p>4864.43327103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5cm" chart:style-name="ch2">
          <text:p>Error vs elevation</text:p>
        </chart:title>
        <chart:legend chart:legend-position="end" svg:x="13.439cm" svg:y="4.227cm" style:legend-expansion="high" chart:style-name="ch3"/>
        <chart:plot-area chart:style-name="ch4" table:cell-range-address="'Test A2'.A1:'Test A2'.A171 'Test A2'.C1:'Test A2'.C171" chart:data-source-has-labels="row" svg:x="1.279cm" svg:y="1.248cm" svg:width="11.84cm" svg:height="6.643cm">
          <chartooo:coordinate-region svg:x="2.271cm" svg:y="1.422cm" svg:width="10.568cm" svg:height="5.875cm"/>
          <chart:axis chart:dimension="x" chart:name="primary-x" chart:style-name="ch5">
            <chart:title svg:x="6.017cm" svg:y="8.071cm" chart:style-name="ch6">
              <text:p>barrel elevation</text:p>
            </chart:title>
          </chart:axis>
          <chart:axis chart:dimension="y" chart:name="primary-y" chart:style-name="ch5">
            <chart:title svg:x="0.451cm" svg:y="5.83cm" chart:style-name="ch7">
              <text:p>miss distance (ft)</text:p>
            </chart:title>
            <chart:grid chart:style-name="ch8" chart:class="major"/>
          </chart:axis>
          <chart:series chart:style-name="ch9" chart:values-cell-range-address="'Test A2'.C2:'Test A2'.C171" chart:label-cell-address="'Test A2'.C1:'Test A2'.C1" chart:class="chart:scatter">
            <chart:domain table:cell-range-address="'Test A2'.A2:'Test A2'.A171"/>
            <chart:data-point chart:repeated="1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(ft)</text:p>
                <draw:g>
                  <svg:desc>'Test A2'.C1:'Test A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A2'.A2:'Test A2'.A171</svg:desc>
                </draw:g>
              </table:table-cell>
              <table:table-cell office:value-type="float" office:value="337.808812930603">
                <text:p>337.808812930603</text:p>
                <draw:g>
                  <svg:desc>'Test A2'.C2:'Test A2'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261.914095772251">
                <text:p>261.914095772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6.514026417657">
                <text:p>186.514026417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111.626470071144">
                <text:p>111.626470071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.306511035069">
                <text:p>32.306511035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46.4543443926796">
                <text:p>46.4543443926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9.685915393819">
                <text:p>119.685915393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02.223441283652">
                <text:p>202.223441283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9.19418048102">
                <text:p>279.1941804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55.530816347081">
                <text:p>355.530816347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6.138796627352">
                <text:p>436.138796627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516.060031433847">
                <text:p>516.060031433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590.366809734533">
                <text:p>590.366809734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668.86441623161">
                <text:p>668.86441623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751.507892314712">
                <text:p>751.507892314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828.487162505841">
                <text:p>828.487162505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09.554442922361">
                <text:p>909.554442922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984.936860047624">
                <text:p>984.936860047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64.3482892249">
                <text:p>1064.3482892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1142.89677819901">
                <text:p>1142.89677819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20.56232130169">
                <text:p>1220.56232130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">
                <text:p>15.5</text:p>
              </table:table-cell>
              <table:table-cell office:value-type="float" office:value="1297.32501171843">
                <text:p>1297.32501171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373.16504407099">
                <text:p>1373.16504407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448.06271698848">
                <text:p>1448.06271698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526.77995944752">
                <text:p>1526.77995944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1599.72129917778">
                <text:p>1599.72129917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676.41674439192">
                <text:p>1676.41674439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1747.32280679205">
                <text:p>1747.32280679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821.91652294884">
                <text:p>1821.91652294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1895.42250733948">
                <text:p>1895.42250733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967.82078312745">
                <text:p>1967.82078312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2039.09150220162">
                <text:p>2039.09150220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09.21494777643">
                <text:p>2109.21494777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178.1715369816">
                <text:p>2178.1715369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245.94182343967">
                <text:p>2245.94182343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312.50649982675">
                <text:p>2312.50649982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377.8464004213">
                <text:p>2377.84640042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2441.94250363544">
                <text:p>2441.94250363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2504.77593453404">
                <text:p>2504.77593453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2566.32796733854">
                <text:p>2566.32796733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626.58002791361">
                <text:p>2626.58002791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2685.5136962392">
                <text:p>2685.5136962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743.11070886744">
                <text:p>2743.1107088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2803.82763316991">
                <text:p>2803.82763316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2858.67754334149">
                <text:p>2858.67754334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  <table:table-cell office:value-type="float" office:value="2912.13663194995">
                <text:p>2912.13663194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964.18728758738">
                <text:p>2964.18728758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">
                <text:p>28.5</text:p>
              </table:table-cell>
              <table:table-cell office:value-type="float" office:value="3014.81206747734">
                <text:p>3014.81206747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063.99369982519">
                <text:p>3063.99369982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3111.71508615992">
                <text:p>3111.71508615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157.95930364945">
                <text:p>3157.95930364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5">
                <text:p>30.5</text:p>
              </table:table-cell>
              <table:table-cell office:value-type="float" office:value="3202.70960740358">
                <text:p>3202.70960740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3245.94943275451">
                <text:p>3245.94943275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3287.66239752198">
                <text:p>3287.662397521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3327.83230425573">
                <text:p>3327.83230425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">
                <text:p>32.5</text:p>
              </table:table-cell>
              <table:table-cell office:value-type="float" office:value="3362.22618523446">
                <text:p>3362.22618523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3399.28573797304">
                <text:p>3399.28573797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5">
                <text:p>33.5</text:p>
              </table:table-cell>
              <table:table-cell office:value-type="float" office:value="3434.75509020941">
                <text:p>3434.75509020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3464.47361578684">
                <text:p>3464.47361578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5">
                <text:p>34.5</text:p>
              </table:table-cell>
              <table:table-cell office:value-type="float" office:value="3496.74100469286">
                <text:p>3496.74100469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23.27702082686">
                <text:p>3523.27702082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">
                <text:p>35.5</text:p>
              </table:table-cell>
              <table:table-cell office:value-type="float" office:value="3552.28352033292">
                <text:p>3552.28352033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3575.58014037412">
                <text:p>3575.58014037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">
                <text:p>36.5</text:p>
              </table:table-cell>
              <table:table-cell office:value-type="float" office:value="3597.24912430126">
                <text:p>3597.24912430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3617.27715341026">
                <text:p>3617.27715341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">
                <text:p>37.5</text:p>
              </table:table-cell>
              <table:table-cell office:value-type="float" office:value="3635.6511090703">
                <text:p>3635.6511090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652.35807460217">
                <text:p>3652.35807460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5">
                <text:p>38.5</text:p>
              </table:table-cell>
              <table:table-cell office:value-type="float" office:value="3667.38533714067">
                <text:p>3667.38533714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3680.72038947396">
                <text:p>3680.72038947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">
                <text:p>39.5</text:p>
              </table:table-cell>
              <table:table-cell office:value-type="float" office:value="3692.35093186269">
                <text:p>3692.35093186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3698.43465161635">
                <text:p>3698.43465161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">
                <text:p>40.5</text:p>
              </table:table-cell>
              <table:table-cell office:value-type="float" office:value="3706.64830612013">
                <text:p>3706.64830612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3709.3485557704">
                <text:p>3709.3485557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5">
                <text:p>41.5</text:p>
              </table:table-cell>
              <table:table-cell office:value-type="float" office:value="3710.35503277582">
                <text:p>3710.35503277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3713.37307872274">
                <text:p>3713.373078722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3710.93173441142">
                <text:p>3710.93173441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3703.10904926759">
                <text:p>3703.10904926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5">
                <text:p>43.5</text:p>
              </table:table-cell>
              <table:table-cell office:value-type="float" office:value="3697.23870843778">
                <text:p>3697.23870843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3689.62478809079">
                <text:p>3689.62478809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">
                <text:p>44.5</text:p>
              </table:table-cell>
              <table:table-cell office:value-type="float" office:value="3680.25796620615">
                <text:p>3680.25796620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3665.59360344092">
                <text:p>3665.59360344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">
                <text:p>45.5</text:p>
              </table:table-cell>
              <table:table-cell office:value-type="float" office:value="3649.22032146008">
                <text:p>3649.2203214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3631.13025295309">
                <text:p>3631.130252953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5">
                <text:p>46.5</text:p>
              </table:table-cell>
              <table:table-cell office:value-type="float" office:value="3611.3157419283">
                <text:p>3611.3157419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3589.76934498676">
                <text:p>3589.76934498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">
                <text:p>47.5</text:p>
              </table:table-cell>
              <table:table-cell office:value-type="float" office:value="3566.48383256647">
                <text:p>3566.48383256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3541.45219017107">
                <text:p>3541.45219017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5">
                <text:p>48.5</text:p>
              </table:table-cell>
              <table:table-cell office:value-type="float" office:value="3511.35451933066">
                <text:p>3511.35451933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3482.84324484671">
                <text:p>3482.84324484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">
                <text:p>49.5</text:p>
              </table:table-cell>
              <table:table-cell office:value-type="float" office:value="3449.31910877543">
                <text:p>3449.31910877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414.08981079635">
                <text:p>3414.089810796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5">
                <text:p>50.5</text:p>
              </table:table-cell>
              <table:table-cell office:value-type="float" office:value="3377.15016105784">
                <text:p>3377.15016105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3335.34857945483">
                <text:p>3335.34857945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">
                <text:p>51.5</text:p>
              </table:table-cell>
              <table:table-cell office:value-type="float" office:value="3295.00753319617">
                <text:p>3295.00753319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3249.86376936336">
                <text:p>3249.86376936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">
                <text:p>52.5</text:p>
              </table:table-cell>
              <table:table-cell office:value-type="float" office:value="3206.10406303732">
                <text:p>3206.10406303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3157.60263882637">
                <text:p>3157.60263882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5">
                <text:p>53.5</text:p>
              </table:table-cell>
              <table:table-cell office:value-type="float" office:value="3107.43458342053">
                <text:p>3107.43458342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3055.59688266809">
                <text:p>3055.59688266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5">
                <text:p>54.5</text:p>
              </table:table-cell>
              <table:table-cell office:value-type="float" office:value="2999.18321491784">
                <text:p>2999.183214917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2944.03364346143">
                <text:p>2944.03364346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5">
                <text:p>55.5</text:p>
              </table:table-cell>
              <table:table-cell office:value-type="float" office:value="2884.37481799426">
                <text:p>2884.374817994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823.10871955625">
                <text:p>2823.1087195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5">
                <text:p>56.5</text:p>
              </table:table-cell>
              <table:table-cell office:value-type="float" office:value="2760.23401348719">
                <text:p>2760.234013487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2695.74956476269">
                <text:p>2695.74956476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5">
                <text:p>57.5</text:p>
              </table:table-cell>
              <table:table-cell office:value-type="float" office:value="2629.65443852464">
                <text:p>2629.65443852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2559.29830428713">
                <text:p>2559.29830428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5">
                <text:p>58.5</text:p>
              </table:table-cell>
              <table:table-cell office:value-type="float" office:value="2487.40443237935">
                <text:p>2487.40443237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2413.97308833047">
                <text:p>2413.97308833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2339.00472841132">
                <text:p>2339.00472841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2262.5">
                <text:p>226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5">
                <text:p>60.5</text:p>
              </table:table-cell>
              <table:table-cell office:value-type="float" office:value="2181.99762410889">
                <text:p>2181.99762410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2102.46093660925">
                <text:p>2102.46093660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5">
                <text:p>61.5</text:p>
              </table:table-cell>
              <table:table-cell office:value-type="float" office:value="2019.00536341862">
                <text:p>2019.005363418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1934.09498234744">
                <text:p>1934.09498234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5">
                <text:p>62.5</text:p>
              </table:table-cell>
              <table:table-cell office:value-type="float" office:value="1847.73193427589">
                <text:p>1847.73193427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1757.64858862289">
                <text:p>1757.648588622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">
                <text:p>63.5</text:p>
              </table:table-cell>
              <table:table-cell office:value-type="float" office:value="1668.42631692595">
                <text:p>1668.42631692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1575.56720183577">
                <text:p>1575.567201835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5">
                <text:p>64.5</text:p>
              </table:table-cell>
              <table:table-cell office:value-type="float" office:value="1481.34456244917">
                <text:p>1481.344562449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1385.76193490219">
                <text:p>1385.76193490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">
                <text:p>65.5</text:p>
              </table:table-cell>
              <table:table-cell office:value-type="float" office:value="1286.74955866836">
                <text:p>1286.74955866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1188.49802439809">
                <text:p>1188.498024398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5">
                <text:p>66.5</text:p>
              </table:table-cell>
              <table:table-cell office:value-type="float" office:value="1086.90453714419">
                <text:p>1086.90453714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">
                <text:p>67</text:p>
              </table:table-cell>
              <table:table-cell office:value-type="float" office:value="984.047232813296">
                <text:p>984.047232813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5">
                <text:p>67.5</text:p>
              </table:table-cell>
              <table:table-cell office:value-type="float" office:value="879.930938289193">
                <text:p>879.9309382891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772.687604539634">
                <text:p>772.687604539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5">
                <text:p>68.5</text:p>
              </table:table-cell>
              <table:table-cell office:value-type="float" office:value="666.108965157766">
                <text:p>666.1089651577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556.495057700245">
                <text:p>556.495057700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5">
                <text:p>69.5</text:p>
              </table:table-cell>
              <table:table-cell office:value-type="float" office:value="445.724778584969">
                <text:p>445.724778584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333.804135163939">
                <text:p>333.804135163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5">
                <text:p>70.5</text:p>
              </table:table-cell>
              <table:table-cell office:value-type="float" office:value="220.73927841629">
                <text:p>220.739278416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104.908661888038">
                <text:p>104.908661888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">
                <text:p>71.5</text:p>
              </table:table-cell>
              <table:table-cell office:value-type="float" office:value="11.9708013119734">
                <text:p>11.97080131197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29.892168651183">
                <text:p>129.892168651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.5">
                <text:p>72.5</text:p>
              </table:table-cell>
              <table:table-cell office:value-type="float" office:value="248.848367832637">
                <text:p>248.848367832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368.832197191964">
                <text:p>368.8321971919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5">
                <text:p>73.5</text:p>
              </table:table-cell>
              <table:table-cell office:value-type="float" office:value="491.256402825067">
                <text:p>491.2564028250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614.60966895177">
                <text:p>614.60966895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">
                <text:p>74.5</text:p>
              </table:table-cell>
              <table:table-cell office:value-type="float" office:value="738.884093432389">
                <text:p>738.884093432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  <table:table-cell office:value-type="float" office:value="864.07165926174">
                <text:p>864.07165926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5">
                <text:p>75.5</text:p>
              </table:table-cell>
              <table:table-cell office:value-type="float" office:value="991.416135088165">
                <text:p>991.416135088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1119.57279458162">
                <text:p>1119.57279458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.5">
                <text:p>76.5</text:p>
              </table:table-cell>
              <table:table-cell office:value-type="float" office:value="1247.36577601616">
                <text:p>1247.36577601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1378.28802506346">
                <text:p>1378.28802506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">
                <text:p>77.5</text:p>
              </table:table-cell>
              <table:table-cell office:value-type="float" office:value="1508.82902717831">
                <text:p>1508.82902717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1641.18663483903">
                <text:p>1641.18663483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5">
                <text:p>78.5</text:p>
              </table:table-cell>
              <table:table-cell office:value-type="float" office:value="1773.22998145756">
                <text:p>1773.22998145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1906.98618494613">
                <text:p>1906.986184946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5">
                <text:p>79.5</text:p>
              </table:table-cell>
              <table:table-cell office:value-type="float" office:value="2042.31742126233">
                <text:p>2042.317421262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2177.34887202408">
                <text:p>2177.348872024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5">
                <text:p>80.5</text:p>
              </table:table-cell>
              <table:table-cell office:value-type="float" office:value="2313.85021461754">
                <text:p>2313.850214617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2450.90039216932">
                <text:p>2450.90039216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5">
                <text:p>81.5</text:p>
              </table:table-cell>
              <table:table-cell office:value-type="float" office:value="2588.48945742037">
                <text:p>2588.48945742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2726.60739581731">
                <text:p>2726.607395817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5">
                <text:p>82.5</text:p>
              </table:table-cell>
              <table:table-cell office:value-type="float" office:value="2865.89675720228">
                <text:p>2865.896757202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3004.99884845767">
                <text:p>3004.99884845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5">
                <text:p>83.5</text:p>
              </table:table-cell>
              <table:table-cell office:value-type="float" office:value="3145.16534241269">
                <text:p>3145.16534241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3285.7332024104">
                <text:p>3285.73320241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5">
                <text:p>84.5</text:p>
              </table:table-cell>
              <table:table-cell office:value-type="float" office:value="3427.17120114302">
                <text:p>3427.171201143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3568.9027040835">
                <text:p>3568.90270408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5">
                <text:p>85.5</text:p>
              </table:table-cell>
              <table:table-cell office:value-type="float" office:value="3710.52476171294">
                <text:p>3710.52476171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3853.20357164657">
                <text:p>3853.20357164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5">
                <text:p>86.5</text:p>
              </table:table-cell>
              <table:table-cell office:value-type="float" office:value="3995.75152465157">
                <text:p>3995.75152465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4138.55016024112">
                <text:p>4138.55016024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5">
                <text:p>87.5</text:p>
              </table:table-cell>
              <table:table-cell office:value-type="float" office:value="4281.80678702977">
                <text:p>4281.806787029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4425.20528930984">
                <text:p>4425.20528930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5">
                <text:p>88.5</text:p>
              </table:table-cell>
              <table:table-cell office:value-type="float" office:value="4568.73477662777">
                <text:p>4568.734776627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">
                <text:p>89</text:p>
              </table:table-cell>
              <table:table-cell office:value-type="float" office:value="4712.47160394574">
                <text:p>4712.471603945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">
                <text:p>89.5</text:p>
              </table:table-cell>
              <table:table-cell office:value-type="float" office:value="4856.23032766429">
                <text:p>4856.23032766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5cm" chart:style-name="ch2">
          <text:p>Error vs elevation</text:p>
        </chart:title>
        <chart:legend chart:legend-position="end" svg:x="13.968cm" svg:y="4.227cm" style:legend-expansion="high" chart:style-name="ch3"/>
        <chart:plot-area chart:style-name="ch4" table:cell-range-address="'Test A3'.A1:'Test A3'.A171 'Test A3'.C1:'Test A3'.C171" chart:data-source-has-labels="row" svg:x="1.279cm" svg:y="1.248cm" svg:width="12.369cm" svg:height="6.643cm">
          <chartooo:coordinate-region svg:x="2.271cm" svg:y="1.422cm" svg:width="11.097cm" svg:height="5.875cm"/>
          <chart:axis chart:dimension="x" chart:name="primary-x" chart:style-name="ch5">
            <chart:title svg:x="6.321cm" svg:y="8.071cm" chart:style-name="ch6">
              <text:p>elevation (deg)</text:p>
            </chart:title>
          </chart:axis>
          <chart:axis chart:dimension="y" chart:name="primary-y" chart:style-name="ch5">
            <chart:title svg:x="0.451cm" svg:y="5.38cm" chart:style-name="ch7">
              <text:p>error (feet)</text:p>
            </chart:title>
            <chart:grid chart:style-name="ch8" chart:class="major"/>
          </chart:axis>
          <chart:series chart:style-name="ch9" chart:values-cell-range-address="'Test A3'.C2:'Test A3'.C171" chart:label-cell-address="'Test A3'.C1:'Test A3'.C1" chart:class="chart:scatter">
            <chart:domain table:cell-range-address="'Test A3'.A2:'Test A3'.A171"/>
            <chart:data-point chart:repeated="1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</text:p>
                <draw:g>
                  <svg:desc>'Test A3'.C1:'Test A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A3'.A2:'Test A3'.A171</svg:desc>
                </draw:g>
              </table:table-cell>
              <table:table-cell office:value-type="float" office:value="4317.60663180716">
                <text:p>4317.60663180716</text:p>
                <draw:g>
                  <svg:desc>'Test A3'.C2:'Test A3'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4253.45285122461">
                <text:p>4253.45285122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184.49204579802">
                <text:p>4184.49204579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4120.68890772622">
                <text:p>4120.68890772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052.11842518254">
                <text:p>4052.1184251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3988.72624139871">
                <text:p>3988.72624139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20.60780507168">
                <text:p>3920.60780507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3857.68667781698">
                <text:p>3857.6866778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95.02022447393">
                <text:p>3795.02022447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727.69157401697">
                <text:p>3727.69157401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665.58549466845">
                <text:p>3665.58549466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3603.77803125918">
                <text:p>3603.77803125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537.37549666299">
                <text:p>3537.37549666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3476.21708431461">
                <text:p>3476.21708431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415.40088681124">
                <text:p>3415.40088681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3350.05974796731">
                <text:p>3350.05974796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289.98053630192">
                <text:p>3289.98053630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3230.28674487624">
                <text:p>3230.28674487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170.99255596976">
                <text:p>3170.99255596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3112.11210126267">
                <text:p>3112.11210126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053.65946002754">
                <text:p>3053.65946002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">
                <text:p>15.5</text:p>
              </table:table-cell>
              <table:table-cell office:value-type="float" office:value="2995.64865732605">
                <text:p>2995.64865732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933.28735373263">
                <text:p>2933.28735373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2876.21428726693">
                <text:p>2876.2142872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824.4066801841">
                <text:p>2824.4066801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2768.30233524915">
                <text:p>2768.3023352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712.70907831016">
                <text:p>2712.70907831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2657.64057164068">
                <text:p>2657.64057164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603.11041085575">
                <text:p>2603.11041085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2549.13212316033">
                <text:p>2549.13212316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495.71916560557">
                <text:p>2495.71916560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2447.56828429814">
                <text:p>2447.56828429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395.31061007278">
                <text:p>2395.31061007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343.65784341133">
                <text:p>2343.65784341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297.25906393779">
                <text:p>2297.259063937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246.83899311639">
                <text:p>2246.83899311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201.66524550458">
                <text:p>2201.66524550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2152.52846903418">
                <text:p>2152.52846903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2108.62862656115">
                <text:p>2108.62862656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2065.37490142313">
                <text:p>2065.37490142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018.24738064943">
                <text:p>2018.24738064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1976.33929742793">
                <text:p>1976.33929742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935.11230211984">
                <text:p>1935.11230211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1894.57776524101">
                <text:p>1894.57776524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854.74696961503">
                <text:p>1854.74696961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  <table:table-cell office:value-type="float" office:value="1811.19605472432">
                <text:p>1811.19605472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777.24128606496">
                <text:p>1777.24128606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">
                <text:p>28.5</text:p>
              </table:table-cell>
              <table:table-cell office:value-type="float" office:value="1739.58851202408">
                <text:p>1739.58851202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702.68370408449">
                <text:p>1702.68370408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1666.53768455016">
                <text:p>1666.53768455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631.16117927852">
                <text:p>1631.16117927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5">
                <text:p>30.5</text:p>
              </table:table-cell>
              <table:table-cell office:value-type="float" office:value="1480.2448795964">
                <text:p>1480.2448795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971.313686700139">
                <text:p>971.313686700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706.95677247707">
                <text:p>706.95677247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496.864609409379">
                <text:p>496.864609409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">
                <text:p>32.5</text:p>
              </table:table-cell>
              <table:table-cell office:value-type="float" office:value="314.960518509409">
                <text:p>314.960518509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156.677470115236">
                <text:p>156.677470115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5">
                <text:p>33.5</text:p>
              </table:table-cell>
              <table:table-cell office:value-type="float" office:value="13.3627840383342">
                <text:p>13.36278403833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119.307010527402">
                <text:p>119.307010527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5">
                <text:p>34.5</text:p>
              </table:table-cell>
              <table:table-cell office:value-type="float" office:value="241.442559635913">
                <text:p>241.442559635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7.25436964993">
                <text:p>357.254369649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">
                <text:p>35.5</text:p>
              </table:table-cell>
              <table:table-cell office:value-type="float" office:value="462.715128170894">
                <text:p>462.715128170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561.991836327593">
                <text:p>561.991836327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">
                <text:p>36.5</text:p>
              </table:table-cell>
              <table:table-cell office:value-type="float" office:value="655.133014442143">
                <text:p>655.133014442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746.182494790197">
                <text:p>746.182494790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">
                <text:p>37.5</text:p>
              </table:table-cell>
              <table:table-cell office:value-type="float" office:value="827.180284439147">
                <text:p>827.180284439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906.140598282486">
                <text:p>906.140598282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5">
                <text:p>38.5</text:p>
              </table:table-cell>
              <table:table-cell office:value-type="float" office:value="979.126318352542">
                <text:p>979.126318352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1050.0813099423">
                <text:p>1050.0813099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">
                <text:p>39.5</text:p>
              </table:table-cell>
              <table:table-cell office:value-type="float" office:value="1115.12482334762">
                <text:p>1115.1248233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1174.31821153916">
                <text:p>1174.31821153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">
                <text:p>40.5</text:p>
              </table:table-cell>
              <table:table-cell office:value-type="float" office:value="1231.52688809212">
                <text:p>1231.52688809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1286.73080325554">
                <text:p>1286.73080325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5">
                <text:p>41.5</text:p>
              </table:table-cell>
              <table:table-cell office:value-type="float" office:value="1336.16539787487">
                <text:p>1336.16539787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1383.614050851">
                <text:p>1383.614050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1425.37199030019">
                <text:p>1425.37199030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1465.16672231319">
                <text:p>1465.1667223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5">
                <text:p>43.5</text:p>
              </table:table-cell>
              <table:table-cell office:value-type="float" office:value="1502.98123612537">
                <text:p>1502.98123612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535.20208607656">
                <text:p>1535.20208607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">
                <text:p>44.5</text:p>
              </table:table-cell>
              <table:table-cell office:value-type="float" office:value="1565.47038446408">
                <text:p>1565.47038446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1590.23520065847">
                <text:p>1590.23520065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">
                <text:p>45.5</text:p>
              </table:table-cell>
              <table:table-cell office:value-type="float" office:value="1613.07890866903">
                <text:p>1613.07890866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1633.98743788346">
                <text:p>1633.98743788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5">
                <text:p>46.5</text:p>
              </table:table-cell>
              <table:table-cell office:value-type="float" office:value="1652.94697407982">
                <text:p>1652.946974079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1666.53396961072">
                <text:p>1666.53396961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">
                <text:p>47.5</text:p>
              </table:table-cell>
              <table:table-cell office:value-type="float" office:value="1678.20920228065">
                <text:p>1678.2092022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1687.96041055695">
                <text:p>1687.96041055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5">
                <text:p>48.5</text:p>
              </table:table-cell>
              <table:table-cell office:value-type="float" office:value="1692.46248697862">
                <text:p>1692.46248697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1695.08239084781">
                <text:p>1695.08239084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">
                <text:p>49.5</text:p>
              </table:table-cell>
              <table:table-cell office:value-type="float" office:value="1695.80937828403">
                <text:p>1695.80937828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1691.41901683658">
                <text:p>1691.41901683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5">
                <text:p>50.5</text:p>
              </table:table-cell>
              <table:table-cell office:value-type="float" office:value="1685.18209511914">
                <text:p>1685.18209511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1677.08934903855">
                <text:p>1677.08934903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">
                <text:p>51.5</text:p>
              </table:table-cell>
              <table:table-cell office:value-type="float" office:value="1667.1317583888">
                <text:p>1667.1317583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1652.22224089347">
                <text:p>1652.22224089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">
                <text:p>52.5</text:p>
              </table:table-cell>
              <table:table-cell office:value-type="float" office:value="1635.49957619487">
                <text:p>1635.49957619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1616.95617955703">
                <text:p>1616.956179557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5">
                <text:p>53.5</text:p>
              </table:table-cell>
              <table:table-cell office:value-type="float" office:value="1596.58470507217">
                <text:p>1596.58470507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1571.43912062965">
                <text:p>1571.43912062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5">
                <text:p>54.5</text:p>
              </table:table-cell>
              <table:table-cell office:value-type="float" office:value="1544.52231086209">
                <text:p>1544.52231086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1515.82831694754">
                <text:p>1515.828316947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5">
                <text:p>55.5</text:p>
              </table:table-cell>
              <table:table-cell office:value-type="float" office:value="1485.3514127897">
                <text:p>1485.3514127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450.29014153537">
                <text:p>1450.290141535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5">
                <text:p>56.5</text:p>
              </table:table-cell>
              <table:table-cell office:value-type="float" office:value="1413.50776932586">
                <text:p>1413.50776932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1374.99990485108">
                <text:p>1374.99990485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5">
                <text:p>57.5</text:p>
              </table:table-cell>
              <table:table-cell office:value-type="float" office:value="1332.07588436711">
                <text:p>1332.07588436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1287.49207012724">
                <text:p>1287.492070127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5">
                <text:p>58.5</text:p>
              </table:table-cell>
              <table:table-cell office:value-type="float" office:value="1241.24535553194">
                <text:p>1241.24535553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1193.33285079358">
                <text:p>1193.33285079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1143.75188363905">
                <text:p>1143.751883639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5">
                <text:p>60.5</text:p>
              </table:table-cell>
              <table:table-cell office:value-type="float" office:value="1034.65072906785">
                <text:p>1034.650729067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977.702617637564">
                <text:p>977.7026176375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5">
                <text:p>61.5</text:p>
              </table:table-cell>
              <table:table-cell office:value-type="float" office:value="916.768627218963">
                <text:p>916.768627218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856.657745753942">
                <text:p>856.6577457539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5">
                <text:p>62.5</text:p>
              </table:table-cell>
              <table:table-cell office:value-type="float" office:value="792.636353033761">
                <text:p>792.6363530337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724.82020171556">
                <text:p>724.820201715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">
                <text:p>63.5</text:p>
              </table:table-cell>
              <table:table-cell office:value-type="float" office:value="657.78827023235">
                <text:p>657.788270232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587.040265826581">
                <text:p>587.0402658265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5">
                <text:p>64.5</text:p>
              </table:table-cell>
              <table:table-cell office:value-type="float" office:value="514.847150114382">
                <text:p>514.847150114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441.210119911687">
                <text:p>441.210119911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">
                <text:p>65.5</text:p>
              </table:table-cell>
              <table:table-cell office:value-type="float" office:value="364.057093758365">
                <text:p>364.057093758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287.576359985232">
                <text:p>287.576359985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5">
                <text:p>66.5</text:p>
              </table:table-cell>
              <table:table-cell office:value-type="float" office:value="207.662840163949">
                <text:p>207.662840163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">
                <text:p>67</text:p>
              </table:table-cell>
              <table:table-cell office:value-type="float" office:value="124.438750136884">
                <text:p>124.438750136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5">
                <text:p>67.5</text:p>
              </table:table-cell>
              <table:table-cell office:value-type="float" office:value="41.8542214097397">
                <text:p>41.8542214097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43.9547691071502">
                <text:p>43.9547691071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5">
                <text:p>68.5</text:p>
              </table:table-cell>
              <table:table-cell office:value-type="float" office:value="131.031202967713">
                <text:p>131.0312029677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219.371553065526">
                <text:p>219.3715530655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5">
                <text:p>69.5</text:p>
              </table:table-cell>
              <table:table-cell office:value-type="float" office:value="310.723164935545">
                <text:p>310.723164935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401.539172986275">
                <text:p>401.539172986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5">
                <text:p>70.5</text:p>
              </table:table-cell>
              <table:table-cell office:value-type="float" office:value="495.276434640309">
                <text:p>495.2764346403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590.179347877959">
                <text:p>590.179347877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">
                <text:p>71.5</text:p>
              </table:table-cell>
              <table:table-cell office:value-type="float" office:value="687.829719454689">
                <text:p>687.8297194546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786.553281697858">
                <text:p>786.553281697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.5">
                <text:p>72.5</text:p>
              </table:table-cell>
              <table:table-cell office:value-type="float" office:value="886.344662781644">
                <text:p>886.344662781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987.198352680642">
                <text:p>987.198352680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5">
                <text:p>73.5</text:p>
              </table:table-cell>
              <table:table-cell office:value-type="float" office:value="1089.10870342688">
                <text:p>1089.10870342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1193.44811616743">
                <text:p>1193.44811616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">
                <text:p>74.5</text:p>
              </table:table-cell>
              <table:table-cell office:value-type="float" office:value="1298.7484913163">
                <text:p>1298.7484913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  <table:table-cell office:value-type="float" office:value="1405.00346352602">
                <text:p>1405.00346352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5">
                <text:p>75.5</text:p>
              </table:table-cell>
              <table:table-cell office:value-type="float" office:value="1513.45844354175">
                <text:p>1513.458443541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1622.77033742885">
                <text:p>1622.770337428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.5">
                <text:p>76.5</text:p>
              </table:table-cell>
              <table:table-cell office:value-type="float" office:value="1732.9321328365">
                <text:p>1732.93213283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1843.93670755536">
                <text:p>1843.93670755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">
                <text:p>77.5</text:p>
              </table:table-cell>
              <table:table-cell office:value-type="float" office:value="1955.77682996051">
                <text:p>1955.776829960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2069.48471792362">
                <text:p>2069.484717923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5">
                <text:p>78.5</text:p>
              </table:table-cell>
              <table:table-cell office:value-type="float" office:value="2183.927926357">
                <text:p>2183.9279263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2299.09867044499">
                <text:p>2299.09867044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5">
                <text:p>79.5</text:p>
              </table:table-cell>
              <table:table-cell office:value-type="float" office:value="2415.90024852126">
                <text:p>2415.90024852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2533.32763624129">
                <text:p>2533.32763624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5">
                <text:p>80.5</text:p>
              </table:table-cell>
              <table:table-cell office:value-type="float" office:value="2651.37256860262">
                <text:p>2651.37256860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2770.02670085148">
                <text:p>2770.02670085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5">
                <text:p>81.5</text:p>
              </table:table-cell>
              <table:table-cell office:value-type="float" office:value="2890.02065612472">
                <text:p>2890.02065612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3009.824656271">
                <text:p>3009.824656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5">
                <text:p>82.5</text:p>
              </table:table-cell>
              <table:table-cell office:value-type="float" office:value="3130.86492740897">
                <text:p>3130.86492740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3253.00296228717">
                <text:p>3253.002962287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5">
                <text:p>83.5</text:p>
              </table:table-cell>
              <table:table-cell office:value-type="float" office:value="3374.96786636159">
                <text:p>3374.967866361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3497.92598284375">
                <text:p>3497.9259828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5">
                <text:p>84.5</text:p>
              </table:table-cell>
              <table:table-cell office:value-type="float" office:value="3621.25884999652">
                <text:p>3621.258849996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3744.95730443376">
                <text:p>3744.957304433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5">
                <text:p>85.5</text:p>
              </table:table-cell>
              <table:table-cell office:value-type="float" office:value="3869.40443056181">
                <text:p>3869.40443056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3994.11164860967">
                <text:p>3994.11164860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5">
                <text:p>86.5</text:p>
              </table:table-cell>
              <table:table-cell office:value-type="float" office:value="4119.069574512">
                <text:p>4119.0695745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4244.26879185188">
                <text:p>4244.26879185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5">
                <text:p>87.5</text:p>
              </table:table-cell>
              <table:table-cell office:value-type="float" office:value="4369.91794950775">
                <text:p>4369.917949507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4495.70227264889">
                <text:p>4495.70227264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5">
                <text:p>88.5</text:p>
              </table:table-cell>
              <table:table-cell office:value-type="float" office:value="4621.61221220968">
                <text:p>4621.61221220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">
                <text:p>89</text:p>
              </table:table-cell>
              <table:table-cell office:value-type="float" office:value="4747.63820291686">
                <text:p>4747.6382029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">
                <text:p>89.5</text:p>
              </table:table-cell>
              <table:table-cell office:value-type="float" office:value="4873.81429669351">
                <text:p>4873.81429669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5cm" chart:style-name="ch2">
          <text:p>Error vs elevation</text:p>
        </chart:title>
        <chart:subtitle svg:x="6.236cm" svg:y="1.249cm" chart:style-name="ch3">
          <text:p>(Reduced timestep)</text:p>
        </chart:subtitle>
        <chart:legend chart:legend-position="end" svg:x="13.968cm" svg:y="4.227cm" style:legend-expansion="high" chart:style-name="ch4"/>
        <chart:plot-area chart:style-name="ch5" table:cell-range-address="'Test A4'.A1:'Test A4'.A171 'Test A4'.C1:'Test A4'.C171" chart:data-source-has-labels="row" svg:x="1.279cm" svg:y="2.084cm" svg:width="12.369cm" svg:height="5.807cm">
          <chartooo:coordinate-region svg:x="2.271cm" svg:y="2.257cm" svg:width="11.097cm" svg:height="5.04cm"/>
          <chart:axis chart:dimension="x" chart:name="primary-x" chart:style-name="ch6">
            <chart:title svg:x="6.321cm" svg:y="8.071cm" chart:style-name="ch7">
              <text:p>elevation (deg)</text:p>
            </chart:title>
          </chart:axis>
          <chart:axis chart:dimension="y" chart:name="primary-y" chart:style-name="ch6">
            <chart:title svg:x="0.451cm" svg:y="5.613cm" chart:style-name="ch8">
              <text:p>error (ft)</text:p>
            </chart:title>
            <chart:grid chart:style-name="ch9" chart:class="major"/>
          </chart:axis>
          <chart:series chart:style-name="ch10" chart:values-cell-range-address="'Test A4'.C2:'Test A4'.C171" chart:label-cell-address="'Test A4'.C1:'Test A4'.C1" chart:class="chart:scatter">
            <chart:domain table:cell-range-address="'Test A4'.A2:'Test A4'.A171"/>
            <chart:data-point chart:repeated="1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</text:p>
                <draw:g>
                  <svg:desc>'Test A4'.C1:'Test A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A4'.A2:'Test A4'.A171</svg:desc>
                </draw:g>
              </table:table-cell>
              <table:table-cell office:value-type="float" office:value="3555.51768776697">
                <text:p>3555.51768776697</text:p>
                <draw:g>
                  <svg:desc>'Test A4'.C2:'Test A4'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457.13589253087">
                <text:p>3457.13589253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309.31277787393">
                <text:p>3309.31277787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3161.89206699831">
                <text:p>3161.89206699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064.53500429942">
                <text:p>3064.53500429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917.965791115">
                <text:p>2917.965791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771.89684533147">
                <text:p>2771.89684533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675.8127210995">
                <text:p>2675.8127210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30.77914851216">
                <text:p>2530.77914851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2386.34315592634">
                <text:p>2386.34315592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91.77867921642">
                <text:p>2291.77867921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2148.56076806453">
                <text:p>2148.56076806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06.03709048463">
                <text:p>2006.03709048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1913.23718044439">
                <text:p>1913.23718044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772.11291757844">
                <text:p>1772.11291757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631.77877543623">
                <text:p>1631.77877543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40.98627001242">
                <text:p>1540.98627001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402.23129452859">
                <text:p>1402.23129452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264.36145383741">
                <text:p>1264.36145383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1175.81682050647">
                <text:p>1175.81682050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039.70411221482">
                <text:p>1039.70411221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">
                <text:p>15.5</text:p>
              </table:table-cell>
              <table:table-cell office:value-type="float" office:value="952.752096523777">
                <text:p>952.752096523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818.511622668311">
                <text:p>818.511622668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685.311193093131">
                <text:p>685.311193093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600.998122570032">
                <text:p>600.99812257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469.844483945919">
                <text:p>469.844483945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87.375895968497">
                <text:p>387.375895968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258.381723969008">
                <text:p>258.381723969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30.579335663525">
                <text:p>130.579335663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51.1321717660567">
                <text:p>51.1321717660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74.3401522438971">
                <text:p>74.3401522438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151.697040866201">
                <text:p>151.697040866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74.729409709199">
                <text:p>274.729409709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349.901015896634">
                <text:p>349.901015896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470.384741944045">
                <text:p>470.384741944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543.277195067719">
                <text:p>543.277195067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661.104848732503">
                <text:p>661.104848732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731.625464907022">
                <text:p>731.625464907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846.690928912638">
                <text:p>846.690928912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914.748260697529">
                <text:p>914.748260697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1026.94678379374">
                <text:p>1026.94678379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1092.45066936156">
                <text:p>1092.45066936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201.67891946425">
                <text:p>1201.67891946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1264.54053121419">
                <text:p>1264.54053121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326.1463217374">
                <text:p>1326.14632173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  <table:table-cell office:value-type="float" office:value="1430.82854054212">
                <text:p>1430.82854054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489.66480751311">
                <text:p>1489.66480751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">
                <text:p>28.5</text:p>
              </table:table-cell>
              <table:table-cell office:value-type="float" office:value="1591.12834496473">
                <text:p>1591.12834496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647.1097742594">
                <text:p>1647.1097742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1701.73885873724">
                <text:p>1701.73885873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798.29941970786">
                <text:p>1798.299419707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5">
                <text:p>30.5</text:p>
              </table:table-cell>
              <table:table-cell office:value-type="float" office:value="1849.95182551016">
                <text:p>1849.95182551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900.19677065201">
                <text:p>1900.19677065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1991.64934770354">
                <text:p>1991.64934770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2038.79919809831">
                <text:p>2038.79919809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">
                <text:p>32.5</text:p>
              </table:table-cell>
              <table:table-cell office:value-type="float" office:value="2084.48814482824">
                <text:p>2084.48814482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2170.6333559334">
                <text:p>2170.6333559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5">
                <text:p>33.5</text:p>
              </table:table-cell>
              <table:table-cell office:value-type="float" office:value="2213.112360881">
                <text:p>2213.112360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254.07875985663">
                <text:p>2254.07875985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5">
                <text:p>34.5</text:p>
              </table:table-cell>
              <table:table-cell office:value-type="float" office:value="2293.51676930482">
                <text:p>2293.51676930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372.36839860091">
                <text:p>2372.36839860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">
                <text:p>35.5</text:p>
              </table:table-cell>
              <table:table-cell office:value-type="float" office:value="2408.45121704252">
                <text:p>2408.45121704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2442.9563482495">
                <text:p>2442.9563482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">
                <text:p>36.5</text:p>
              </table:table-cell>
              <table:table-cell office:value-type="float" office:value="2475.86880374011">
                <text:p>2475.86880374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2507.17379444458">
                <text:p>2507.17379444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">
                <text:p>37.5</text:p>
              </table:table-cell>
              <table:table-cell office:value-type="float" office:value="2576.52439978128">
                <text:p>2576.52439978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2604.30377230487">
                <text:p>2604.30377230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5">
                <text:p>38.5</text:p>
              </table:table-cell>
              <table:table-cell office:value-type="float" office:value="2630.42952931106">
                <text:p>2630.42952931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2654.88772035117">
                <text:p>2654.88772035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">
                <text:p>39.5</text:p>
              </table:table-cell>
              <table:table-cell office:value-type="float" office:value="2677.66460470777">
                <text:p>2677.66460470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698.7466533457">
                <text:p>2698.7466533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">
                <text:p>40.5</text:p>
              </table:table-cell>
              <table:table-cell office:value-type="float" office:value="2718.12055084035">
                <text:p>2718.12055084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2735.7731972834">
                <text:p>2735.77319728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5">
                <text:p>41.5</text:p>
              </table:table-cell>
              <table:table-cell office:value-type="float" office:value="2751.69171016615">
                <text:p>2751.69171016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2765.86342623876">
                <text:p>2765.86342623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2778.27590334683">
                <text:p>2778.27590334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2788.91692224418">
                <text:p>2788.91692224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5">
                <text:p>43.5</text:p>
              </table:table-cell>
              <table:table-cell office:value-type="float" office:value="2797.77448838212">
                <text:p>2797.77448838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2804.83683367439">
                <text:p>2804.83683367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">
                <text:p>44.5</text:p>
              </table:table-cell>
              <table:table-cell office:value-type="float" office:value="2810.0924182383">
                <text:p>2810.0924182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2813.52993211131">
                <text:p>2813.52993211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">
                <text:p>45.5</text:p>
              </table:table-cell>
              <table:table-cell office:value-type="float" office:value="2815.13829694331">
                <text:p>2815.138296943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2814.90666766375">
                <text:p>2814.90666766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5">
                <text:p>46.5</text:p>
              </table:table-cell>
              <table:table-cell office:value-type="float" office:value="2812.82443412412">
                <text:p>2812.82443412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2808.88122271561">
                <text:p>2808.88122271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">
                <text:p>47.5</text:p>
              </table:table-cell>
              <table:table-cell office:value-type="float" office:value="2769.28738758009">
                <text:p>2769.28738758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2761.9150337628">
                <text:p>2761.9150337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5">
                <text:p>48.5</text:p>
              </table:table-cell>
              <table:table-cell office:value-type="float" office:value="2752.65456412415">
                <text:p>2752.65456412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2741.496542088">
                <text:p>2741.4965420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">
                <text:p>49.5</text:p>
              </table:table-cell>
              <table:table-cell office:value-type="float" office:value="2728.43177512916">
                <text:p>2728.43177512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2681.31193575419">
                <text:p>2681.31193575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5">
                <text:p>50.5</text:p>
              </table:table-cell>
              <table:table-cell office:value-type="float" office:value="2664.74255434704">
                <text:p>2664.742554347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646.24275125556">
                <text:p>2646.24275125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">
                <text:p>51.5</text:p>
              </table:table-cell>
              <table:table-cell office:value-type="float" office:value="2625.80429881086">
                <text:p>2625.80429881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2572.63614650556">
                <text:p>2572.63614650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">
                <text:p>52.5</text:p>
              </table:table-cell>
              <table:table-cell office:value-type="float" office:value="2548.64171970811">
                <text:p>2548.641719708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2522.68778940061">
                <text:p>2522.68778940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5">
                <text:p>53.5</text:p>
              </table:table-cell>
              <table:table-cell office:value-type="float" office:value="2465.0259737293">
                <text:p>2465.0259737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2435.48344149975">
                <text:p>2435.48344149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5">
                <text:p>54.5</text:p>
              </table:table-cell>
              <table:table-cell office:value-type="float" office:value="2374.92753752899">
                <text:p>2374.92753752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2341.77838529342">
                <text:p>2341.778385293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5">
                <text:p>55.5</text:p>
              </table:table-cell>
              <table:table-cell office:value-type="float" office:value="2278.32014448409">
                <text:p>2278.320144484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241.54809994614">
                <text:p>2241.548099946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5">
                <text:p>56.5</text:p>
              </table:table-cell>
              <table:table-cell office:value-type="float" office:value="2175.18080905676">
                <text:p>2175.180809056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2134.77135869683">
                <text:p>2134.771358696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5">
                <text:p>57.5</text:p>
              </table:table-cell>
              <table:table-cell office:value-type="float" office:value="2065.48984976071">
                <text:p>2065.4898497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2021.43025109">
                <text:p>2021.43025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5">
                <text:p>58.5</text:p>
              </table:table-cell>
              <table:table-cell office:value-type="float" office:value="1949.23091072215">
                <text:p>1949.23091072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1901.51020379477">
                <text:p>1901.510203794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1826.39098182152">
                <text:p>1826.39098182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5">
                <text:p>60.5</text:p>
              </table:table-cell>
              <table:table-cell office:value-type="float" office:value="1696.96041740718">
                <text:p>1696.96041740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1617.65131636251">
                <text:p>1617.65131636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5">
                <text:p>61.5</text:p>
              </table:table-cell>
              <table:table-cell office:value-type="float" office:value="1537.07501555663">
                <text:p>1537.07501555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1478.70756644532">
                <text:p>1478.70756644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5">
                <text:p>62.5</text:p>
              </table:table-cell>
              <table:table-cell office:value-type="float" office:value="1395.2182933052">
                <text:p>1395.2182933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1310.46794637967">
                <text:p>1310.46794637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">
                <text:p>63.5</text:p>
              </table:table-cell>
              <table:table-cell office:value-type="float" office:value="1224.45949288185">
                <text:p>1224.459492881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1159.11461238658">
                <text:p>1159.11461238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5">
                <text:p>64.5</text:p>
              </table:table-cell>
              <table:table-cell office:value-type="float" office:value="1070.20646499696">
                <text:p>1070.20646499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980.048403630897">
                <text:p>980.048403630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">
                <text:p>65.5</text:p>
              </table:table-cell>
              <table:table-cell office:value-type="float" office:value="888.644045718564">
                <text:p>888.644045718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795.997163830164">
                <text:p>795.9971638301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5">
                <text:p>66.5</text:p>
              </table:table-cell>
              <table:table-cell office:value-type="float" office:value="702.111685631002">
                <text:p>702.111685631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">
                <text:p>67</text:p>
              </table:table-cell>
              <table:table-cell office:value-type="float" office:value="606.991693821075">
                <text:p>606.991693821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5">
                <text:p>67.5</text:p>
              </table:table-cell>
              <table:table-cell office:value-type="float" office:value="510.641426057284">
                <text:p>510.641426057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413.065274859944">
                <text:p>413.065274859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5">
                <text:p>68.5</text:p>
              </table:table-cell>
              <table:table-cell office:value-type="float" office:value="314.267787502322">
                <text:p>314.267787502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214.253665884113">
                <text:p>214.253665884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5">
                <text:p>69.5</text:p>
              </table:table-cell>
              <table:table-cell office:value-type="float" office:value="113.027766388214">
                <text:p>113.027766388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10.5950997210439">
                <text:p>10.5950997210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5">
                <text:p>70.5</text:p>
              </table:table-cell>
              <table:table-cell office:value-type="float" office:value="93.0391692635421">
                <text:p>93.03916926354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197.869721756915">
                <text:p>197.869721756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">
                <text:p>71.5</text:p>
              </table:table-cell>
              <table:table-cell office:value-type="float" office:value="303.891085204638">
                <text:p>303.891085204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11.097633532014">
                <text:p>411.09763353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.5">
                <text:p>72.5</text:p>
              </table:table-cell>
              <table:table-cell office:value-type="float" office:value="519.483587386324">
                <text:p>519.483587386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643.661599631226">
                <text:p>643.661599631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5">
                <text:p>73.5</text:p>
              </table:table-cell>
              <table:table-cell office:value-type="float" office:value="753.970596676368">
                <text:p>753.970596676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865.439662745027">
                <text:p>865.4396627450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">
                <text:p>74.5</text:p>
              </table:table-cell>
              <table:table-cell office:value-type="float" office:value="978.062440022223">
                <text:p>978.0624400222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  <table:table-cell office:value-type="float" office:value="1104.77337120707">
                <text:p>1104.77337120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5">
                <text:p>75.5</text:p>
              </table:table-cell>
              <table:table-cell office:value-type="float" office:value="1219.26193877794">
                <text:p>1219.261938777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1334.88328166502">
                <text:p>1334.88328166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.5">
                <text:p>76.5</text:p>
              </table:table-cell>
              <table:table-cell office:value-type="float" office:value="1463.30273758302">
                <text:p>1463.30273758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1580.74397397326">
                <text:p>1580.743973973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">
                <text:p>77.5</text:p>
              </table:table-cell>
              <table:table-cell office:value-type="float" office:value="1699.29588744393">
                <text:p>1699.295887443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1829.34671502919">
                <text:p>1829.34671502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5">
                <text:p>78.5</text:p>
              </table:table-cell>
              <table:table-cell office:value-type="float" office:value="1949.67060341689">
                <text:p>1949.67060341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2080.62237073885">
                <text:p>2080.622370738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5">
                <text:p>79.5</text:p>
              </table:table-cell>
              <table:table-cell office:value-type="float" office:value="2202.68468369553">
                <text:p>2202.68468369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2334.50047281262">
                <text:p>2334.5004728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5">
                <text:p>80.5</text:p>
              </table:table-cell>
              <table:table-cell office:value-type="float" office:value="2458.26686974556">
                <text:p>2458.26686974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2590.90923838046">
                <text:p>2590.909238380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5">
                <text:p>81.5</text:p>
              </table:table-cell>
              <table:table-cell office:value-type="float" office:value="2716.34459804752">
                <text:p>2716.34459804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2849.77559016699">
                <text:p>2849.775590166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5">
                <text:p>82.5</text:p>
              </table:table-cell>
              <table:table-cell office:value-type="float" office:value="2983.37033020021">
                <text:p>2983.370330200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3111.02517722022">
                <text:p>3111.025177220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5">
                <text:p>83.5</text:p>
              </table:table-cell>
              <table:table-cell office:value-type="float" office:value="3245.35018659745">
                <text:p>3245.35018659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3379.80881935137">
                <text:p>3379.80881935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5">
                <text:p>84.5</text:p>
              </table:table-cell>
              <table:table-cell office:value-type="float" office:value="3509.59854831052">
                <text:p>3509.59854831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3644.72820027391">
                <text:p>3644.72820027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5">
                <text:p>85.5</text:p>
              </table:table-cell>
              <table:table-cell office:value-type="float" office:value="3779.96106143202">
                <text:p>3779.96106143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3915.28683327885">
                <text:p>3915.286833278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5">
                <text:p>86.5</text:p>
              </table:table-cell>
              <table:table-cell office:value-type="float" office:value="4050.69521023298">
                <text:p>4050.69521023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4183.55908261008">
                <text:p>4183.55908261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5">
                <text:p>87.5</text:p>
              </table:table-cell>
              <table:table-cell office:value-type="float" office:value="4319.53755710076">
                <text:p>4319.53755710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4455.56785144098">
                <text:p>4455.56785144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5">
                <text:p>88.5</text:p>
              </table:table-cell>
              <table:table-cell office:value-type="float" office:value="4591.63960639718">
                <text:p>4591.639606397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">
                <text:p>89</text:p>
              </table:table-cell>
              <table:table-cell office:value-type="float" office:value="4727.74245957837">
                <text:p>4727.742459578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">
                <text:p>89.5</text:p>
              </table:table-cell>
              <table:table-cell office:value-type="float" office:value="4863.86604622537">
                <text:p>4863.866046225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Error vs Elevation</text:p>
        </chart:title>
        <chart:subtitle svg:x="6.395cm" svg:y="1.249cm" chart:style-name="ch3">
          <text:p>(smaller timestep)</text:p>
        </chart:subtitle>
        <chart:legend chart:legend-position="end" svg:x="13.915cm" svg:y="4.227cm" style:legend-expansion="high" chart:style-name="ch4"/>
        <chart:plot-area chart:style-name="ch5" table:cell-range-address="'Test A5'.A1:'Test A5'.A171 'Test A5'.C1:'Test A5'.C171" chart:data-source-has-labels="row" svg:x="1.279cm" svg:y="2.084cm" svg:width="12.316cm" svg:height="5.807cm">
          <chartooo:coordinate-region svg:x="2.271cm" svg:y="2.257cm" svg:width="11.044cm" svg:height="5.04cm"/>
          <chart:axis chart:dimension="x" chart:name="primary-x" chart:style-name="ch6">
            <chart:title svg:x="6.335cm" svg:y="8.071cm" chart:style-name="ch7">
              <text:p>elevation(deg)</text:p>
            </chart:title>
          </chart:axis>
          <chart:axis chart:dimension="y" chart:name="primary-y" chart:style-name="ch6">
            <chart:title svg:x="0.451cm" svg:y="5.613cm" chart:style-name="ch8">
              <text:p>error (ft)</text:p>
            </chart:title>
            <chart:grid chart:style-name="ch9" chart:class="major"/>
          </chart:axis>
          <chart:series chart:style-name="ch10" chart:values-cell-range-address="'Test A5'.C2:'Test A5'.C171" chart:label-cell-address="'Test A5'.C1:'Test A5'.C1" chart:class="chart:scatter">
            <chart:domain table:cell-range-address="'Test A5'.A2:'Test A5'.A171"/>
            <chart:data-point chart:repeated="1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</text:p>
                <draw:g>
                  <svg:desc>'Test A5'.C1:'Test A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A5'.A2:'Test A5'.A171</svg:desc>
                </draw:g>
              </table:table-cell>
              <table:table-cell office:value-type="float" office:value="3651.1523787838">
                <text:p>3651.1523787838</text:p>
                <draw:g>
                  <svg:desc>'Test A5'.C2:'Test A5'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517.85506063136">
                <text:p>3517.8550606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384.89644192205">
                <text:p>3384.8964419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3252.8038917926">
                <text:p>3252.8038917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121.11013494291">
                <text:p>3121.11013494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989.84554356441">
                <text:p>2989.8455435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859.04043538078">
                <text:p>2859.04043538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729.219577721">
                <text:p>2729.219577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99.91733235394">
                <text:p>2599.91733235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2471.65686045962">
                <text:p>2471.65686045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343.97349012583">
                <text:p>2343.97349012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2216.89698414033">
                <text:p>2216.89698414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090.94784185279">
                <text:p>2090.94784185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1965.66315214128">
                <text:p>1965.6631521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41.56139723059">
                <text:p>1841.56139723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718.18097206604">
                <text:p>1718.1809720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95.55099364085">
                <text:p>1595.55099364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474.67285359797">
                <text:p>1474.67285359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354.11380851751">
                <text:p>1354.11380851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1235.35790038919">
                <text:p>1235.35790038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17.46114123099">
                <text:p>1117.46114123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">
                <text:p>15.5</text:p>
              </table:table-cell>
              <table:table-cell office:value-type="float" office:value="1000.45180395739">
                <text:p>1000.45180395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884.838679687692">
                <text:p>884.83867968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770.646149496017">
                <text:p>770.646149496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657.898255549629">
                <text:p>657.898255549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546.141840005776">
                <text:p>546.141840005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435.879778299297">
                <text:p>435.879778299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326.661027144253">
                <text:p>326.661027144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19.45808176904">
                <text:p>219.45808176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113.346510177957">
                <text:p>113.346510177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8.82264469581878">
                <text:p>8.82264469581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94.5600373229308">
                <text:p>94.5600373229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95.841863671189">
                <text:p>195.841863671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95.936796954054">
                <text:p>295.936796954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393.892073941223">
                <text:p>393.892073941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490.616061713293">
                <text:p>490.616061713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585.623450750009">
                <text:p>585.62345075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678.89451063135">
                <text:p>678.89451063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770.409883199562">
                <text:p>770.409883199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860.150584444629">
                <text:p>860.150584444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948.098006320504">
                <text:p>948.098006320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1034.23391852011">
                <text:p>1034.2339185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118.98986720587">
                <text:p>1118.98986720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1201.44765872222">
                <text:p>1201.4476587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282.04149879081">
                <text:p>1282.04149879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  <table:table-cell office:value-type="float" office:value="1360.75468471966">
                <text:p>1360.75468471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437.12942573922">
                <text:p>1437.12942573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">
                <text:p>28.5</text:p>
              </table:table-cell>
              <table:table-cell office:value-type="float" office:value="1512.03480482358">
                <text:p>1512.03480482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585.01177505359">
                <text:p>1585.01177505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1655.61000684979">
                <text:p>1655.61000684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724.25424768249">
                <text:p>1724.25424768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5">
                <text:p>30.5</text:p>
              </table:table-cell>
              <table:table-cell office:value-type="float" office:value="1791.3610425986">
                <text:p>1791.3610425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855.62407101682">
                <text:p>1855.62407101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1918.32229356811">
                <text:p>1918.32229356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979.01180732107">
                <text:p>1979.01180732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">
                <text:p>32.5</text:p>
              </table:table-cell>
              <table:table-cell office:value-type="float" office:value="2037.25822386217">
                <text:p>2037.25822386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2093.47566368295">
                <text:p>2093.47566368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5">
                <text:p>33.5</text:p>
              </table:table-cell>
              <table:table-cell office:value-type="float" office:value="2147.23538093563">
                <text:p>2147.23538093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199.36228006888">
                <text:p>2199.3622800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5">
                <text:p>34.5</text:p>
              </table:table-cell>
              <table:table-cell office:value-type="float" office:value="2249.01395511772">
                <text:p>2249.013955117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296.18725848049">
                <text:p>2296.18725848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">
                <text:p>35.5</text:p>
              </table:table-cell>
              <table:table-cell office:value-type="float" office:value="2341.69374453917">
                <text:p>2341.69374453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2384.70712465653">
                <text:p>2384.70712465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">
                <text:p>36.5</text:p>
              </table:table-cell>
              <table:table-cell office:value-type="float" office:value="2425.22582152027">
                <text:p>2425.225821520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2463.64815914831">
                <text:p>2463.64815914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">
                <text:p>37.5</text:p>
              </table:table-cell>
              <table:table-cell office:value-type="float" office:value="2499.96580244609">
                <text:p>2499.965802446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2533.77680986007">
                <text:p>2533.77680986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5">
                <text:p>38.5</text:p>
              </table:table-cell>
              <table:table-cell office:value-type="float" office:value="2565.47305229491">
                <text:p>2565.47305229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2595.04748132227">
                <text:p>2595.04748132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">
                <text:p>39.5</text:p>
              </table:table-cell>
              <table:table-cell office:value-type="float" office:value="2621.72182241042">
                <text:p>2621.7218224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646.65563121268">
                <text:p>2646.65563121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">
                <text:p>40.5</text:p>
              </table:table-cell>
              <table:table-cell office:value-type="float" office:value="2669.07436606028">
                <text:p>2669.07436606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2688.98120330629">
                <text:p>2688.98120330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5">
                <text:p>41.5</text:p>
              </table:table-cell>
              <table:table-cell office:value-type="float" office:value="2706.75436691549">
                <text:p>2706.75436691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2722.01788153595">
                <text:p>2722.01788153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2735.14517914033">
                <text:p>2735.145179140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2745.76705385128">
                <text:p>2745.76705385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5">
                <text:p>43.5</text:p>
              </table:table-cell>
              <table:table-cell office:value-type="float" office:value="2753.88933893308">
                <text:p>2753.88933893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2759.87809615038">
                <text:p>2759.87809615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">
                <text:p>44.5</text:p>
              </table:table-cell>
              <table:table-cell office:value-type="float" office:value="2763.37451381994">
                <text:p>2763.37451381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2764.38601081995">
                <text:p>2764.38601081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">
                <text:p>45.5</text:p>
              </table:table-cell>
              <table:table-cell office:value-type="float" office:value="2763.27101138785">
                <text:p>2763.27101138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2759.68132721507">
                <text:p>2759.68132721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5">
                <text:p>46.5</text:p>
              </table:table-cell>
              <table:table-cell office:value-type="float" office:value="2753.97011790138">
                <text:p>2753.97011790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2745.45537522608">
                <text:p>2745.45537522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">
                <text:p>47.5</text:p>
              </table:table-cell>
              <table:table-cell office:value-type="float" office:value="2734.83228699638">
                <text:p>2734.83228699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2722.10176268165">
                <text:p>2722.10176268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5">
                <text:p>48.5</text:p>
              </table:table-cell>
              <table:table-cell office:value-type="float" office:value="2706.60247077031">
                <text:p>2706.60247077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2689.01181976489">
                <text:p>2689.01181976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">
                <text:p>49.5</text:p>
              </table:table-cell>
              <table:table-cell office:value-type="float" office:value="2669.00727870838">
                <text:p>2669.007278708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2646.60140482828">
                <text:p>2646.60140482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5">
                <text:p>50.5</text:p>
              </table:table-cell>
              <table:table-cell office:value-type="float" office:value="2621.80727447468">
                <text:p>2621.80727447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594.63847919095">
                <text:p>2594.63847919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">
                <text:p>51.5</text:p>
              </table:table-cell>
              <table:table-cell office:value-type="float" office:value="2565.42037905874">
                <text:p>2565.42037905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2533.84947355803">
                <text:p>2533.84947355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">
                <text:p>52.5</text:p>
              </table:table-cell>
              <table:table-cell office:value-type="float" office:value="2499.94080538515">
                <text:p>2499.94080538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2463.70991713214">
                <text:p>2463.70991713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5">
                <text:p>53.5</text:p>
              </table:table-cell>
              <table:table-cell office:value-type="float" office:value="2425.17284701993">
                <text:p>2425.1728470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2384.34612454694">
                <text:p>2384.34612454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5">
                <text:p>54.5</text:p>
              </table:table-cell>
              <table:table-cell office:value-type="float" office:value="2341.53711757483">
                <text:p>2341.537117574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2296.1790586013">
                <text:p>2296.1790586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5">
                <text:p>55.5</text:p>
              </table:table-cell>
              <table:table-cell office:value-type="float" office:value="2248.58381704776">
                <text:p>2248.58381704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199.04943928338">
                <text:p>2199.04943928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5">
                <text:p>56.5</text:p>
              </table:table-cell>
              <table:table-cell office:value-type="float" office:value="2147.3079912961">
                <text:p>2147.3079912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2093.1064725202">
                <text:p>2093.1064725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5">
                <text:p>57.5</text:p>
              </table:table-cell>
              <table:table-cell office:value-type="float" office:value="2037.01297051512">
                <text:p>2037.01297051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1978.5067906831">
                <text:p>1978.50679068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5">
                <text:p>58.5</text:p>
              </table:table-cell>
              <table:table-cell office:value-type="float" office:value="1918.1422461227">
                <text:p>1918.1422461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1855.6718151232">
                <text:p>1855.6718151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1790.86329641659">
                <text:p>1790.863296416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1724.25">
                <text:p>1724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5">
                <text:p>60.5</text:p>
              </table:table-cell>
              <table:table-cell office:value-type="float" office:value="1655.35062657663">
                <text:p>1655.35062657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1584.68426218516">
                <text:p>1584.684262185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5">
                <text:p>61.5</text:p>
              </table:table-cell>
              <table:table-cell office:value-type="float" office:value="1511.78560126116">
                <text:p>1511.78560126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1436.92459736016">
                <text:p>1436.92459736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5">
                <text:p>62.5</text:p>
              </table:table-cell>
              <table:table-cell office:value-type="float" office:value="1360.12539870091">
                <text:p>1360.12539870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1281.63954964676">
                <text:p>1281.639549646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">
                <text:p>63.5</text:p>
              </table:table-cell>
              <table:table-cell office:value-type="float" office:value="1200.81100878329">
                <text:p>1200.81100878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1118.34609573412">
                <text:p>1118.346095734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5">
                <text:p>64.5</text:p>
              </table:table-cell>
              <table:table-cell office:value-type="float" office:value="1034.04353286681">
                <text:p>1034.0435328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947.929415735805">
                <text:p>947.929415735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">
                <text:p>65.5</text:p>
              </table:table-cell>
              <table:table-cell office:value-type="float" office:value="859.822865352573">
                <text:p>859.822865352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769.966018670071">
                <text:p>769.9660186700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5">
                <text:p>66.5</text:p>
              </table:table-cell>
              <table:table-cell office:value-type="float" office:value="678.585490562801">
                <text:p>678.5854905628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">
                <text:p>67</text:p>
              </table:table-cell>
              <table:table-cell office:value-type="float" office:value="585.30611618999">
                <text:p>585.30611618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5">
                <text:p>67.5</text:p>
              </table:table-cell>
              <table:table-cell office:value-type="float" office:value="490.167862425088">
                <text:p>490.1678624250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393.585731999709">
                <text:p>393.585731999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5">
                <text:p>68.5</text:p>
              </table:table-cell>
              <table:table-cell office:value-type="float" office:value="295.209723716273">
                <text:p>295.209723716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195.439348533805">
                <text:p>195.439348533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5">
                <text:p>69.5</text:p>
              </table:table-cell>
              <table:table-cell office:value-type="float" office:value="93.9414641120047">
                <text:p>93.94146411200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9.07105852210589">
                <text:p>9.07105852210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5">
                <text:p>70.5</text:p>
              </table:table-cell>
              <table:table-cell office:value-type="float" office:value="113.735194537257">
                <text:p>113.735194537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219.845572183096">
                <text:p>219.845572183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">
                <text:p>71.5</text:p>
              </table:table-cell>
              <table:table-cell office:value-type="float" office:value="327.212977450837">
                <text:p>327.2129774508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36.282518571266">
                <text:p>436.282518571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.5">
                <text:p>72.5</text:p>
              </table:table-cell>
              <table:table-cell office:value-type="float" office:value="546.547109340287">
                <text:p>546.5471093402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658.28018486864">
                <text:p>658.28018486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5">
                <text:p>73.5</text:p>
              </table:table-cell>
              <table:table-cell office:value-type="float" office:value="771.153525029087">
                <text:p>771.1535250290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885.561189721825">
                <text:p>885.561189721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">
                <text:p>74.5</text:p>
              </table:table-cell>
              <table:table-cell office:value-type="float" office:value="1001.04494036521">
                <text:p>1001.044940365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  <table:table-cell office:value-type="float" office:value="1117.84373298593">
                <text:p>1117.84373298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5">
                <text:p>75.5</text:p>
              </table:table-cell>
              <table:table-cell office:value-type="float" office:value="1235.78701904815">
                <text:p>1235.78701904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1354.84183805433">
                <text:p>1354.841838054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.5">
                <text:p>76.5</text:p>
              </table:table-cell>
              <table:table-cell office:value-type="float" office:value="1475.09172845735">
                <text:p>1475.09172845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1596.37807224804">
                <text:p>1596.378072248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">
                <text:p>77.5</text:p>
              </table:table-cell>
              <table:table-cell office:value-type="float" office:value="1718.66723289214">
                <text:p>1718.667232892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1841.92537232286">
                <text:p>1841.92537232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5">
                <text:p>78.5</text:p>
              </table:table-cell>
              <table:table-cell office:value-type="float" office:value="1966.21814197453">
                <text:p>1966.218141974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2091.40307897563">
                <text:p>2091.40307897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5">
                <text:p>79.5</text:p>
              </table:table-cell>
              <table:table-cell office:value-type="float" office:value="2217.53687902479">
                <text:p>2217.536879024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2344.39841893859">
                <text:p>2344.39841893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5">
                <text:p>80.5</text:p>
              </table:table-cell>
              <table:table-cell office:value-type="float" office:value="2472.21339244113">
                <text:p>2472.213392441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2600.68639244542">
                <text:p>2600.686392445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5">
                <text:p>81.5</text:p>
              </table:table-cell>
              <table:table-cell office:value-type="float" office:value="2729.94306387242">
                <text:p>2729.94306387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2859.86563998822">
                <text:p>2859.86563998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5">
                <text:p>82.5</text:p>
              </table:table-cell>
              <table:table-cell office:value-type="float" office:value="2990.41874457865">
                <text:p>2990.4187445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3121.62781009534">
                <text:p>3121.627810095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5">
                <text:p>83.5</text:p>
              </table:table-cell>
              <table:table-cell office:value-type="float" office:value="3253.38761477432">
                <text:p>3253.38761477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3385.71467752554">
                <text:p>3385.71467752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5">
                <text:p>84.5</text:p>
              </table:table-cell>
              <table:table-cell office:value-type="float" office:value="3518.51220329434">
                <text:p>3518.51220329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3651.74423756516">
                <text:p>3651.74423756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5">
                <text:p>85.5</text:p>
              </table:table-cell>
              <table:table-cell office:value-type="float" office:value="3785.37473903784">
                <text:p>3785.374739037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3919.40246522989">
                <text:p>3919.402465229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5">
                <text:p>86.5</text:p>
              </table:table-cell>
              <table:table-cell office:value-type="float" office:value="4053.77816147973">
                <text:p>4053.778161479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4188.4001585621">
                <text:p>4188.40015856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5">
                <text:p>87.5</text:p>
              </table:table-cell>
              <table:table-cell office:value-type="float" office:value="4323.28882441405">
                <text:p>4323.288824414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4458.39471067416">
                <text:p>4458.39471067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5">
                <text:p>88.5</text:p>
              </table:table-cell>
              <table:table-cell office:value-type="float" office:value="4593.64214294252">
                <text:p>4593.64214294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">
                <text:p>89.5</text:p>
              </table:table-cell>
              <table:table-cell office:value-type="float" office:value="4864.49435678128">
                <text:p>4864.49435678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